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cm"/>
    </style:style>
    <style:style style:name="co2" style:family="table-column">
      <style:table-column-properties fo:break-before="auto" style:column-width="8.839cm"/>
    </style:style>
    <style:style style:name="co3" style:family="table-column">
      <style:table-column-properties fo:break-before="auto" style:column-width="6.041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auto" style:column-width="5.315cm"/>
    </style:style>
    <style:style style:name="co6" style:family="table-column">
      <style:table-column-properties fo:break-before="auto" style:column-width="8.2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1.55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2.275cm" fo:break-before="auto" style:use-optimal-row-height="false"/>
    </style:style>
    <style:style style:name="ro5" style:family="table-row">
      <style:table-row-properties style:row-height="2.09cm" fo:break-before="auto" style:use-optimal-row-height="false"/>
    </style:style>
    <style:style style:name="ro6" style:family="table-row">
      <style:table-row-properties style:row-height="1.64cm" fo:break-before="auto" style:use-optimal-row-height="false"/>
    </style:style>
    <style:style style:name="ro7" style:family="table-row">
      <style:table-row-properties style:row-height="1.958cm" fo:break-before="auto" style:use-optimal-row-height="false"/>
    </style:style>
    <style:style style:name="ro8" style:family="table-row">
      <style:table-row-properties style:row-height="1.931cm" fo:break-before="auto" style:use-optimal-row-height="false"/>
    </style:style>
    <style:style style:name="ro9" style:family="table-row">
      <style:table-row-properties style:row-height="2.196cm" fo:break-before="auto" style:use-optimal-row-height="false"/>
    </style:style>
    <style:style style:name="ro10" style:family="table-row">
      <style:table-row-properties style:row-height="1.799cm" fo:break-before="auto" style:use-optimal-row-height="false"/>
    </style:style>
    <style:style style:name="ro11" style:family="table-row">
      <style:table-row-properties style:row-height="2.223cm" fo:break-before="auto" style:use-optimal-row-height="false"/>
    </style:style>
    <style:style style:name="ro12" style:family="table-row">
      <style:table-row-properties style:row-height="1.984cm" fo:break-before="auto" style:use-optimal-row-height="false"/>
    </style:style>
    <style:style style:name="ro13" style:family="table-row">
      <style:table-row-properties style:row-height="1.561cm" fo:break-before="auto" style:use-optimal-row-height="false"/>
    </style:style>
    <style:style style:name="ro14" style:family="table-row">
      <style:table-row-properties style:row-height="2.302cm" fo:break-before="auto" style:use-optimal-row-height="false"/>
    </style:style>
    <style:style style:name="ro15" style:family="table-row">
      <style:table-row-properties style:row-height="3.122cm" fo:break-before="auto" style:use-optimal-row-height="false"/>
    </style:style>
    <style:style style:name="ro16" style:family="table-row">
      <style:table-row-properties style:row-height="2.17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826cm" fo:break-before="auto" style:use-optimal-row-height="false"/>
    </style:style>
    <style:style style:name="ro19" style:family="table-row">
      <style:table-row-properties style:row-height="0.496cm" fo:break-before="auto" style:use-optimal-row-height="tru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VilleMTP_5f_MTP_5f_MarchéConclus_5f_2007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Default"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1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2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4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7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8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9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2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5" style:family="table-cell" style:parent-style-name="Default" style:data-style-name="N159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7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2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3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8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9" style:family="table-cell" style:parent-style-name="Default" style:data-style-name="N159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1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2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3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4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8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9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0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3" style:family="table-cell" style:parent-style-name="Default" style:data-style-name="N15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4" style:family="table-cell" style:parent-style-name="Default" style:data-style-name="N15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5" style:family="table-cell" style:parent-style-name="Default" style:data-style-name="N15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7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8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0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1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2" style:family="table-cell" style:parent-style-name="Default" style:data-style-name="N159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4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5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6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0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2" style:family="table-cell" style:parent-style-name="Excel_5f_BuiltIn_5f_Comma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4" style:family="table-cell" style:parent-style-name="Default" style:data-style-name="N510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6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8" style:family="table-cell" style:parent-style-name="Default" style:data-style-name="N510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9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0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2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8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9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0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1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2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8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2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4" style:family="table-cell" style:parent-style-name="Default" style:data-style-name="N510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6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7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8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3" style:family="table-cell" style:parent-style-name="Default" style:data-style-name="N16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 style:data-style-name="N16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 style:data-style-name="N16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 style:data-style-name="N163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8" style:family="table-cell" style:parent-style-name="Default" style:data-style-name="N16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9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0" style:family="table-cell" style:parent-style-name="Default" style:data-style-name="N163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1" style:family="table-cell" style:parent-style-name="Default" style:data-style-name="N163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2" style:family="table-cell" style:parent-style-name="Default" style:data-style-name="N16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3" style:family="table-cell" style:parent-style-name="Default" style:data-style-name="N163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5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7" style:family="table-cell" style:parent-style-name="Default" style:data-style-name="N36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9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0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5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6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9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7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7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4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5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0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illeMTP_MTP_MarchéConclus_2007" table:style-name="ta1" table:print-ranges="VilleMTP_MTP_MarchéConclus_2007.A1:VilleMTP_MTP_MarchéConclus_2007.G57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140"/>
        <table:table-column table:style-name="co4" table:default-cell-style-name="ce140"/>
        <table:table-column table:style-name="co5" table:default-cell-style-name="ce266"/>
        <table:table-column table:style-name="co6" table:default-cell-style-name="ce267"/>
        <table:table-column table:style-name="co7" table:number-columns-repeated="250" table:default-cell-style-name="ce267"/>
        <table:table-column table:style-name="co8" table:number-columns-repeated="768" table:default-cell-style-name="Default"/>
        <table:table-row table:style-name="ro1">
          <table:table-cell table:style-name="ce1" office:value-type="string" table:number-columns-spanned="5" table:number-rows-spanned="1">
            <text:p>LISTE DES MARCHES NOTIFIES EN <text:span text:style-name="T1">2007</text:span><text:span text:style-name="T2"> (</text:span><text:span text:style-name="T3">article 133 du code des marchés publics)</text:span></text:p>
          </table:table-cell>
          <table:covered-table-cell table:number-columns-repeated="4" table:style-name="ce68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16" table:number-columns-repeated="2"/>
          <table:table-cell table:style-name="ce198"/>
          <table:table-cell table:number-columns-repeated="1019"/>
        </table:table-row>
        <table:table-row table:style-name="ro3">
          <table:table-cell table:style-name="ce3" office:value-type="string">
            <text:p>nom de l'attributaire + code postal</text:p>
          </table:table-cell>
          <table:table-cell table:style-name="ce69" office:value-type="string">
            <text:p>Objet du marché</text:p>
          </table:table-cell>
          <table:table-cell table:style-name="ce117" office:value-type="string">
            <text:p>type de marchés (fournitures ou services ou travaux)</text:p>
          </table:table-cell>
          <table:table-cell table:style-name="ce117" office:value-type="string">
            <text:p>montant du marché - tranche de 4 000 € HT à 19 999 € HT </text:p>
          </table:table-cell>
          <table:table-cell table:style-name="ce199" office:value-type="string">
            <text:p>Date de notification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Générale de désinfection - 83600 FREJUS</text:p>
          </table:table-cell>
          <table:table-cell table:style-name="ce44" office:value-type="string">
            <text:p>entretien du pigeonnier dans les jardins de l'Esplanade</text:p>
          </table:table-cell>
          <table:table-cell table:style-name="ce44" office:value-type="string">
            <text:p>services</text:p>
          </table:table-cell>
          <table:table-cell table:style-name="ce141" office:value-type="string">
            <text:p>7 380,00 € HT</text:p>
          </table:table-cell>
          <table:table-cell table:style-name="ce200" office:value-type="date" office:date-value="2007-02-01">
            <text:p>01/02/2007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Jean-Denis SCHAUER</text:p>
            <text:p>34000 Montpellier</text:p>
          </table:table-cell>
          <table:table-cell table:style-name="ce39" office:value-type="string">
            <text:p>Etude Diagnostic Patrimonial</text:p>
            <text:p>Chapelle de la Visitation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4800">
            <text:p>4 800,00 <text:s text:c="2"/></text:p>
          </table:table-cell>
          <table:table-cell table:style-name="ce201" office:value-type="date" office:date-value="2007-04-03">
            <text:p>03/04/2007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M INGENIERIE</text:p>
            <text:p>34080 Montpellier</text:p>
          </table:table-cell>
          <table:table-cell table:style-name="ce39" office:value-type="string">
            <text:p>Etudes de structure</text:p>
            <text:p>Crèche de la Petite Sirène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9000">
            <text:p>9 000,00 <text:s text:c="2"/></text:p>
          </table:table-cell>
          <table:table-cell table:style-name="ce201" office:value-type="date" office:date-value="2007-05-25">
            <text:p>25/05/2007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M INGENIERIE</text:p>
            <text:p>34080 Montpellier</text:p>
          </table:table-cell>
          <table:table-cell table:style-name="ce39" office:value-type="string">
            <text:p>Etudes de structure</text:p>
            <text:p>Maison pour Tous Rosa PARKS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13500">
            <text:p>13 500,00 <text:s text:c="2"/></text:p>
          </table:table-cell>
          <table:table-cell table:style-name="ce201" office:value-type="date" office:date-value="2007-05-24">
            <text:p>24/05/2007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N VOLPILIERE</text:p>
            <text:p>30230 Bouillargues</text:p>
          </table:table-cell>
          <table:table-cell table:style-name="ce39" office:value-type="string">
            <text:p>Démolition des Vestiaires - Sanitaires et bureaux</text:p>
            <text:p>Domaine de Grammont</text:p>
          </table:table-cell>
          <table:table-cell table:style-name="ce38" office:value-type="string">
            <text:p>TRAVAUX</text:p>
          </table:table-cell>
          <table:table-cell table:style-name="ce142" office:value-type="float" office:value="8537.3">
            <text:p>8 537,30 <text:s text:c="2"/></text:p>
          </table:table-cell>
          <table:table-cell table:style-name="ce202" office:value-type="date" office:date-value="2007-04-10">
            <text:p>10/04/2007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M INGENIERIE</text:p>
            <text:p>34080 Montpellier</text:p>
          </table:table-cell>
          <table:table-cell table:style-name="ce39" office:value-type="string">
            <text:p>Etudes de renforcement des planchers</text:p>
            <text:p>ACIM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9800">
            <text:p>9 800,00 <text:s text:c="2"/></text:p>
          </table:table-cell>
          <table:table-cell table:style-name="ce201" office:value-type="date" office:date-value="2007-05-03">
            <text:p>03/05/2007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EC TECH</text:p>
            <text:p>34470 Pérols</text:p>
          </table:table-cell>
          <table:table-cell table:style-name="ce39" office:value-type="string">
            <text:p>Marché de Maintenance des Portails Automatiques</text:p>
            <text:p>Bâtiments communaux</text:p>
          </table:table-cell>
          <table:table-cell table:style-name="ce38" office:value-type="string">
            <text:p>TRAVAUX</text:p>
          </table:table-cell>
          <table:table-cell table:style-name="ce142" office:value-type="string">
            <text:p>Prestation n° 1 : 9 336,16</text:p>
            <text:p>Prestation n° 2 : 1 308,00</text:p>
            <text:p>Bons de commande :</text:p>
            <text:p>Mini : 2 000,00</text:p>
            <text:p>Maxi : 8 000,00</text:p>
          </table:table-cell>
          <table:table-cell table:style-name="ce201" office:value-type="date" office:date-value="2007-06-22">
            <text:p>22/06/2007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ARL D'ARCHITECTURE</text:p>
            <text:p>P.C.O</text:p>
          </table:table-cell>
          <table:table-cell table:style-name="ce39" office:value-type="string">
            <text:p>Mission d'Assistance à Maîtrise d'Œuvre</text:p>
            <text:p>Participation au DCE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9800">
            <text:p>9 800,00 <text:s text:c="2"/></text:p>
          </table:table-cell>
          <table:table-cell table:style-name="ce201" office:value-type="date" office:date-value="2007-05-11">
            <text:p>11/05/2007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EVACHER</text:p>
            <text:p><text:s/>34770 GIGEAN</text:p>
          </table:table-cell>
          <table:table-cell table:style-name="ce39" office:value-type="string">
            <text:p>Location de barrières TDF</text:p>
          </table:table-cell>
          <table:table-cell table:style-name="ce39" office:value-type="string">
            <text:p>services</text:p>
          </table:table-cell>
          <table:table-cell table:style-name="ce143" office:value-type="float" office:value="12934.5">
            <text:p>12 934,50 <text:s text:c="2"/></text:p>
          </table:table-cell>
          <table:table-cell table:style-name="ce203" office:value-type="date" office:date-value="2007-07-16">
            <text:p>16/07/2007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AQUET TENNIS</text:p>
            <text:p>26210 LAPEYROUSE MARNAY</text:p>
          </table:table-cell>
          <table:table-cell table:style-name="ce39" office:value-type="string">
            <text:p>Réfection du court de tennis n°5 Complexe sportif Léon Cazal</text:p>
          </table:table-cell>
          <table:table-cell table:style-name="ce39" office:value-type="string">
            <text:p>travaux</text:p>
          </table:table-cell>
          <table:table-cell table:style-name="ce143" office:value-type="float" office:value="18244.65">
            <text:p>18 244,65 <text:s text:c="2"/></text:p>
          </table:table-cell>
          <table:table-cell table:style-name="ce203" office:value-type="date" office:date-value="2007-05-03">
            <text:p>03/05/2007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VIP 34000 MONTPELLIER</text:p>
          </table:table-cell>
          <table:table-cell table:style-name="ce39" office:value-type="string">
            <text:p>Entretien des portails automatiques</text:p>
          </table:table-cell>
          <table:table-cell table:style-name="ce73" office:value-type="string">
            <text:p>Travaux</text:p>
          </table:table-cell>
          <table:table-cell table:style-name="ce144" office:value-type="string">
            <text:p>300 € HT /an - Bon de commande de 600 à 4000 € HT/an</text:p>
          </table:table-cell>
          <table:table-cell table:style-name="ce204" office:value-type="date" office:date-value="2007-07-07">
            <text:p>07-juil.-07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DRAGO 34990 JUVIGNAC</text:p>
          </table:table-cell>
          <table:table-cell table:style-name="ce39" office:value-type="string">
            <text:p>Construction d'un local de rangement et d'un local pour des sanitaires - MPT Léo Lagrange</text:p>
          </table:table-cell>
          <table:table-cell table:style-name="ce73" office:value-type="string">
            <text:p>Travaux</text:p>
          </table:table-cell>
          <table:table-cell table:style-name="ce145" office:value-type="string">
            <text:p>9935,39 € HT</text:p>
          </table:table-cell>
          <table:table-cell table:style-name="ce204" office:value-type="date" office:date-value="2007-07-11">
            <text:p>11-juil.-07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GLS</text:p>
          </table:table-cell>
          <table:table-cell table:style-name="ce39" office:value-type="string">
            <text:p>Travaux sur volets roulants Mélina Mercouri</text:p>
          </table:table-cell>
          <table:table-cell table:style-name="ce73" office:value-type="string">
            <text:p>Travaux</text:p>
          </table:table-cell>
          <table:table-cell table:style-name="ce145" office:value-type="string">
            <text:p>6895 € HT</text:p>
          </table:table-cell>
          <table:table-cell table:style-name="ce204" office:value-type="date" office:date-value="2007-07-14">
            <text:p>14-juil.-07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A2C</text:p>
          </table:table-cell>
          <table:table-cell table:style-name="ce39" office:value-type="string">
            <text:p>Mission d'assistance technique pour des travaux de remise à niveau des ascenseurs</text:p>
          </table:table-cell>
          <table:table-cell table:style-name="ce73" office:value-type="string">
            <text:p>Services</text:p>
          </table:table-cell>
          <table:table-cell table:style-name="ce145" office:value-type="string">
            <text:p>7170 € HT</text:p>
          </table:table-cell>
          <table:table-cell table:style-name="ce204" office:value-type="date" office:date-value="2007-09-04">
            <text:p>04-sept.-07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44" office:value-type="string">
            <text:p>crèches T.Sentis et H.g l'oustal dou caganis Encapsulage de fibres d'amiantes </text:p>
          </table:table-cell>
          <table:table-cell table:style-name="ce44" office:value-type="string">
            <text:p>travaux</text:p>
          </table:table-cell>
          <table:table-cell table:style-name="ce146" office:value-type="float" office:value="11452">
            <text:p>11 452,00 <text:s text:c="2"/></text:p>
          </table:table-cell>
          <table:table-cell table:style-name="ce200" office:value-type="date" office:date-value="2007-08-01">
            <text:p>01/08/2007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BM INGENIERIE 34070 MONTPELLIER</text:p>
          </table:table-cell>
          <table:table-cell table:style-name="ce44" office:value-type="string">
            <text:p>crèche la Petite Sirene</text:p>
          </table:table-cell>
          <table:table-cell table:style-name="ce44" office:value-type="string">
            <text:p>service</text:p>
          </table:table-cell>
          <table:table-cell table:style-name="ce146" office:value-type="float" office:value="9000">
            <text:p>9 000,00 <text:s text:c="2"/></text:p>
          </table:table-cell>
          <table:table-cell table:style-name="ce200" office:value-type="date" office:date-value="2007-06-05">
            <text:p>05/06/2007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44" office:value-type="string">
            <text:p>crèche F.Dolto réfection de l'entrée</text:p>
          </table:table-cell>
          <table:table-cell table:style-name="ce44" office:value-type="string">
            <text:p>travaux</text:p>
          </table:table-cell>
          <table:table-cell table:style-name="ce141" office:value-type="float" office:value="9312.6">
            <text:p>9 312,60 <text:s text:c="2"/></text:p>
          </table:table-cell>
          <table:table-cell table:style-name="ce200" office:value-type="date" office:date-value="2007-05-04">
            <text:p>04/05/2007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ECHO 34000 MONTPELLIER</text:p>
          </table:table-cell>
          <table:table-cell table:style-name="ce44" office:value-type="string">
            <text:p>crèche la Petite Sirene</text:p>
          </table:table-cell>
          <table:table-cell table:style-name="ce44" office:value-type="string">
            <text:p>service</text:p>
          </table:table-cell>
          <table:table-cell table:style-name="ce141" office:value-type="float" office:value="14214.05">
            <text:p>14 214,05 <text:s text:c="2"/></text:p>
          </table:table-cell>
          <table:table-cell table:style-name="ce200" office:value-type="date" office:date-value="2007-05-30">
            <text:p>30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QUALICONSULT</text:p>
            <text:p>34000 Montpellier</text:p>
          </table:table-cell>
          <table:table-cell table:style-name="ce44" office:value-type="string">
            <text:p>crèche la Petite Sirene</text:p>
          </table:table-cell>
          <table:table-cell table:style-name="ce44" office:value-type="string">
            <text:p>service</text:p>
          </table:table-cell>
          <table:table-cell table:style-name="ce141" office:value-type="float" office:value="13690">
            <text:p>13 690,00 <text:s text:c="2"/></text:p>
          </table:table-cell>
          <table:table-cell table:style-name="ce200" office:value-type="date" office:date-value="2007-04-10">
            <text:p>10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70" office:value-type="string">
            <text:p>crèche C.Pouzin rénovation des salles du personnel</text:p>
          </table:table-cell>
          <table:table-cell table:style-name="ce44" office:value-type="string">
            <text:p>travaux</text:p>
          </table:table-cell>
          <table:table-cell table:style-name="ce144" office:value-type="float" office:value="9848.46">
            <text:p>9 848,46 <text:s text:c="2"/></text:p>
          </table:table-cell>
          <table:table-cell table:style-name="ce200" office:value-type="date" office:date-value="2007-05-05">
            <text:p>05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4" office:value-type="string">
            <text:p>exploitation horticole du Cannebeth 34120 MAUGUIO</text:p>
          </table:table-cell>
          <table:table-cell table:style-name="ce44" office:value-type="string">
            <text:p>lot 1 : fourniture de cyclamens</text:p>
          </table:table-cell>
          <table:table-cell table:style-name="ce44"/>
          <table:table-cell table:style-name="ce141" office:value-type="string">
            <text:p>10 000 € HT mini - 40 000 € HT maxi</text:p>
          </table:table-cell>
          <table:table-cell table:style-name="ce205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4" office:value-type="string">
            <text:p>ETS NARDY 34400 LUNET</text:p>
          </table:table-cell>
          <table:table-cell table:style-name="ce44" office:value-type="string">
            <text:p>lot 2 : fourniture de chrysanthèmes</text:p>
          </table:table-cell>
          <table:table-cell table:style-name="ce44"/>
          <table:table-cell table:style-name="ce141" office:value-type="string">
            <text:p>1500 € HT mini - 6000 € HT</text:p>
          </table:table-cell>
          <table:table-cell table:style-name="ce205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4"/>
          <table:table-cell table:style-name="ce44" office:value-type="string">
            <text:p>Aménagement de l'entrée de l'esplanade Gabriel Michel</text:p>
          </table:table-cell>
          <table:table-cell table:style-name="ce44" office:value-type="string">
            <text:p>travaux</text:p>
          </table:table-cell>
          <table:table-cell table:style-name="ce141" office:value-type="float" office:value="40462.8">
            <text:p>40 462,80 <text:s text:c="2"/></text:p>
          </table:table-cell>
          <table:table-cell table:style-name="ce205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4" office:value-type="string">
            <text:p>BEC FRERES 34680 ST GEORGES D'ORQUES</text:p>
          </table:table-cell>
          <table:table-cell table:style-name="ce44" office:value-type="string">
            <text:p>lot 1 : maçonnerie</text:p>
          </table:table-cell>
          <table:table-cell table:style-name="ce44"/>
          <table:table-cell table:style-name="ce141" office:value-type="float" office:value="34377.5">
            <text:p>34 377,50 <text:s text:c="2"/></text:p>
          </table:table-cell>
          <table:table-cell table:style-name="ce205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4" office:value-type="string">
            <text:p>HORIZON CLOTURES 66000 PERPIGNAN</text:p>
          </table:table-cell>
          <table:table-cell table:style-name="ce44" office:value-type="string">
            <text:p>lot 2 : serrurerie</text:p>
          </table:table-cell>
          <table:table-cell table:style-name="ce44"/>
          <table:table-cell table:style-name="ce141" office:value-type="float" office:value="6085">
            <text:p>6 085,00 <text:s text:c="2"/></text:p>
          </table:table-cell>
          <table:table-cell table:style-name="ce205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Eric Brouet 11160 Villeneuve Minervois</text:p>
          </table:table-cell>
          <table:table-cell table:style-name="ce71" office:value-type="string">
            <text:p>Revue de presse audiovisuelle pour la ville de Montpellier</text:p>
          </table:table-cell>
          <table:table-cell table:style-name="ce40" office:value-type="string">
            <text:p>Services</text:p>
          </table:table-cell>
          <table:table-cell table:style-name="ce147" office:value-type="string">
            <text:p>10 000 à 40 000</text:p>
          </table:table-cell>
          <table:table-cell table:style-name="ce206" office:value-type="date" office:date-value="2007-03-09">
            <text:p>09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Choosit 34 170 Castelnau le lez</text:p>
          </table:table-cell>
          <table:table-cell table:style-name="ce71" office:value-type="string">
            <text:p>Hébergement,statistiques et maintenance des sites événementiels </text:p>
          </table:table-cell>
          <table:table-cell table:style-name="ce40" office:value-type="string">
            <text:p>Services</text:p>
          </table:table-cell>
          <table:table-cell table:style-name="ce147" office:value-type="string">
            <text:p>8 000 à 32 000</text:p>
          </table:table-cell>
          <table:table-cell table:style-name="ce206" office:value-type="date" office:date-value="2007-05-24">
            <text:p>24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0" office:value-type="string">
            <text:p>SARL RONAT BOIS</text:p>
            <text:p>42380 Estivareilles</text:p>
          </table:table-cell>
          <table:table-cell table:style-name="ce40" office:value-type="string">
            <text:p>Construction d'un abri bois pour animaux</text:p>
            <text:p>Zoo de Lunaret</text:p>
          </table:table-cell>
          <table:table-cell table:style-name="ce118" office:value-type="string">
            <text:p>TRAVAUX</text:p>
          </table:table-cell>
          <table:table-cell table:style-name="ce142" office:value-type="float" office:value="48540">
            <text:p>48 540,00 <text:s text:c="2"/></text:p>
          </table:table-cell>
          <table:table-cell table:style-name="ce202" office:value-type="date" office:date-value="2007-04-10">
            <text:p>10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VIP 34000 MONTPELLIER</text:p>
          </table:table-cell>
          <table:table-cell table:style-name="ce39" office:value-type="string">
            <text:p>Maintenance et Entretien des installations de détection intrusion</text:p>
          </table:table-cell>
          <table:table-cell table:style-name="ce73" office:value-type="string">
            <text:p>Travaux</text:p>
          </table:table-cell>
          <table:table-cell table:style-name="ce144" office:value-type="string">
            <text:p>3360 € HT /an <text:s/>- Bon de commande de 1254,18 à 5016,72 € HT /an <text:s text:c="2"/>(reconductible 2 fois)</text:p>
          </table:table-cell>
          <table:table-cell table:style-name="ce204" office:value-type="date" office:date-value="2007-07-07">
            <text:p>07-juil.-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NORISKO 34000 MONTPELLIER</text:p>
          </table:table-cell>
          <table:table-cell table:style-name="ce39" office:value-type="string">
            <text:p>Vérifications Réglementaires dans les Maisons pour tous</text:p>
          </table:table-cell>
          <table:table-cell table:style-name="ce73" office:value-type="string">
            <text:p>Services</text:p>
          </table:table-cell>
          <table:table-cell table:style-name="ce148" office:value-type="string">
            <text:p>Bon de commande de 3000 à 12000 € HT/an (reconductible 2 fois)</text:p>
          </table:table-cell>
          <table:table-cell table:style-name="ce204" office:value-type="date" office:date-value="2007-08-27">
            <text:p>27-août-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IEC Rennes 35067</text:p>
          </table:table-cell>
          <table:table-cell table:style-name="ce41" office:value-type="string">
            <text:p>mise en place d'un système de transmission numérique audio et vidéo entre le Corum et les EPA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40000">
            <text:p>40 000,00 <text:s text:c="2"/></text:p>
          </table:table-cell>
          <table:table-cell table:style-name="ce207" office:value-type="date" office:date-value="2007-01-30">
            <text:p>30/0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Nextiraone France</text:p>
          </table:table-cell>
          <table:table-cell table:style-name="ce41" office:value-type="string">
            <text:p>Contrat de maintenance système téléphonique de la mairie</text:p>
          </table:table-cell>
          <table:table-cell table:style-name="ce41" office:value-type="string">
            <text:p>service</text:p>
          </table:table-cell>
          <table:table-cell table:style-name="ce146" office:value-type="string">
            <text:p>45000/3ans</text:p>
          </table:table-cell>
          <table:table-cell table:style-name="ce207" office:value-type="date" office:date-value="2007-01-30">
            <text:p>30/0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44" office:value-type="string">
            <text:p>crèches T.Sentis et H.g l'oustal dou caganis Encapsulage de fibres d'amiantes </text:p>
          </table:table-cell>
          <table:table-cell table:style-name="ce44" office:value-type="string">
            <text:p>travaux</text:p>
          </table:table-cell>
          <table:table-cell table:style-name="ce146" office:value-type="float" office:value="11452">
            <text:p>11 452,00 <text:s text:c="2"/></text:p>
          </table:table-cell>
          <table:table-cell table:style-name="ce200" office:value-type="date" office:date-value="2007-08-01">
            <text:p>01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BM INGENIERIE 34080 MONTPELLIER</text:p>
          </table:table-cell>
          <table:table-cell table:style-name="ce44" office:value-type="string">
            <text:p>crèche la Petite Sirene</text:p>
          </table:table-cell>
          <table:table-cell table:style-name="ce44" office:value-type="string">
            <text:p>service</text:p>
          </table:table-cell>
          <table:table-cell table:style-name="ce146" office:value-type="float" office:value="9000">
            <text:p>9 000,00 <text:s text:c="2"/></text:p>
          </table:table-cell>
          <table:table-cell table:style-name="ce200" office:value-type="date" office:date-value="2007-06-05">
            <text:p>05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44" office:value-type="string">
            <text:p>crèche F.Dolto réfection de l'entrée</text:p>
          </table:table-cell>
          <table:table-cell table:style-name="ce44" office:value-type="string">
            <text:p>travaux</text:p>
          </table:table-cell>
          <table:table-cell table:style-name="ce141" office:value-type="float" office:value="9312.6">
            <text:p>9 312,60 <text:s text:c="2"/></text:p>
          </table:table-cell>
          <table:table-cell table:style-name="ce200" office:value-type="date" office:date-value="2007-05-04">
            <text:p>04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ECHO 34000 MONTPELLIER</text:p>
          </table:table-cell>
          <table:table-cell table:style-name="ce44" office:value-type="string">
            <text:p>crèche la Petite Sirene</text:p>
          </table:table-cell>
          <table:table-cell table:style-name="ce44" office:value-type="string">
            <text:p>service</text:p>
          </table:table-cell>
          <table:table-cell table:style-name="ce141" office:value-type="float" office:value="14214.05">
            <text:p>14 214,05 <text:s text:c="2"/></text:p>
          </table:table-cell>
          <table:table-cell table:style-name="ce200" office:value-type="date" office:date-value="2007-05-30">
            <text:p>30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QUALICONSULT</text:p>
            <text:p>34000 Montpellier</text:p>
          </table:table-cell>
          <table:table-cell table:style-name="ce44" office:value-type="string">
            <text:p>crèche la Petite Sirene</text:p>
          </table:table-cell>
          <table:table-cell table:style-name="ce44" office:value-type="string">
            <text:p>service</text:p>
          </table:table-cell>
          <table:table-cell table:style-name="ce141" office:value-type="float" office:value="13690">
            <text:p>13 690,00 <text:s text:c="2"/></text:p>
          </table:table-cell>
          <table:table-cell table:style-name="ce200" office:value-type="date" office:date-value="2007-04-10">
            <text:p>10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70" office:value-type="string">
            <text:p>crèche C.Pouzin rénovation des salles du personnel</text:p>
          </table:table-cell>
          <table:table-cell table:style-name="ce44" office:value-type="string">
            <text:p>travaux</text:p>
          </table:table-cell>
          <table:table-cell table:style-name="ce144" office:value-type="float" office:value="9848.46">
            <text:p>9 848,46 <text:s text:c="2"/></text:p>
          </table:table-cell>
          <table:table-cell table:style-name="ce200" office:value-type="date" office:date-value="2007-05-05">
            <text:p>05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QUALICONSULT</text:p>
            <text:p>34000 Montpellier</text:p>
          </table:table-cell>
          <table:table-cell table:style-name="ce39" office:value-type="string">
            <text:p>Marché de Contrôle Technique</text:p>
            <text:p>CRECHE MALBOSC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13690">
            <text:p>13 690,00 <text:s text:c="2"/></text:p>
          </table:table-cell>
          <table:table-cell table:style-name="ce201" office:value-type="date" office:date-value="2007-03-06">
            <text:p>06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QUALICONSULT</text:p>
            <text:p>34000 Montpellier</text:p>
          </table:table-cell>
          <table:table-cell table:style-name="ce39" office:value-type="string">
            <text:p>Marché de Contrôle Technique</text:p>
            <text:p>Maison pour Tous ROSA PARKS</text:p>
          </table:table-cell>
          <table:table-cell table:style-name="ce38" office:value-type="string">
            <text:p>SERVICES</text:p>
          </table:table-cell>
          <table:table-cell table:style-name="ce148" office:value-type="float" office:value="15730">
            <text:p>15 730,00 <text:s text:c="2"/></text:p>
          </table:table-cell>
          <table:table-cell table:style-name="ce201" office:value-type="date" office:date-value="2007-03-06">
            <text:p>06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QUALICONSULT</text:p>
            <text:p>34000 Montpellier</text:p>
          </table:table-cell>
          <table:table-cell table:style-name="ce39" office:value-type="string">
            <text:p>Marché de Contrôle Technique</text:p>
            <text:p>HALLES DES 4 SAISONS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7140">
            <text:p>7 140,00 <text:s text:c="2"/></text:p>
          </table:table-cell>
          <table:table-cell table:style-name="ce201" office:value-type="date" office:date-value="2007-01-04">
            <text:p>04/0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ECHO</text:p>
            <text:p>34000 Montpellier</text:p>
          </table:table-cell>
          <table:table-cell table:style-name="ce39" office:value-type="string">
            <text:p>Marché d'Economiste</text:p>
            <text:p>CRECHE MALBOSC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14214.05">
            <text:p>14 214,05 <text:s text:c="2"/></text:p>
          </table:table-cell>
          <table:table-cell table:style-name="ce202" office:value-type="date" office:date-value="2007-01-16">
            <text:p>16/0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ECHO</text:p>
            <text:p>34000 Montpellier</text:p>
          </table:table-cell>
          <table:table-cell table:style-name="ce39" office:value-type="string">
            <text:p>Marché d'Economiste</text:p>
            <text:p>Maison pour Tous ROSA PARKS</text:p>
          </table:table-cell>
          <table:table-cell table:style-name="ce38" office:value-type="string">
            <text:p>SERVICES</text:p>
          </table:table-cell>
          <table:table-cell table:style-name="ce142" office:value-type="float" office:value="17140.47">
            <text:p>17 140,47 <text:s text:c="2"/></text:p>
          </table:table-cell>
          <table:table-cell table:style-name="ce201" office:value-type="date" office:date-value="2007-02-20">
            <text:p>20/0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CLN ARCHITECTURE 30900 NIMES</text:p>
          </table:table-cell>
          <table:table-cell table:style-name="ce70" office:value-type="string">
            <text:p>Diagnostic patrimonial Domaine de Beauregard</text:p>
          </table:table-cell>
          <table:table-cell table:style-name="ce44" office:value-type="string">
            <text:p>services</text:p>
          </table:table-cell>
          <table:table-cell table:style-name="ce144" office:value-type="float" office:value="6000">
            <text:p>6 000,00 <text:s text:c="2"/></text:p>
          </table:table-cell>
          <table:table-cell table:style-name="ce200" office:value-type="date" office:date-value="2007-08-10">
            <text:p>10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DIMENSIONS PATRIMOINE 34170 CASTELNAU LE LEZ</text:p>
          </table:table-cell>
          <table:table-cell table:style-name="ce70" office:value-type="string">
            <text:p>Diagnostic patrimonial Ecole Louis Blancs</text:p>
          </table:table-cell>
          <table:table-cell table:style-name="ce44" office:value-type="string">
            <text:p>services</text:p>
          </table:table-cell>
          <table:table-cell table:style-name="ce144" office:value-type="float" office:value="4000">
            <text:p>4 000,00 <text:s text:c="2"/></text:p>
          </table:table-cell>
          <table:table-cell table:style-name="ce200" office:value-type="date" office:date-value="2007-08-10">
            <text:p>10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SAS ODE 84500 BOLLENE</text:p>
          </table:table-cell>
          <table:table-cell table:style-name="ce70" office:value-type="string">
            <text:p>fourniture et pose de protections solaires imprimées service conduite opérations</text:p>
          </table:table-cell>
          <table:table-cell table:style-name="ce44" office:value-type="string">
            <text:p>TRAVAUX</text:p>
          </table:table-cell>
          <table:table-cell table:style-name="ce144" office:value-type="float" office:value="9985">
            <text:p>9 985,00 <text:s text:c="2"/></text:p>
          </table:table-cell>
          <table:table-cell table:style-name="ce200" office:value-type="date" office:date-value="2007-07-05">
            <text:p>05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AUSSENAC 34070 MONTPELLIER</text:p>
          </table:table-cell>
          <table:table-cell table:style-name="ce70" office:value-type="string">
            <text:p>lever topographique de l'Avenue Henri Mares</text:p>
          </table:table-cell>
          <table:table-cell table:style-name="ce44" office:value-type="string">
            <text:p>TRAVAUX</text:p>
          </table:table-cell>
          <table:table-cell table:style-name="ce144" office:value-type="float" office:value="4400">
            <text:p>4 400,00 <text:s text:c="2"/></text:p>
          </table:table-cell>
          <table:table-cell table:style-name="ce200" office:value-type="date" office:date-value="2007-03-07">
            <text:p>07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BILICKI-d'HOMBRE 34080 MONTPELLIER</text:p>
          </table:table-cell>
          <table:table-cell table:style-name="ce70" office:value-type="string">
            <text:p>LEVer topographique au 1/500 du secteur Veyrassy plan des 4 seigneurs</text:p>
          </table:table-cell>
          <table:table-cell table:style-name="ce44" office:value-type="string">
            <text:p>TRAVAUX</text:p>
          </table:table-cell>
          <table:table-cell table:style-name="ce144" office:value-type="float" office:value="7450">
            <text:p>7 450,00 <text:s text:c="2"/></text:p>
          </table:table-cell>
          <table:table-cell table:style-name="ce200" office:value-type="date" office:date-value="2007-03-20">
            <text:p>20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BILICKI-d'HOMBRE 34080 MONTPELLIER</text:p>
          </table:table-cell>
          <table:table-cell table:style-name="ce70" office:value-type="string">
            <text:p>Lever topographique sur le Grand Mail (partie) et sous-sol avec position des poutres et des pilliers</text:p>
          </table:table-cell>
          <table:table-cell table:style-name="ce44" office:value-type="string">
            <text:p>TRAVAUX</text:p>
          </table:table-cell>
          <table:table-cell table:style-name="ce144" office:value-type="float" office:value="5100">
            <text:p>5 100,00 <text:s text:c="2"/></text:p>
          </table:table-cell>
          <table:table-cell table:style-name="ce200" office:value-type="date" office:date-value="2007-04-18">
            <text:p>18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NICOLAS BOUDIER 34000 MONTPELLIER</text:p>
          </table:table-cell>
          <table:table-cell table:style-name="ce41" office:value-type="string">
            <text:p>Aménagement secteur de la Baume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16000">
            <text:p>16 000,00 <text:s text:c="2"/></text:p>
          </table:table-cell>
          <table:table-cell table:style-name="ce207" office:value-type="date" office:date-value="2007-08-01">
            <text:p>01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CABINET SIRAGUSA 34080 MONTPELLIER</text:p>
          </table:table-cell>
          <table:table-cell table:style-name="ce41" office:value-type="string">
            <text:p>Lever topographique du viaduc Loubat niveau de la place du 11 novembre 1918 et Ae de Nîmes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4849">
            <text:p>4 849,00 <text:s text:c="2"/></text:p>
          </table:table-cell>
          <table:table-cell table:style-name="ce207" office:value-type="date" office:date-value="2007-05-23">
            <text:p>23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BILICKI-d'HOMBRE 34080 MONTPELLIER</text:p>
          </table:table-cell>
          <table:table-cell table:style-name="ce41" office:value-type="string">
            <text:p>Lever topographique Bd Berthelot, Vieussens et Rabelais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6760">
            <text:p>6 760,00 <text:s text:c="2"/></text:p>
          </table:table-cell>
          <table:table-cell table:style-name="ce207" office:value-type="date" office:date-value="2007-05-10">
            <text:p>10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INTERVIA ETUDES SA 34740 VENDARGUES</text:p>
          </table:table-cell>
          <table:table-cell table:style-name="ce41" office:value-type="string">
            <text:p>Bastion Ventadour (accès polygone)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14500">
            <text:p>14 500,00 <text:s text:c="2"/></text:p>
          </table:table-cell>
          <table:table-cell table:style-name="ce207" office:value-type="date" office:date-value="2007-06-12">
            <text:p>12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PAYSAGES DU SUD 34660 COURNONTERRAL</text:p>
          </table:table-cell>
          <table:table-cell table:style-name="ce41" office:value-type="string">
            <text:p>Mende/truel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9398">
            <text:p>9 398,00 <text:s text:c="2"/></text:p>
          </table:table-cell>
          <table:table-cell table:style-name="ce207" office:value-type="date" office:date-value="2007-01-16">
            <text:p>16/0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UD SERVICE 34171 CASTELNAU LE LEZ</text:p>
          </table:table-cell>
          <table:table-cell table:style-name="ce41" office:value-type="string">
            <text:p>Nettoyage des Surfaces vitrées Hôtel de Ville - DEJS</text:p>
          </table:table-cell>
          <table:table-cell table:style-name="ce119" office:value-type="string">
            <text:p>Services </text:p>
          </table:table-cell>
          <table:table-cell table:style-name="ce146" office:value-type="string">
            <text:p>7 989 € H.T.</text:p>
          </table:table-cell>
          <table:table-cell table:style-name="ce208" office:value-type="date" office:date-value="2007-07-17">
            <text:p>17-juil.-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LEXIS NEXIS 75747 PARIS CEDEX 15</text:p>
          </table:table-cell>
          <table:table-cell table:style-name="ce41" office:value-type="string">
            <text:p>Abonnement en ligne Service d'information et de recherche documentaire juridique (SIRDJ)</text:p>
          </table:table-cell>
          <table:table-cell table:style-name="ce120" office:value-type="string">
            <text:p>Services</text:p>
          </table:table-cell>
          <table:table-cell table:style-name="ce146" office:value-type="string">
            <text:p>11 547 € H.T.</text:p>
          </table:table-cell>
          <table:table-cell table:style-name="ce208" office:value-type="date" office:date-value="2007-11-29">
            <text:p>29-nov.-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6" office:value-type="string">
            <text:p>DEPANNAGE ELECTRICITE</text:p>
            <text:p><text:s/>SERVICE 34500 POUSSAN</text:p>
          </table:table-cell>
          <table:table-cell table:style-name="ce39" office:value-type="string">
            <text:p>Entretien élèctrique préventif et curatif des halles Castellane, Laissac, Jacques Cœur et 4 saisons </text:p>
            <text:p><text:s/></text:p>
          </table:table-cell>
          <table:table-cell table:style-name="ce120" office:value-type="string">
            <text:p>TRAVAUX</text:p>
          </table:table-cell>
          <table:table-cell table:style-name="ce146" office:value-type="float" office:value="6350">
            <text:p>6 350,00 <text:s text:c="2"/></text:p>
          </table:table-cell>
          <table:table-cell table:style-name="ce208" office:value-type="date" office:date-value="2007-05-25">
            <text:p>25-mai-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6" office:value-type="string">
            <text:p>BRINK'S 34000 MONTPELLIER</text:p>
          </table:table-cell>
          <table:table-cell table:style-name="ce39" office:value-type="string">
            <text:p>Transports de fonds et de valeurs</text:p>
            <text:p>de la billetterie du Marché </text:p>
            <text:p>aux Puces</text:p>
          </table:table-cell>
          <table:table-cell table:style-name="ce120" office:value-type="string">
            <text:p>services</text:p>
          </table:table-cell>
          <table:table-cell table:style-name="ce146" office:value-type="float" office:value="4166.34">
            <text:p>4 166,34 <text:s text:c="2"/></text:p>
          </table:table-cell>
          <table:table-cell table:style-name="ce207" office:value-type="date" office:date-value="2007-04-18">
            <text:p>18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6" office:value-type="string">
            <text:p>SOMES 34071 MONTPELLIER CEDEX 03</text:p>
          </table:table-cell>
          <table:table-cell table:style-name="ce39" office:value-type="string">
            <text:p>Entretien des ouvrages d'assainissement</text:p>
            <text:p><text:s/>des Halles des Quatre Saisons, Laissac et</text:p>
            <text:p><text:s/>de la billetterie du Marché aux Puces</text:p>
          </table:table-cell>
          <table:table-cell table:style-name="ce120" office:value-type="string">
            <text:p>travaux</text:p>
          </table:table-cell>
          <table:table-cell table:style-name="ce146" office:value-type="float" office:value="5512">
            <text:p>5 512,00 <text:s text:c="2"/></text:p>
          </table:table-cell>
          <table:table-cell table:style-name="ce207" office:value-type="date" office:date-value="2007-10-11">
            <text:p>11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6" office:value-type="string">
            <text:p>SOMES 34071 MONTPELLIER CEDEX 03</text:p>
          </table:table-cell>
          <table:table-cell table:style-name="ce41" office:value-type="string">
            <text:p>entretien des ouvrages d'assainissement</text:p>
            <text:p><text:s/>des Halles des Jacques Cœur et Castellane</text:p>
          </table:table-cell>
          <table:table-cell table:style-name="ce120" office:value-type="string">
            <text:p>TRAVAUX</text:p>
          </table:table-cell>
          <table:table-cell table:style-name="ce146" office:value-type="float" office:value="8258">
            <text:p>8 258,00 <text:s text:c="2"/></text:p>
          </table:table-cell>
          <table:table-cell table:style-name="ce207" office:value-type="date" office:date-value="2007-10-11">
            <text:p>11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PORTIS 34130 MAUGUIO</text:p>
          </table:table-cell>
          <table:table-cell table:style-name="ce41" office:value-type="string">
            <text:p>Maintenance des portes automatiques des Halles Jacques Cœur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4560">
            <text:p>4 560,00 <text:s text:c="2"/></text:p>
          </table:table-cell>
          <table:table-cell table:style-name="ce207" office:value-type="date" office:date-value="2007-12-11">
            <text:p>11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ARL C&amp;G 34070 MONTPELLIER</text:p>
          </table:table-cell>
          <table:table-cell table:style-name="ce41" office:value-type="string">
            <text:p>Mission de synthèse crèche "La Petite Sirène"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13294.03">
            <text:p>13 294,03 <text:s text:c="2"/></text:p>
          </table:table-cell>
          <table:table-cell table:style-name="ce207" office:value-type="date" office:date-value="2007-10-02">
            <text:p>02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APAVE 34970 LATTES</text:p>
          </table:table-cell>
          <table:table-cell table:style-name="ce41" office:value-type="string">
            <text:p>Diagnostic solidité locaux Chapelle de la Miséricorde Fondation AUER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5160">
            <text:p>5 160,00 <text:s text:c="2"/></text:p>
          </table:table-cell>
          <table:table-cell table:style-name="ce207" office:value-type="date" office:date-value="2007-12-04">
            <text:p>04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GEOSCAN 33430 BAZAS</text:p>
          </table:table-cell>
          <table:table-cell table:style-name="ce41" office:value-type="string">
            <text:p>Mission de sondages de structure du bâtiment : "La Panacée"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10550">
            <text:p>10 550,00 <text:s text:c="2"/></text:p>
          </table:table-cell>
          <table:table-cell table:style-name="ce207" office:value-type="date" office:date-value="2007-10-19">
            <text:p>19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EGSA BTP 34830 JACOU</text:p>
          </table:table-cell>
          <table:table-cell table:style-name="ce41" office:value-type="string">
            <text:p>Sondages géotechniques "La Panacée"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14139">
            <text:p>14 139,00 <text:s text:c="2"/></text:p>
          </table:table-cell>
          <table:table-cell table:style-name="ce207" office:value-type="date" office:date-value="2007-12-04">
            <text:p>04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OCOTEC 34000 Montpellier</text:p>
          </table:table-cell>
          <table:table-cell table:style-name="ce41" office:value-type="string">
            <text:p>Mission de contrôle technique Gymnase SPINOSI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10946">
            <text:p>10 946,00 <text:s text:c="2"/></text:p>
          </table:table-cell>
          <table:table-cell table:style-name="ce207" office:value-type="date" office:date-value="2007-11-16">
            <text:p>16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EGIS Aménagement 34000 MONTPELLIER</text:p>
          </table:table-cell>
          <table:table-cell table:style-name="ce41" office:value-type="string">
            <text:p>Etude des réseaux Mosson Centre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6531">
            <text:p>6 531,00 <text:s text:c="2"/></text:p>
          </table:table-cell>
          <table:table-cell table:style-name="ce207" office:value-type="date" office:date-value="2007-11-30">
            <text:p>30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BE CELSIUS 34000 MONTPELLIER</text:p>
          </table:table-cell>
          <table:table-cell table:style-name="ce41" office:value-type="string">
            <text:p>Etude Energétique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6500">
            <text:p>6 500,00 <text:s text:c="2"/></text:p>
          </table:table-cell>
          <table:table-cell table:style-name="ce207" office:value-type="date" office:date-value="2007-12-28">
            <text:p>28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AGENCE FOUQUET 34070 MONTPELLIER</text:p>
          </table:table-cell>
          <table:table-cell table:style-name="ce41" office:value-type="string">
            <text:p>Projet de centre régional de tennis au Domaine de Grammont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9500">
            <text:p>9 500,00 <text:s text:c="2"/></text:p>
          </table:table-cell>
          <table:table-cell table:style-name="ce207" office:value-type="date" office:date-value="2007-08-31">
            <text:p>31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Entreprise Travesset 34820 Teyran</text:p>
          </table:table-cell>
          <table:table-cell table:style-name="ce40" office:value-type="string">
            <text:p>Mise en place et dépose de l'alimentation électrique de l'Antigone <text:s/></text:p>
          </table:table-cell>
          <table:table-cell table:style-name="ce40" office:value-type="string">
            <text:p>Travaux</text:p>
          </table:table-cell>
          <table:table-cell table:style-name="ce149" office:value-type="float" office:value="8696">
            <text:p>8 696,00 <text:s text:c="2"/></text:p>
          </table:table-cell>
          <table:table-cell table:style-name="ce209" office:value-type="date" office:date-value="2007-08-01">
            <text:p>01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Arceaux 49 34198 Montpellier Cedex</text:p>
          </table:table-cell>
          <table:table-cell table:style-name="ce40" office:value-type="string">
            <text:p>Impression de l'annuaire des associations 2007</text:p>
          </table:table-cell>
          <table:table-cell table:style-name="ce40" office:value-type="string">
            <text:p>Services</text:p>
          </table:table-cell>
          <table:table-cell table:style-name="ce149" office:value-type="string">
            <text:p>12 814 à 13284</text:p>
          </table:table-cell>
          <table:table-cell table:style-name="ce209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Christophe Meier 30250 Sommières</text:p>
          </table:table-cell>
          <table:table-cell table:style-name="ce40" office:value-type="string">
            <text:p>ExpoGrand Cœur/Action Logement</text:p>
          </table:table-cell>
          <table:table-cell table:style-name="ce40" office:value-type="string">
            <text:p>Services</text:p>
          </table:table-cell>
          <table:table-cell table:style-name="ce149" office:value-type="float" office:value="8300">
            <text:p>8 300,00 <text:s text:c="2"/></text:p>
          </table:table-cell>
          <table:table-cell table:style-name="ce209" office:value-type="date" office:date-value="2007-08-10">
            <text:p>10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SERIP 06300 NICE</text:p>
          </table:table-cell>
          <table:table-cell table:style-name="ce71" office:value-type="string">
            <text:p>Eloignement des pigeons porte de la Blanquerie - Façade d'entrée Chapelle st Charles</text:p>
          </table:table-cell>
          <table:table-cell table:style-name="ce40" office:value-type="string">
            <text:p>fourniture</text:p>
          </table:table-cell>
          <table:table-cell table:style-name="ce147" office:value-type="float" office:value="5848.44">
            <text:p>5 848,44 <text:s text:c="2"/></text:p>
          </table:table-cell>
          <table:table-cell table:style-name="ce206" office:value-type="date" office:date-value="2007-05-14">
            <text:p>14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IMBERT 12330 SALLES LA SOURCE</text:p>
          </table:table-cell>
          <table:table-cell table:style-name="ce41" office:value-type="string">
            <text:p>Destruction des végétaux adventices Pont Vialleton, édicules, corps de garde et murs des allées basses et hautes du Peyrou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4802.39">
            <text:p>4 802,39 <text:s text:c="2"/></text:p>
          </table:table-cell>
          <table:table-cell table:style-name="ce207" office:value-type="date" office:date-value="2007-04-26">
            <text:p>26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ERM 34960 Montpellier</text:p>
          </table:table-cell>
          <table:table-cell table:style-name="ce41" office:value-type="string">
            <text:p>Mission d'assistance à maîtrise d'ouvrage</text:p>
          </table:table-cell>
          <table:table-cell table:style-name="ce41" office:value-type="string">
            <text:p>service</text:p>
          </table:table-cell>
          <table:table-cell table:style-name="ce146" office:value-type="float" office:value="16087">
            <text:p>16 087,00 <text:s text:c="2"/></text:p>
          </table:table-cell>
          <table:table-cell table:style-name="ce207" office:value-type="date" office:date-value="2007-08-13">
            <text:p>13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GINGER 34184 Montpellier</text:p>
          </table:table-cell>
          <table:table-cell table:style-name="ce41" office:value-type="string">
            <text:p>ZAC Port Marianne - rive gauche réalisation étude d'impact</text:p>
          </table:table-cell>
          <table:table-cell table:style-name="ce41" office:value-type="string">
            <text:p>services</text:p>
          </table:table-cell>
          <table:table-cell table:style-name="ce146" office:value-type="float" office:value="7000">
            <text:p>7 000,00 <text:s text:c="2"/></text:p>
          </table:table-cell>
          <table:table-cell table:style-name="ce207" office:value-type="date" office:date-value="2007-09-21">
            <text:p>21/09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BILICKI-d'HOMBRE 34080 MONTPELLIER</text:p>
          </table:table-cell>
          <table:table-cell table:style-name="ce41" office:value-type="string">
            <text:p>lever topographique Ae J. Mermoz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4280">
            <text:p>4 280,00 <text:s text:c="2"/></text:p>
          </table:table-cell>
          <table:table-cell table:style-name="ce207" office:value-type="date" office:date-value="2007-07-16">
            <text:p>16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ARTS HELIO 34000 Montpellier</text:p>
          </table:table-cell>
          <table:table-cell table:style-name="ce41" office:value-type="string">
            <text:p>Reproduction documents aménagement et urbanisme pour la ville de Montpellier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20000">
            <text:p>20 000,00 <text:s text:c="2"/></text:p>
          </table:table-cell>
          <table:table-cell table:style-name="ce207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CABINET SIRAGUSA 34080 MONTPELLIER</text:p>
          </table:table-cell>
          <table:table-cell table:style-name="ce41" office:value-type="string">
            <text:p>lever topographique des ronds-points Près d'Arènes, Avenue Mar d'Argeliers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6681">
            <text:p>6 681,00 <text:s text:c="2"/></text:p>
          </table:table-cell>
          <table:table-cell table:style-name="ce207" office:value-type="date" office:date-value="2007-07-16">
            <text:p>16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PASSET 34400 VILLETELLE</text:p>
          </table:table-cell>
          <table:table-cell table:style-name="ce41" office:value-type="string">
            <text:p>marché pour la mise à jour de la maquette "Port Marianne"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32700">
            <text:p>32 700,00 <text:s text:c="2"/></text:p>
          </table:table-cell>
          <table:table-cell table:style-name="ce207" office:value-type="date" office:date-value="2007-11-16">
            <text:p>16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PASSET 34400 VILLETELLE</text:p>
          </table:table-cell>
          <table:table-cell table:style-name="ce41" office:value-type="string">
            <text:p>marché pour la mise à jour de la maquette "Centre Ville"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35950">
            <text:p>35 950,00 <text:s text:c="2"/></text:p>
          </table:table-cell>
          <table:table-cell table:style-name="ce207" office:value-type="date" office:date-value="2007-11-16">
            <text:p>16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BILICKI-d'HOMBRE 34080 MONTPELLIER</text:p>
          </table:table-cell>
          <table:table-cell table:style-name="ce41" office:value-type="string">
            <text:p>lever topographique : rue Croix Lavit, rue du Comte Bernard, Impasse des Olivers</text:p>
          </table:table-cell>
          <table:table-cell table:style-name="ce41" office:value-type="string">
            <text:p>TRAVAUX</text:p>
          </table:table-cell>
          <table:table-cell table:style-name="ce146" office:value-type="float" office:value="9850">
            <text:p>9 850,00 <text:s text:c="2"/></text:p>
          </table:table-cell>
          <table:table-cell table:style-name="ce207" office:value-type="date" office:date-value="2007-07-23">
            <text:p>23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ARVEL INDUSTRIES 63114</text:p>
          </table:table-cell>
          <table:table-cell table:style-name="ce41" office:value-type="string">
            <text:p>Acquisition d'une saleuse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14070">
            <text:p>14 070,00 <text:s text:c="2"/></text:p>
          </table:table-cell>
          <table:table-cell table:style-name="ce207" office:value-type="date" office:date-value="2007-06-20">
            <text:p>20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URBAN'NT 34070 Montpellier</text:p>
          </table:table-cell>
          <table:table-cell table:style-name="ce41" office:value-type="string">
            <text:p>Achat de bancs métalliques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7280">
            <text:p>7 280,00 <text:s text:c="2"/></text:p>
          </table:table-cell>
          <table:table-cell table:style-name="ce207" office:value-type="date" office:date-value="2007-07-18">
            <text:p>18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MICHEL MOTOCULTURE 30100</text:p>
          </table:table-cell>
          <table:table-cell table:style-name="ce41" office:value-type="string">
            <text:p>Achat d'un micro tracteur pour le service des sports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13250">
            <text:p>13 250,00 <text:s text:c="2"/></text:p>
          </table:table-cell>
          <table:table-cell table:style-name="ce207" office:value-type="date" office:date-value="2007-08-02">
            <text:p>02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INFOTEC 69200</text:p>
          </table:table-cell>
          <table:table-cell table:style-name="ce41" office:value-type="string">
            <text:p>contrat de maintenance avec la société INFOTEC pour le copieur IS3110 du service imprimerie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7000">
            <text:p>7 000,00 <text:s text:c="2"/></text:p>
          </table:table-cell>
          <table:table-cell table:style-name="ce207" office:value-type="date" office:date-value="2007-08-02">
            <text:p>02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AMIA DEVIANNE 34510</text:p>
          </table:table-cell>
          <table:table-cell table:style-name="ce41" office:value-type="string">
            <text:p>achat d'une scène mobile pour le service protocole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19900">
            <text:p>19 900,00 <text:s text:c="2"/></text:p>
          </table:table-cell>
          <table:table-cell table:style-name="ce207" office:value-type="date" office:date-value="2007-11-02">
            <text:p>02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AGRISUD 34290</text:p>
          </table:table-cell>
          <table:table-cell table:style-name="ce41" office:value-type="string">
            <text:p>Achat d'un transporteur électrique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13000">
            <text:p>13 000,00 <text:s text:c="2"/></text:p>
          </table:table-cell>
          <table:table-cell table:style-name="ce207" office:value-type="date" office:date-value="2007-10-05">
            <text:p>05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RADIODETECTION 76220</text:p>
          </table:table-cell>
          <table:table-cell table:style-name="ce41" office:value-type="string">
            <text:p>Achat d'un détecteur de câbles RD 4000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7569">
            <text:p>7 569,00 <text:s text:c="2"/></text:p>
          </table:table-cell>
          <table:table-cell table:style-name="ce207" office:value-type="date" office:date-value="2007-11-02">
            <text:p>02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COMEG 78620</text:p>
          </table:table-cell>
          <table:table-cell table:style-name="ce41" office:value-type="string">
            <text:p>Achat de verres de boîte à lumières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8766.4">
            <text:p>8 766,40 <text:s text:c="2"/></text:p>
          </table:table-cell>
          <table:table-cell table:style-name="ce207" office:value-type="date" office:date-value="2007-11-06">
            <text:p>06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BELLEVRET 39160</text:p>
          </table:table-cell>
          <table:table-cell table:style-name="ce41" office:value-type="string">
            <text:p>achat de bennes pour le parc Lunaret</text:p>
          </table:table-cell>
          <table:table-cell table:style-name="ce41" office:value-type="string">
            <text:p>fourniture</text:p>
          </table:table-cell>
          <table:table-cell table:style-name="ce146" office:value-type="float" office:value="5110">
            <text:p>5 110,00 <text:s text:c="2"/></text:p>
          </table:table-cell>
          <table:table-cell table:style-name="ce207" office:value-type="date" office:date-value="2007-12-11">
            <text:p>11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PROTECOP 75008</text:p>
          </table:table-cell>
          <table:table-cell table:style-name="ce41" office:value-type="string">
            <text:p>Achat de gilet pare-balles</text:p>
          </table:table-cell>
          <table:table-cell table:style-name="ce41" office:value-type="string">
            <text:p>fourniture</text:p>
          </table:table-cell>
          <table:table-cell table:style-name="ce146" office:value-type="string">
            <text:p>5000 € mini - 20 000 € HT maxi</text:p>
          </table:table-cell>
          <table:table-cell table:style-name="ce207" office:value-type="date" office:date-value="2007-12-03">
            <text:p>03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OCIETE ATO 30252 SOMMIERES</text:p>
          </table:table-cell>
          <table:table-cell table:style-name="ce41" office:value-type="string">
            <text:p>Elimination et recyclage de déchets</text:p>
          </table:table-cell>
          <table:table-cell table:style-name="ce41" office:value-type="string">
            <text:p>services</text:p>
          </table:table-cell>
          <table:table-cell table:style-name="ce146" office:value-type="string">
            <text:p>5000 € HT</text:p>
          </table:table-cell>
          <table:table-cell table:style-name="ce207" office:value-type="date" office:date-value="2007-04-26">
            <text:p>26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ISOTIP - 08000 Charleville-Mézières</text:p>
          </table:table-cell>
          <table:table-cell table:style-name="ce72" office:value-type="string">
            <text:p>Cheminée gymnase Ostermeyer</text:p>
          </table:table-cell>
          <table:table-cell table:style-name="ce73" office:value-type="string">
            <text:p>Travaux</text:p>
          </table:table-cell>
          <table:table-cell table:style-name="ce143" office:value-type="float" office:value="11240">
            <text:p>11 240,00 <text:s text:c="2"/></text:p>
          </table:table-cell>
          <table:table-cell table:style-name="ce203" office:value-type="date" office:date-value="2007-04-23">
            <text:p>23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MET énergie - 12000 Rodez</text:p>
          </table:table-cell>
          <table:table-cell table:style-name="ce73" office:value-type="string">
            <text:p>Entretien des groupes de production d'eau glacée</text:p>
          </table:table-cell>
          <table:table-cell table:style-name="ce73" office:value-type="string">
            <text:p>Services</text:p>
          </table:table-cell>
          <table:table-cell table:style-name="ce143" table:formula="of:=4647.95+2107.25" office:value-type="float" office:value="6755.2">
            <text:p>6 755,20 <text:s text:c="2"/></text:p>
          </table:table-cell>
          <table:table-cell table:style-name="ce203" office:value-type="string">
            <text:p>BC <text:s/>: 02/05/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M Gaubert</text:p>
            <text:p>34140 - Mauguio</text:p>
          </table:table-cell>
          <table:table-cell table:style-name="ce73" office:value-type="string">
            <text:p>Extension DPA</text:p>
          </table:table-cell>
          <table:table-cell table:style-name="ce73" office:value-type="string">
            <text:p>Travaux</text:p>
          </table:table-cell>
          <table:table-cell table:style-name="ce143" office:value-type="float" office:value="9360">
            <text:p>9 360,00 <text:s text:c="2"/></text:p>
          </table:table-cell>
          <table:table-cell table:style-name="ce203" office:value-type="string">
            <text:p>BC <text:s/>: 01/06/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Midi-Chauffage</text:p>
            <text:p>34000 - Montpellier</text:p>
          </table:table-cell>
          <table:table-cell table:style-name="ce73" office:value-type="string">
            <text:p>Liaison hydraulique en polyéthylène gymnase-chaufferie Mion</text:p>
          </table:table-cell>
          <table:table-cell table:style-name="ce73" office:value-type="string">
            <text:p>Travaux</text:p>
          </table:table-cell>
          <table:table-cell table:style-name="ce143" office:value-type="float" office:value="9412">
            <text:p>9 412,00 <text:s text:c="2"/></text:p>
          </table:table-cell>
          <table:table-cell table:style-name="ce203" office:value-type="string">
            <text:p>BC <text:s/>: 07/06/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SARL Guibert</text:p>
            <text:p>34680 St Georges d'Orques</text:p>
          </table:table-cell>
          <table:table-cell table:style-name="ce73" office:value-type="string">
            <text:p>Liaison hydraulique en polyéthylène GS Oxford - lot 1</text:p>
          </table:table-cell>
          <table:table-cell table:style-name="ce73" office:value-type="string">
            <text:p>Travaux</text:p>
          </table:table-cell>
          <table:table-cell table:style-name="ce143" office:value-type="float" office:value="11670">
            <text:p>11 670,00 <text:s text:c="2"/></text:p>
          </table:table-cell>
          <table:table-cell table:style-name="ce203" office:value-type="date" office:date-value="2007-08-06">
            <text:p>06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M Gaubert</text:p>
            <text:p>34140 - Mauguio</text:p>
          </table:table-cell>
          <table:table-cell table:style-name="ce73" office:value-type="string">
            <text:p>Liaison hydraulique en polyéthylène GS Oxford - lot 2</text:p>
          </table:table-cell>
          <table:table-cell table:style-name="ce73" office:value-type="string">
            <text:p>Travaux</text:p>
          </table:table-cell>
          <table:table-cell table:style-name="ce143" office:value-type="float" office:value="14800">
            <text:p>14 800,00 <text:s text:c="2"/></text:p>
          </table:table-cell>
          <table:table-cell table:style-name="ce203" office:value-type="date" office:date-value="2007-08-06">
            <text:p>06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2" office:value-type="string">
            <text:p>GIPEA S.A.R.L. </text:p>
            <text:p>503 Avenue du 8 mai 1945</text:p>
            <text:p>69300 Caluire</text:p>
            <text:p>France</text:p>
          </table:table-cell>
          <table:table-cell table:style-name="ce29" office:value-type="string">
            <text:p>REORGANISATION DE LA STRUCTURE DU PHOTOMODELE URBAIN POUR OPTIMISER SA VISUALISATION EN 3D</text:p>
          </table:table-cell>
          <table:table-cell table:style-name="ce41" office:value-type="string">
            <text:p>services</text:p>
          </table:table-cell>
          <table:table-cell table:style-name="ce146" office:value-type="string">
            <text:p>16 000 € HT mini - 16 000 € Ht maxi</text:p>
          </table:table-cell>
          <table:table-cell table:style-name="ce207" office:value-type="date" office:date-value="2007-09-04">
            <text:p>04/09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OTIS 34070 Montpellier</text:p>
          </table:table-cell>
          <table:table-cell table:style-name="ce73" office:value-type="string">
            <text:p>Contrat d'entretien <text:s text:c="14"/>ascenseur <text:s text:c="9"/>cuisine centrale</text:p>
          </table:table-cell>
          <table:table-cell table:style-name="ce73" office:value-type="string">
            <text:p>Services</text:p>
          </table:table-cell>
          <table:table-cell table:style-name="ce145" office:value-type="string">
            <text:p>5.096,00 € HT</text:p>
          </table:table-cell>
          <table:table-cell table:style-name="ce210" office:value-type="date" office:date-value="2007-05-15">
            <text:p>15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CILLIT MEDITERRANEE 13120 Gardanne</text:p>
          </table:table-cell>
          <table:table-cell table:style-name="ce73" office:value-type="string">
            <text:p>Contrat d'entretien <text:s text:c="14"/>adoucisseur <text:s text:c="9"/>cuisine centrale</text:p>
          </table:table-cell>
          <table:table-cell table:style-name="ce73" office:value-type="string">
            <text:p>Services</text:p>
          </table:table-cell>
          <table:table-cell table:style-name="ce145" office:value-type="string">
            <text:p>4.178,28 € HT</text:p>
          </table:table-cell>
          <table:table-cell table:style-name="ce210" office:value-type="date" office:date-value="2007-05-15">
            <text:p>15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SALAGER-SERRA <text:s/>34730 Prades-le-Lez</text:p>
          </table:table-cell>
          <table:table-cell table:style-name="ce73" office:value-type="string">
            <text:p>Maintenance lave-vaisselle + armoires frigos rest. scol.</text:p>
          </table:table-cell>
          <table:table-cell table:style-name="ce73" office:value-type="string">
            <text:p>Services</text:p>
          </table:table-cell>
          <table:table-cell table:style-name="ce145" office:value-type="string">
            <text:p>17.940,00 € HT</text:p>
          </table:table-cell>
          <table:table-cell table:style-name="ce210" office:value-type="date" office:date-value="2007-05-19">
            <text:p>19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POUZET 34000 Montpellier</text:p>
          </table:table-cell>
          <table:table-cell table:style-name="ce73" office:value-type="string">
            <text:p>Maintenance <text:s text:c="6"/>matériel production <text:s text:c="4"/>cuisine centrale</text:p>
          </table:table-cell>
          <table:table-cell table:style-name="ce73" office:value-type="string">
            <text:p>Services</text:p>
          </table:table-cell>
          <table:table-cell table:style-name="ce145" office:value-type="string">
            <text:p>17.940,00 € HT</text:p>
          </table:table-cell>
          <table:table-cell table:style-name="ce210" office:value-type="date" office:date-value="2007-05-19">
            <text:p>19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LOOMIS FRANCE <text:s text:c="40"/>13856 Aix-en-Provence Cedex 3</text:p>
          </table:table-cell>
          <table:table-cell table:style-name="ce73" office:value-type="string">
            <text:p>Transport fonds régie cuisine centrale</text:p>
          </table:table-cell>
          <table:table-cell table:style-name="ce73" office:value-type="string">
            <text:p>Services</text:p>
          </table:table-cell>
          <table:table-cell table:style-name="ce145" office:value-type="string">
            <text:p>15.800,00 € HT</text:p>
          </table:table-cell>
          <table:table-cell table:style-name="ce210" office:value-type="date" office:date-value="2007-06-29">
            <text:p>29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3" office:value-type="string">
            <text:p>SARECO </text:p>
            <text:p>75 010 PARIS</text:p>
            <text:p/>
          </table:table-cell>
          <table:table-cell table:style-name="ce39" office:value-type="string">
            <text:p>ASSISTANCE POUR LA PASSATION DU MARCHE RELATIF AU STATIONNEMENT PAYANT DE LA VILLE DE MONTPELLIER</text:p>
          </table:table-cell>
          <table:table-cell table:style-name="ce73" office:value-type="string">
            <text:p>SERVICE</text:p>
          </table:table-cell>
          <table:table-cell table:style-name="ce145" office:value-type="string">
            <text:p>12 270,00 € HT</text:p>
          </table:table-cell>
          <table:table-cell table:style-name="ce210" office:value-type="date" office:date-value="2007-08-06">
            <text:p>06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EDOA 34570 PIGNAN</text:p>
          </table:table-cell>
          <table:table-cell table:style-name="ce41" office:value-type="string">
            <text:p>Diagnostic de structures métalliques</text:p>
          </table:table-cell>
          <table:table-cell table:style-name="ce41" office:value-type="string">
            <text:p>services</text:p>
          </table:table-cell>
          <table:table-cell table:style-name="ce146" office:value-type="string">
            <text:p>6860 € HT</text:p>
          </table:table-cell>
          <table:table-cell table:style-name="ce207" office:value-type="date" office:date-value="2007-09-27">
            <text:p>27/09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INTERVIA ETUDES SA 34740 VENDARGUES</text:p>
          </table:table-cell>
          <table:table-cell table:style-name="ce41" office:value-type="string">
            <text:p>Etude génie civil phases AVP-PRO-ACT</text:p>
          </table:table-cell>
          <table:table-cell table:style-name="ce41" office:value-type="string">
            <text:p>services</text:p>
          </table:table-cell>
          <table:table-cell table:style-name="ce146" office:value-type="string">
            <text:p>14500 € HT</text:p>
          </table:table-cell>
          <table:table-cell table:style-name="ce207" office:value-type="date" office:date-value="2007-06-15">
            <text:p>15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MARIN 34980 ST GELY DU FESC</text:p>
          </table:table-cell>
          <table:table-cell table:style-name="ce41" office:value-type="string">
            <text:p>aménagement du Général Mathieu Dumas (lot 2)</text:p>
          </table:table-cell>
          <table:table-cell table:style-name="ce41" office:value-type="string">
            <text:p>travaux</text:p>
          </table:table-cell>
          <table:table-cell table:style-name="ce146" office:value-type="string">
            <text:p>18845,00 € HT</text:p>
          </table:table-cell>
          <table:table-cell table:style-name="ce207" office:value-type="date" office:date-value="2007-11-22">
            <text:p>22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VEOLIA 34967 MONTPELLIER</text:p>
          </table:table-cell>
          <table:table-cell table:style-name="ce41" office:value-type="string">
            <text:p>Moulin de l'Evêque maintenance du seuil</text:p>
          </table:table-cell>
          <table:table-cell table:style-name="ce41" office:value-type="string">
            <text:p>service</text:p>
          </table:table-cell>
          <table:table-cell table:style-name="ce146" office:value-type="string">
            <text:p>36364,00 € Ht</text:p>
          </table:table-cell>
          <table:table-cell table:style-name="ce207" office:value-type="date" office:date-value="2007-04-18">
            <text:p>18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BILICKI-d'HOMBRE 34080 MONTPELLIER</text:p>
          </table:table-cell>
          <table:table-cell table:style-name="ce41" office:value-type="string">
            <text:p>Etablissement des plans de recolement des ouvrages d'eau potable et d'eaux pluviales</text:p>
          </table:table-cell>
          <table:table-cell table:style-name="ce41" office:value-type="string">
            <text:p>Service</text:p>
          </table:table-cell>
          <table:table-cell table:style-name="ce146" office:value-type="string">
            <text:p>30 000 € HT</text:p>
          </table:table-cell>
          <table:table-cell table:style-name="ce207" office:value-type="date" office:date-value="2007-12-14">
            <text:p>14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ALPHA SOL 34340 ST PRIVAT DES VIEUX</text:p>
          </table:table-cell>
          <table:table-cell table:style-name="ce41" office:value-type="string">
            <text:p>Mission géotechnique pour la desserte en eau potable du lycée Pierre Mendes France</text:p>
          </table:table-cell>
          <table:table-cell table:style-name="ce41" office:value-type="string">
            <text:p>service</text:p>
          </table:table-cell>
          <table:table-cell table:style-name="ce146" office:value-type="string">
            <text:p>23150 € HT</text:p>
          </table:table-cell>
          <table:table-cell table:style-name="ce207" office:value-type="date" office:date-value="2007-08-16">
            <text:p>16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4" office:value-type="string">
            <text:p>EHTP 11130</text:p>
          </table:table-cell>
          <table:table-cell table:style-name="ce74" office:value-type="string">
            <text:p>Pose réseau télécom</text:p>
          </table:table-cell>
          <table:table-cell table:style-name="ce74" office:value-type="string">
            <text:p>travaux</text:p>
          </table:table-cell>
          <table:table-cell table:style-name="ce150" office:value-type="float" office:value="7160">
            <text:p>7 160,00 <text:s text:c="2"/></text:p>
          </table:table-cell>
          <table:table-cell table:style-name="ce211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Entreprise B.R.L 34960 Montpellier cedex 2</text:p>
          </table:table-cell>
          <table:table-cell table:style-name="ce44" office:value-type="string">
            <text:p>Transport et mise en place de bacs d'orangerie - Marché à bons de commande</text:p>
          </table:table-cell>
          <table:table-cell table:style-name="ce44" office:value-type="string">
            <text:p>T</text:p>
          </table:table-cell>
          <table:table-cell table:style-name="ce40" office:value-type="string">
            <text:p>Montant minimum : 7 000 € H.T Montant maximum : 21 000 € H.T</text:p>
          </table:table-cell>
          <table:table-cell table:style-name="ce207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5"/>
          <table:table-cell table:style-name="ce75" office:value-type="string">
            <text:p>Fourniture et travaux de préparation du sol pour les prairies fleuries</text:p>
          </table:table-cell>
          <table:table-cell table:style-name="ce44"/>
          <table:table-cell table:style-name="ce36"/>
          <table:table-cell table:style-name="ce212" office:value-type="string">
            <text:p>7V18</text:p>
          </table:table-cell>
          <table:table-cell table:style-name="ce269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15" office:value-type="string">
            <text:p>PHYTOSEM 05000 GAP</text:p>
          </table:table-cell>
          <table:table-cell table:style-name="ce75" office:value-type="string">
            <text:p>lot 1 : fourtniture du mélange de graines</text:p>
          </table:table-cell>
          <table:table-cell table:style-name="ce44"/>
          <table:table-cell table:style-name="ce36" office:value-type="string">
            <text:p>9856,69 €HT</text:p>
          </table:table-cell>
          <table:table-cell table:style-name="ce212"/>
          <table:table-cell table:style-name="ce269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15" office:value-type="string">
            <text:p>NEGRE ANTOINETTE <text:s text:c="32"/>34170 CASTELNAU LE LEZ</text:p>
          </table:table-cell>
          <table:table-cell table:style-name="ce75" office:value-type="string">
            <text:p>lot 2 : préparation du sol et semis</text:p>
          </table:table-cell>
          <table:table-cell table:style-name="ce44" office:value-type="string">
            <text:p>T</text:p>
          </table:table-cell>
          <table:table-cell table:style-name="ce36" office:value-type="string">
            <text:p>9577,20 € HT</text:p>
          </table:table-cell>
          <table:table-cell table:style-name="ce212"/>
          <table:table-cell table:style-name="ce269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15" office:value-type="string">
            <text:p>UPEE 7 34130 SAINT AUNES</text:p>
          </table:table-cell>
          <table:table-cell table:style-name="ce75" office:value-type="string">
            <text:p>fourniture et plantations de végétaux pour bacs d'orangerie</text:p>
          </table:table-cell>
          <table:table-cell table:style-name="ce44" office:value-type="string">
            <text:p>T</text:p>
          </table:table-cell>
          <table:table-cell table:style-name="ce36" office:value-type="string">
            <text:p>8743 € HT</text:p>
          </table:table-cell>
          <table:table-cell table:style-name="ce207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/>
          <table:table-cell table:style-name="ce76" office:value-type="string">
            <text:p>Mission de contrôle technique L +LE</text:p>
          </table:table-cell>
          <table:table-cell table:style-name="ce78" table:number-columns-repeated="2"/>
          <table:table-cell table:style-name="ce21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APAVE 34970 LATTES</text:p>
          </table:table-cell>
          <table:table-cell table:style-name="ce76" office:value-type="string">
            <text:p>Lot 1: grand mail paillade</text:p>
          </table:table-cell>
          <table:table-cell table:style-name="ce78"/>
          <table:table-cell table:style-name="ce78" office:value-type="string">
            <text:p>2100 € HT</text:p>
          </table:table-cell>
          <table:table-cell table:style-name="ce21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APAVE 34970 LATTES</text:p>
          </table:table-cell>
          <table:table-cell table:style-name="ce76" office:value-type="string">
            <text:p>lot 2 : réseax verts </text:p>
          </table:table-cell>
          <table:table-cell table:style-name="ce78"/>
          <table:table-cell table:style-name="ce78" office:value-type="string">
            <text:p>1680 € HT</text:p>
          </table:table-cell>
          <table:table-cell table:style-name="ce21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NEGRE 34170 CASTELNAU LE LEZ</text:p>
          </table:table-cell>
          <table:table-cell table:style-name="ce76" office:value-type="string">
            <text:p>travaux viticoles Mas Nouguier</text:p>
          </table:table-cell>
          <table:table-cell table:style-name="ce78"/>
          <table:table-cell table:style-name="ce35" office:value-type="string">
            <text:p>montant mini : 40000€ HT <text:s/>montant maxi : 80000€ HT</text:p>
          </table:table-cell>
          <table:table-cell table:style-name="ce21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VIP+ 34000 MONTPELLIER</text:p>
          </table:table-cell>
          <table:table-cell table:style-name="ce76" office:value-type="string">
            <text:p>Préau - école Aquitaine</text:p>
          </table:table-cell>
          <table:table-cell table:style-name="ce78" office:value-type="string">
            <text:p>travaux</text:p>
          </table:table-cell>
          <table:table-cell table:style-name="ce151" office:value-type="float" office:value="13200">
            <text:p>13 200,00 <text:s text:c="2"/></text:p>
          </table:table-cell>
          <table:table-cell table:style-name="ce213" office:value-type="date" office:date-value="2007-05-16">
            <text:p>16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CAYZAC 34660</text:p>
          </table:table-cell>
          <table:table-cell table:style-name="ce76" office:value-type="string">
            <text:p>Ecoles Deroin Spinoza extension maitrise d'œuvre</text:p>
          </table:table-cell>
          <table:table-cell table:style-name="ce78" office:value-type="string">
            <text:p>services</text:p>
          </table:table-cell>
          <table:table-cell table:style-name="ce151" office:value-type="float" office:value="10772">
            <text:p>10 772,00 <text:s text:c="2"/></text:p>
          </table:table-cell>
          <table:table-cell table:style-name="ce213" office:value-type="date" office:date-value="2007-05-02">
            <text:p>02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CRTP 34000 Montpellier</text:p>
          </table:table-cell>
          <table:table-cell table:style-name="ce76" office:value-type="string">
            <text:p>école Marie Curie - sanitaire</text:p>
          </table:table-cell>
          <table:table-cell table:style-name="ce78" office:value-type="string">
            <text:p>TRAVAUX</text:p>
          </table:table-cell>
          <table:table-cell table:style-name="ce151" office:value-type="float" office:value="10069">
            <text:p>10 069,0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76" office:value-type="string">
            <text:p>Ecole Schoelcher - préau</text:p>
          </table:table-cell>
          <table:table-cell table:style-name="ce78" office:value-type="string">
            <text:p>TRAVAUX</text:p>
          </table:table-cell>
          <table:table-cell table:style-name="ce151" office:value-type="float" office:value="16189.6">
            <text:p>16 189,6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/>
          <table:table-cell table:style-name="ce76" office:value-type="string">
            <text:p>Ecole Louisville - aménagement intérieur</text:p>
          </table:table-cell>
          <table:table-cell table:style-name="ce78" office:value-type="string">
            <text:p>TRAVAUX</text:p>
          </table:table-cell>
          <table:table-cell table:style-name="ce151" office:value-type="float" office:value="8291">
            <text:p>8 291,0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76" office:value-type="string">
            <text:p>peinture</text:p>
          </table:table-cell>
          <table:table-cell table:style-name="ce78"/>
          <table:table-cell table:style-name="ce151" office:value-type="float" office:value="1012">
            <text:p>1 012,00 <text:s text:c="2"/></text:p>
          </table:table-cell>
          <table:table-cell table:style-name="ce213" office:value-type="date" office:date-value="2007-09-26">
            <text:p>26/09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DEHAIL 34380</text:p>
          </table:table-cell>
          <table:table-cell table:style-name="ce76" office:value-type="string">
            <text:p>électricité</text:p>
          </table:table-cell>
          <table:table-cell table:style-name="ce78"/>
          <table:table-cell table:style-name="ce151" office:value-type="float" office:value="2785">
            <text:p>2 785,0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MAS 34000 Montpellier</text:p>
          </table:table-cell>
          <table:table-cell table:style-name="ce76" office:value-type="string">
            <text:p>menuiserie</text:p>
          </table:table-cell>
          <table:table-cell table:style-name="ce78"/>
          <table:table-cell table:style-name="ce151" office:value-type="float" office:value="1625">
            <text:p>1 625,00 <text:s text:c="2"/></text:p>
          </table:table-cell>
          <table:table-cell table:style-name="ce213" office:value-type="date" office:date-value="2007-08-23">
            <text:p>23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AZUARA 34690 FABREGUES</text:p>
          </table:table-cell>
          <table:table-cell table:style-name="ce76" office:value-type="string">
            <text:p>gros œuvre</text:p>
          </table:table-cell>
          <table:table-cell table:style-name="ce78"/>
          <table:table-cell table:style-name="ce151" office:value-type="float" office:value="2869">
            <text:p>2 869,00 <text:s text:c="2"/></text:p>
          </table:table-cell>
          <table:table-cell table:style-name="ce213" office:value-type="date" office:date-value="2007-11-23">
            <text:p>23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Sport environnement 34000 Montpellier</text:p>
          </table:table-cell>
          <table:table-cell table:style-name="ce76" office:value-type="string">
            <text:p>école Brès, Chaplin, Kipling-sol souple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8983">
            <text:p>8 983,0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Sud CRTP - 34000 Montpellier</text:p>
          </table:table-cell>
          <table:table-cell table:style-name="ce76" office:value-type="string">
            <text:p>école Desborde - façade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8360">
            <text:p>8 360,0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Sud CRTP - 34000 Montpellier</text:p>
          </table:table-cell>
          <table:table-cell table:style-name="ce76" office:value-type="string">
            <text:p>école churchill - façade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8154">
            <text:p>8 154,0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PRSFT 34690 FABREGUES</text:p>
          </table:table-cell>
          <table:table-cell table:style-name="ce76" office:value-type="string">
            <text:p>école Voltaire - insonorisation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5200">
            <text:p>5 200,0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NORISKO - 34000 Montpellier</text:p>
          </table:table-cell>
          <table:table-cell table:style-name="ce76" office:value-type="string">
            <text:p>écoles Deroin Spinoza - extension contrôle technique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7860">
            <text:p>7 860,00 <text:s text:c="2"/></text:p>
          </table:table-cell>
          <table:table-cell table:style-name="ce213" office:value-type="date" office:date-value="2007-09-26">
            <text:p>26/09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SOCOTEC 34000 Montpellier</text:p>
          </table:table-cell>
          <table:table-cell table:style-name="ce76" office:value-type="string">
            <text:p>diverses écoles - contrôle installations électrique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5365">
            <text:p>5 365,0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FUGRO 34830 Montpellier</text:p>
          </table:table-cell>
          <table:table-cell table:style-name="ce76" office:value-type="string">
            <text:p>école Pagnol - étude sol pour ascenseur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4409">
            <text:p>4 409,00 <text:s text:c="2"/></text:p>
          </table:table-cell>
          <table:table-cell table:style-name="ce213" office:value-type="date" office:date-value="2007-08-23">
            <text:p>23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VIP+ 34000 MONTPELLIER</text:p>
          </table:table-cell>
          <table:table-cell table:style-name="ce76" office:value-type="string">
            <text:p>diverses écoles maternelles - organigramme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10000">
            <text:p>10 000,00 <text:s text:c="2"/></text:p>
          </table:table-cell>
          <table:table-cell table:style-name="ce213" office:value-type="date" office:date-value="2007-11-23">
            <text:p>23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VIP+ 34000 MONTPELLIER</text:p>
          </table:table-cell>
          <table:table-cell table:style-name="ce76" office:value-type="string">
            <text:p>diverses écoles primaires - organigramme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10000">
            <text:p>10 000,00 <text:s text:c="2"/></text:p>
          </table:table-cell>
          <table:table-cell table:style-name="ce213" office:value-type="date" office:date-value="2007-11-23">
            <text:p>23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APAVE 34970 LATTES</text:p>
          </table:table-cell>
          <table:table-cell table:style-name="ce76" office:value-type="string">
            <text:p>école Mermoz - réhabilitation contrôle technique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4000">
            <text:p>4 000,00 <text:s text:c="2"/></text:p>
          </table:table-cell>
          <table:table-cell table:style-name="ce213" office:value-type="date" office:date-value="2007-10-08">
            <text:p>08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MERINO 34690 FABREGUES</text:p>
          </table:table-cell>
          <table:table-cell table:style-name="ce76" office:value-type="string">
            <text:p>école Mermoz - aménagement accè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16673.37">
            <text:p>16 673,37 <text:s text:c="2"/></text:p>
          </table:table-cell>
          <table:table-cell table:style-name="ce213" office:value-type="date" office:date-value="2007-12-10">
            <text:p>10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Sud CRTP - 34000 Montpellier</text:p>
          </table:table-cell>
          <table:table-cell table:style-name="ce76" office:value-type="string">
            <text:p>école Brel - mise en sécurité plafond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17424.5">
            <text:p>17 424,50 <text:s text:c="2"/></text:p>
          </table:table-cell>
          <table:table-cell table:style-name="ce213" office:value-type="date" office:date-value="2007-11-22">
            <text:p>22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GLS - 34000 Montpellier</text:p>
          </table:table-cell>
          <table:table-cell table:style-name="ce76" office:value-type="string">
            <text:p>école Callas - rénovation classe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7840">
            <text:p>7 840,00 <text:s text:c="2"/></text:p>
          </table:table-cell>
          <table:table-cell table:style-name="ce213" office:value-type="date" office:date-value="2007-10-24">
            <text:p>24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Menuiserie TERRAL - 34880</text:p>
          </table:table-cell>
          <table:table-cell table:style-name="ce76" office:value-type="string">
            <text:p>école Churchill - aménagement accueil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5310">
            <text:p>5 310,00 <text:s text:c="2"/></text:p>
          </table:table-cell>
          <table:table-cell table:style-name="ce213" office:value-type="date" office:date-value="2007-10-24">
            <text:p>24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Giraud - 34690</text:p>
          </table:table-cell>
          <table:table-cell table:style-name="ce76" office:value-type="string">
            <text:p>école Simenon - peintures module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9785">
            <text:p>9 785,00 <text:s text:c="2"/></text:p>
          </table:table-cell>
          <table:table-cell table:style-name="ce213" office:value-type="date" office:date-value="2007-11-23">
            <text:p>23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PRSFT 34690</text:p>
          </table:table-cell>
          <table:table-cell table:style-name="ce76" office:value-type="string">
            <text:p>école Daudet - plafond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6414.88">
            <text:p>6 414,88 <text:s text:c="2"/></text:p>
          </table:table-cell>
          <table:table-cell table:style-name="ce213" office:value-type="date" office:date-value="2007-11-22">
            <text:p>22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Menuiserie TERRAL - 34880</text:p>
          </table:table-cell>
          <table:table-cell table:style-name="ce76" office:value-type="string">
            <text:p>école Schoelcher - menuiserie logement fonction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8267">
            <text:p>8 267,00 <text:s text:c="2"/></text:p>
          </table:table-cell>
          <table:table-cell table:style-name="ce213" office:value-type="date" office:date-value="2007-10-24">
            <text:p>24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ASTP - 34130</text:p>
          </table:table-cell>
          <table:table-cell table:style-name="ce76" office:value-type="string">
            <text:p>école Daubié - espaces vert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4638">
            <text:p>4 638,00 <text:s text:c="2"/></text:p>
          </table:table-cell>
          <table:table-cell table:style-name="ce213" office:value-type="date" office:date-value="2007-12-10">
            <text:p>10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ETI - 34170</text:p>
          </table:table-cell>
          <table:table-cell table:style-name="ce76" office:value-type="string">
            <text:p>école Brès - étanchéité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9469">
            <text:p>9 469,00 <text:s text:c="2"/></text:p>
          </table:table-cell>
          <table:table-cell table:style-name="ce213" office:value-type="date" office:date-value="2007-12-10">
            <text:p>10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MERINO 34690</text:p>
          </table:table-cell>
          <table:table-cell table:style-name="ce76" office:value-type="string">
            <text:p>école Heidelberg - restaurant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5576">
            <text:p>5 576,00 <text:s text:c="2"/></text:p>
          </table:table-cell>
          <table:table-cell table:style-name="ce213" office:value-type="date" office:date-value="2007-12-10">
            <text:p>10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CAYZAC 34660</text:p>
          </table:table-cell>
          <table:table-cell table:style-name="ce76" office:value-type="string">
            <text:p>Réhabilitation - maîtrise d'œuvre école M Pagnol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34605.3">
            <text:p>34 605,30 <text:s text:c="2"/></text:p>
          </table:table-cell>
          <table:table-cell table:style-name="ce213" office:value-type="date" office:date-value="2007-06-18">
            <text:p>18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76" office:value-type="string">
            <text:p>rénovation mur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20541.31">
            <text:p>20 541,31 <text:s text:c="2"/></text:p>
          </table:table-cell>
          <table:table-cell table:style-name="ce213" office:value-type="date" office:date-value="2007-05-14">
            <text:p>14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VIP+ 34000 MONTPELLIER</text:p>
          </table:table-cell>
          <table:table-cell table:style-name="ce76" office:value-type="string">
            <text:p>Préau - école Desborde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24040">
            <text:p>24 040,00 <text:s text:c="2"/></text:p>
          </table:table-cell>
          <table:table-cell table:style-name="ce213" office:value-type="date" office:date-value="2007-05-09">
            <text:p>09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ETI - 34170</text:p>
          </table:table-cell>
          <table:table-cell table:style-name="ce76" office:value-type="string">
            <text:p>Ecole Mallet - toiture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40502.8">
            <text:p>40 502,80 <text:s text:c="2"/></text:p>
          </table:table-cell>
          <table:table-cell table:style-name="ce213" office:value-type="date" office:date-value="2007-10-24">
            <text:p>24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ETI - 34170</text:p>
          </table:table-cell>
          <table:table-cell table:style-name="ce76" office:value-type="string">
            <text:p>logements Ménestrels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29708.6">
            <text:p>29 708,60 <text:s text:c="2"/></text:p>
          </table:table-cell>
          <table:table-cell table:style-name="ce213" office:value-type="date" office:date-value="2007-06-18">
            <text:p>18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ASTP - 34130</text:p>
          </table:table-cell>
          <table:table-cell table:style-name="ce76" office:value-type="string">
            <text:p>école Averoes - mur végétalisé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49649">
            <text:p>49 649,00 <text:s text:c="2"/></text:p>
          </table:table-cell>
          <table:table-cell table:style-name="ce213" office:value-type="date" office:date-value="2007-09-10">
            <text:p>10/09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Omnium - 34135</text:p>
          </table:table-cell>
          <table:table-cell table:style-name="ce76" office:value-type="string">
            <text:p>école Camoens - reprise béton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20806.4">
            <text:p>20 806,40 <text:s text:c="2"/></text:p>
          </table:table-cell>
          <table:table-cell table:style-name="ce213" office:value-type="date" office:date-value="2007-09-10">
            <text:p>10/09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ACAF - 34000 Montpellier</text:p>
          </table:table-cell>
          <table:table-cell table:style-name="ce76" office:value-type="string">
            <text:p>Ecole Armstrong- ascenseur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43630">
            <text:p>43 630,00 <text:s text:c="2"/></text:p>
          </table:table-cell>
          <table:table-cell table:style-name="ce213" office:value-type="date" office:date-value="2007-07-17">
            <text:p>17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Sport environnement 34000 Montpellier</text:p>
          </table:table-cell>
          <table:table-cell table:style-name="ce76" office:value-type="string">
            <text:p>Ecole Bazille - réfection cour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29520">
            <text:p>29 520,00 <text:s text:c="2"/></text:p>
          </table:table-cell>
          <table:table-cell table:style-name="ce213" office:value-type="date" office:date-value="2007-07-27">
            <text:p>27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MARTEAU 34300</text:p>
          </table:table-cell>
          <table:table-cell table:style-name="ce76" office:value-type="string">
            <text:p>école Curie - façade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26630">
            <text:p>26 630,00 <text:s text:c="2"/></text:p>
          </table:table-cell>
          <table:table-cell table:style-name="ce213" office:value-type="date" office:date-value="2007-07-27">
            <text:p>27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7"/>
          <table:table-cell table:style-name="ce76" office:value-type="string">
            <text:p>Restaurant scolaire J. Moulin - extension</text:p>
          </table:table-cell>
          <table:table-cell table:style-name="ce78" office:value-type="string">
            <text:p>TRAVAUX</text:p>
          </table:table-cell>
          <table:table-cell table:style-name="ce152" office:value-type="float" office:value="30245.8">
            <text:p>30 245,80 <text:s text:c="2"/></text:p>
          </table:table-cell>
          <table:table-cell table:style-name="ce213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Environnement bois - 34740</text:p>
          </table:table-cell>
          <table:table-cell table:style-name="ce76" office:value-type="string">
            <text:p>lot 1 : ossature bois</text:p>
          </table:table-cell>
          <table:table-cell table:style-name="ce78"/>
          <table:table-cell table:style-name="ce152" office:value-type="float" office:value="26167.3">
            <text:p>26 167,30 <text:s text:c="2"/></text:p>
          </table:table-cell>
          <table:table-cell table:style-name="ce21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OLD Méditerrannée - 34680</text:p>
          </table:table-cell>
          <table:table-cell table:style-name="ce76" office:value-type="string">
            <text:p>étanchéité PVC</text:p>
          </table:table-cell>
          <table:table-cell table:style-name="ce78"/>
          <table:table-cell table:style-name="ce152" office:value-type="float" office:value="4078.5">
            <text:p>4 078,50 <text:s text:c="2"/></text:p>
          </table:table-cell>
          <table:table-cell table:style-name="ce21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DEHAIL 34380</text:p>
          </table:table-cell>
          <table:table-cell table:style-name="ce76" office:value-type="string">
            <text:p>Ecole Ferry - luminaires</text:p>
          </table:table-cell>
          <table:table-cell table:style-name="ce78"/>
          <table:table-cell table:style-name="ce152" office:value-type="float" office:value="22970">
            <text:p>22 970,00 <text:s text:c="2"/></text:p>
          </table:table-cell>
          <table:table-cell table:style-name="ce21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 office:value-type="string">
            <text:p>Sud CRTP - 34000 Montpellier</text:p>
          </table:table-cell>
          <table:table-cell table:style-name="ce76" office:value-type="string">
            <text:p>école Brel - hall d'entrée</text:p>
          </table:table-cell>
          <table:table-cell table:style-name="ce78"/>
          <table:table-cell table:style-name="ce152" office:value-type="float" office:value="34744.18">
            <text:p>34 744,18 <text:s text:c="2"/></text:p>
          </table:table-cell>
          <table:table-cell table:style-name="ce213" office:value-type="date" office:date-value="2007-12-10">
            <text:p>10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6"/>
          <table:table-cell table:style-name="ce76"/>
          <table:table-cell table:style-name="ce78"/>
          <table:table-cell table:style-name="ce152"/>
          <table:table-cell table:style-name="ce21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/>
          <table:table-cell table:style-name="ce41" table:number-columns-repeated="2"/>
          <table:table-cell table:style-name="ce146"/>
          <table:table-cell table:style-name="ce207"/>
          <table:table-cell table:style-name="ce268" table:number-columns-repeated="24"/>
          <table:table-cell table:number-columns-repeated="995"/>
        </table:table-row>
        <table:table-row table:style-name="ro5">
          <table:table-cell table:style-name="ce18" office:value-type="string">
            <text:p>nom de l'attributaire + code postal </text:p>
          </table:table-cell>
          <table:table-cell table:style-name="ce77" office:value-type="string">
            <text:p>Objet du marché</text:p>
          </table:table-cell>
          <table:table-cell table:style-name="ce121" office:value-type="string">
            <text:p>type de marchés (fournitures ou services ou travaux)</text:p>
          </table:table-cell>
          <table:table-cell table:style-name="ce121" office:value-type="string">
            <text:p>montant du marché - tranche de 20 000 Euros HT à 49 999 Euros HT </text:p>
          </table:table-cell>
          <table:table-cell table:style-name="ce214" office:value-type="string">
            <text:p>Date de notification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8" office:value-type="string">
            <text:p>TOLEDO 34690 FABREGUES</text:p>
          </table:table-cell>
          <table:table-cell table:style-name="ce44" office:value-type="string">
            <text:p>crèche L.Guiraud restructuration des locaux des moyens</text:p>
          </table:table-cell>
          <table:table-cell table:style-name="ce120" office:value-type="string">
            <text:p>travaux</text:p>
          </table:table-cell>
          <table:table-cell table:style-name="ce146" office:value-type="float" office:value="25461.55">
            <text:p>25 461,55 <text:s text:c="2"/></text:p>
          </table:table-cell>
          <table:table-cell table:style-name="ce207" office:value-type="date" office:date-value="2007-06-05">
            <text:p>05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Eric Brouet 11160 Villeneuve Minervois</text:p>
          </table:table-cell>
          <table:table-cell table:style-name="ce71" office:value-type="string">
            <text:p>Revue de presse audiovisuelle pour la ville de Montpellier</text:p>
          </table:table-cell>
          <table:table-cell table:style-name="ce40" office:value-type="string">
            <text:p>Services</text:p>
          </table:table-cell>
          <table:table-cell table:style-name="ce147" office:value-type="string">
            <text:p>10 000 à 40 000</text:p>
          </table:table-cell>
          <table:table-cell table:style-name="ce206" office:value-type="date" office:date-value="2007-03-09">
            <text:p>09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Choosit 34 170 Castelnau le lez</text:p>
          </table:table-cell>
          <table:table-cell table:style-name="ce71" office:value-type="string">
            <text:p>Hébergement,statistiques et maintenance des sites événementiels </text:p>
          </table:table-cell>
          <table:table-cell table:style-name="ce40" office:value-type="string">
            <text:p>Services</text:p>
          </table:table-cell>
          <table:table-cell table:style-name="ce147" office:value-type="string">
            <text:p>8 000 à 32 000</text:p>
          </table:table-cell>
          <table:table-cell table:style-name="ce206" office:value-type="date" office:date-value="2007-05-24">
            <text:p>24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0" office:value-type="string">
            <text:p>BEHI</text:p>
            <text:p>31527 Ramonville</text:p>
          </table:table-cell>
          <table:table-cell table:style-name="ce40" office:value-type="string">
            <text:p>Consultation A.M.O / H.Q.E</text:p>
            <text:p>Maison pour Tous ROSA PARKS</text:p>
          </table:table-cell>
          <table:table-cell table:style-name="ce118" office:value-type="string">
            <text:p>SERVICES</text:p>
          </table:table-cell>
          <table:table-cell table:style-name="ce153" office:value-type="float" office:value="34525">
            <text:p><text:s/>34 525,00 <text:s text:c="3"/></text:p>
          </table:table-cell>
          <table:table-cell table:style-name="ce202" office:value-type="date" office:date-value="2007-01-22">
            <text:p>22/0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USICOM PROVENCE</text:p>
            <text:p>13670 Verquières</text:p>
          </table:table-cell>
          <table:table-cell table:style-name="ce39" office:value-type="string">
            <text:p>Construction d'une structure porteuse métallique</text:p>
            <text:p>Locaux SCOP</text:p>
          </table:table-cell>
          <table:table-cell table:style-name="ce38" office:value-type="string">
            <text:p>TRAVAUX</text:p>
          </table:table-cell>
          <table:table-cell table:style-name="ce153" office:value-type="float" office:value="31285">
            <text:p><text:s/>31 285,00 <text:s text:c="3"/></text:p>
          </table:table-cell>
          <table:table-cell table:style-name="ce202" office:value-type="date" office:date-value="2007-02-28">
            <text:p>28/0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TOILE ET STRUCTURE</text:p>
            <text:p>34110 Frontignan</text:p>
          </table:table-cell>
          <table:table-cell table:style-name="ce38" office:value-type="string">
            <text:p>Changement des 6 bâches</text:p>
            <text:p>KIOSQUES DES FLEURISTES</text:p>
          </table:table-cell>
          <table:table-cell table:style-name="ce38" office:value-type="string">
            <text:p>TRAVAUX</text:p>
          </table:table-cell>
          <table:table-cell table:style-name="ce153" office:value-type="float" office:value="25566">
            <text:p><text:s/>25 566,00 <text:s text:c="3"/></text:p>
          </table:table-cell>
          <table:table-cell table:style-name="ce202" office:value-type="date" office:date-value="2007-03-27">
            <text:p>27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VEOLIA - 34967 MONTPELLIER</text:p>
          </table:table-cell>
          <table:table-cell table:style-name="ce71" office:value-type="string">
            <text:p>Moulin de l'Evêque Maintenance du seuil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36364">
            <text:p>36 364,00 <text:s text:c="2"/></text:p>
          </table:table-cell>
          <table:table-cell table:style-name="ce206" office:value-type="date" office:date-value="2007-04-18">
            <text:p>18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GEOSCAN 33430 BAZAS</text:p>
          </table:table-cell>
          <table:table-cell table:style-name="ce71" office:value-type="string">
            <text:p>Mission de renforcement de structure chapelle de la Visitation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29150">
            <text:p>29 150,00 <text:s text:c="2"/></text:p>
          </table:table-cell>
          <table:table-cell table:style-name="ce206" office:value-type="date" office:date-value="2007-07-23">
            <text:p>23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PROREAL 34000 MONTPELLIER</text:p>
          </table:table-cell>
          <table:table-cell table:style-name="ce71" office:value-type="string">
            <text:p>mission d'études structure Tribune de l'Orgue Chapelle St Mathieu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30000">
            <text:p>30 000,00 <text:s text:c="2"/></text:p>
          </table:table-cell>
          <table:table-cell table:style-name="ce206" office:value-type="date" office:date-value="2007-07-16">
            <text:p>16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SERM 34000 Montpellier</text:p>
          </table:table-cell>
          <table:table-cell table:style-name="ce71" office:value-type="string">
            <text:p>Sélection titulaire d'une concession d'aménagement projet rénovation urbaine Cévennes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32340">
            <text:p>32 340,00 <text:s text:c="2"/></text:p>
          </table:table-cell>
          <table:table-cell table:style-name="ce206" office:value-type="date" office:date-value="2007-05-11">
            <text:p>11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INSITU 34680 FABREGUES</text:p>
          </table:table-cell>
          <table:table-cell table:style-name="ce71" office:value-type="string">
            <text:p>Etude des centralités urbaines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41000">
            <text:p>41 000,00 <text:s text:c="2"/></text:p>
          </table:table-cell>
          <table:table-cell table:style-name="ce206" office:value-type="date" office:date-value="2007-07-31">
            <text:p>31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GEOCEANE 17450 ST LAURENT DE LA PREE</text:p>
          </table:table-cell>
          <table:table-cell table:style-name="ce71" office:value-type="string">
            <text:p>Etude prévisionnelle sur la démographie scolaire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35400">
            <text:p>35 400,00 <text:s text:c="2"/></text:p>
          </table:table-cell>
          <table:table-cell table:style-name="ce206" office:value-type="date" office:date-value="2007-07-23">
            <text:p>23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SOTEM 34430 SAINT JEAN DE VEDAS</text:p>
          </table:table-cell>
          <table:table-cell table:style-name="ce71" office:value-type="string">
            <text:p>Mas de Merle (lot 2 éclairage public)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32165.16">
            <text:p>32 165,16 <text:s text:c="2"/></text:p>
          </table:table-cell>
          <table:table-cell table:style-name="ce206" office:value-type="date" office:date-value="2007-07-10">
            <text:p>10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CAPGEMINI 34473 PEROLS</text:p>
          </table:table-cell>
          <table:table-cell table:style-name="ce71" office:value-type="string">
            <text:p>Gestion Open Source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20150">
            <text:p>20 150,00 <text:s text:c="2"/></text:p>
          </table:table-cell>
          <table:table-cell table:style-name="ce206" office:value-type="date" office:date-value="2007-06-11">
            <text:p>11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SOTEM 34430 SAINT JEAN DE VEDAS</text:p>
          </table:table-cell>
          <table:table-cell table:style-name="ce71" office:value-type="string">
            <text:p>Mende/Truel (lot 2)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26570.83">
            <text:p>26 570,83 <text:s text:c="2"/></text:p>
          </table:table-cell>
          <table:table-cell table:style-name="ce206" office:value-type="date" office:date-value="2007-01-16">
            <text:p>16/0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ARL C&amp;G 34070 MONTPELLIER</text:p>
          </table:table-cell>
          <table:table-cell table:style-name="ce41" office:value-type="string">
            <text:p>Mission de synthèse : Maison Pour Tous Rosa Lee Parks</text:p>
          </table:table-cell>
          <table:table-cell table:style-name="ce120" office:value-type="string">
            <text:p>Services</text:p>
          </table:table-cell>
          <table:table-cell table:style-name="ce154" office:value-type="float" office:value="20488.5">
            <text:p>20 488,50</text:p>
          </table:table-cell>
          <table:table-cell table:style-name="ce207" office:value-type="date" office:date-value="2007-10-16">
            <text:p>16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1" office:value-type="string">
            <text:p>SOTPN 34170 CASTELNAU LE LEZ</text:p>
          </table:table-cell>
          <table:table-cell table:style-name="ce41" office:value-type="string">
            <text:p>marché à BC : nettoyage des Chêneaux du Patrimoine</text:p>
          </table:table-cell>
          <table:table-cell table:style-name="ce120" office:value-type="string">
            <text:p>travaux</text:p>
          </table:table-cell>
          <table:table-cell table:style-name="ce120" office:value-type="string">
            <text:p>10 000 € HT mini - 40 000 € HT maxi</text:p>
          </table:table-cell>
          <table:table-cell table:style-name="ce207" office:value-type="date" office:date-value="2007-11-13">
            <text:p>13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ASTIER BATIMENT 34000 MONTPELLIER </text:p>
          </table:table-cell>
          <table:table-cell table:style-name="ce71" office:value-type="string">
            <text:p>Mission OPC Maison Pour Tous Rosa Lee Parks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33680">
            <text:p>33 680,00 <text:s text:c="2"/></text:p>
          </table:table-cell>
          <table:table-cell table:style-name="ce206" office:value-type="date" office:date-value="2007-10-16">
            <text:p>16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QUALICONSULT 34000 MONTPELLIER</text:p>
          </table:table-cell>
          <table:table-cell table:style-name="ce71" office:value-type="string">
            <text:p>Marché à BC : missions de contrôle technique DPA</text:p>
          </table:table-cell>
          <table:table-cell table:style-name="ce40" office:value-type="string">
            <text:p>Services</text:p>
          </table:table-cell>
          <table:table-cell table:style-name="ce147" office:value-type="string">
            <text:p>11 000 € ht mini - 44 000 € HT maxi</text:p>
          </table:table-cell>
          <table:table-cell table:style-name="ce206" office:value-type="date" office:date-value="2007-10-04">
            <text:p>04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MEYNADIER 48000 MENDE</text:p>
          </table:table-cell>
          <table:table-cell table:style-name="ce71" office:value-type="string">
            <text:p>Ravalement des façades espace Pitot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45034">
            <text:p>45 034,00 <text:s text:c="2"/></text:p>
          </table:table-cell>
          <table:table-cell table:style-name="ce206" office:value-type="date" office:date-value="2007-11-12">
            <text:p>12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ECHO 34000 MONTPELLIER</text:p>
          </table:table-cell>
          <table:table-cell table:style-name="ce71" office:value-type="string">
            <text:p>Mission Economie de la Construction Gymnase SPINOSI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22575">
            <text:p>22 575,00 <text:s text:c="2"/></text:p>
          </table:table-cell>
          <table:table-cell table:style-name="ce206" office:value-type="date" office:date-value="2007-11-19">
            <text:p>19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P3G 34130 MAUGUIO</text:p>
          </table:table-cell>
          <table:table-cell table:style-name="ce71" office:value-type="string">
            <text:p>Bureau d'études structure gymnase SPINOSI</text:p>
          </table:table-cell>
          <table:table-cell table:style-name="ce40" office:value-type="string">
            <text:p>Services</text:p>
          </table:table-cell>
          <table:table-cell table:style-name="ce147" office:value-type="float" office:value="30750">
            <text:p>30 750,00 <text:s text:c="2"/></text:p>
          </table:table-cell>
          <table:table-cell table:style-name="ce206" office:value-type="date" office:date-value="2007-12-04">
            <text:p>04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SPORT ENVIRONNEMENT 34070 MONTPELLIER</text:p>
          </table:table-cell>
          <table:table-cell table:style-name="ce71" office:value-type="string">
            <text:p>Traitement abords Grammont 9,10, 11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24785">
            <text:p>24 785,00 <text:s text:c="2"/></text:p>
          </table:table-cell>
          <table:table-cell table:style-name="ce206" office:value-type="date" office:date-value="2007-05-03">
            <text:p>03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KIT GRIMP 38160 ST ROMANS</text:p>
          </table:table-cell>
          <table:table-cell table:style-name="ce71" office:value-type="string">
            <text:p>Mur d'escalade A. Achille réalisation structure artificielle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41798.55">
            <text:p>41 798,55 <text:s text:c="2"/></text:p>
          </table:table-cell>
          <table:table-cell table:style-name="ce206" office:value-type="date" office:date-value="2007-05-03">
            <text:p>03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SPORT ENVIRONNEMENT 34070 MONTPELLIER</text:p>
          </table:table-cell>
          <table:table-cell table:style-name="ce71" office:value-type="string">
            <text:p>Aménagement terrain beach volley comédie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23490">
            <text:p>23 490,00 <text:s text:c="2"/></text:p>
          </table:table-cell>
          <table:table-cell table:style-name="ce206" office:value-type="date" office:date-value="2007-05-21">
            <text:p>21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BOUIX LA GARRIGUE 84870 LORIOL DU COMTAT</text:p>
          </table:table-cell>
          <table:table-cell table:style-name="ce71" office:value-type="string">
            <text:p>Dépose du terrain synthétique terrain Astruc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31527">
            <text:p>31 527,00 <text:s text:c="2"/></text:p>
          </table:table-cell>
          <table:table-cell table:style-name="ce206" office:value-type="date" office:date-value="2007-05-22">
            <text:p>22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CORNIL HERVE 34085 MONTPELLIER CEDEX 4</text:p>
          </table:table-cell>
          <table:table-cell table:style-name="ce71" office:value-type="string">
            <text:p>Réfection façades Stade Philippidès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23535">
            <text:p>23 535,00 <text:s text:c="2"/></text:p>
          </table:table-cell>
          <table:table-cell table:style-name="ce206" office:value-type="date" office:date-value="2007-05-22">
            <text:p>22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SPORT ENVIRONNEMENT 34070 MONTPELLIER</text:p>
          </table:table-cell>
          <table:table-cell table:style-name="ce71" office:value-type="string">
            <text:p>Création d'un terrain de Beach Volley sur le boulodrome Les Beaux-Arts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20020">
            <text:p>20 020,00 <text:s text:c="2"/></text:p>
          </table:table-cell>
          <table:table-cell table:style-name="ce206" office:value-type="date" office:date-value="2007-10-29">
            <text:p>29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CLOTURES DU SUD 34000 MONTPELLIER</text:p>
          </table:table-cell>
          <table:table-cell table:style-name="ce71" office:value-type="string">
            <text:p>Réfection pare ballons aux terrains Mail des Abbés, Mosson n°4, Louis Combertte, PEPS La Pompignane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34956">
            <text:p>34 956,00 <text:s text:c="2"/></text:p>
          </table:table-cell>
          <table:table-cell table:style-name="ce206" office:value-type="date" office:date-value="2007-10-29">
            <text:p>29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TP SOL 34170 CASTELNAU LE LEZ</text:p>
          </table:table-cell>
          <table:table-cell table:style-name="ce71" office:value-type="string">
            <text:p>Boulodrome B. Gasset construction du boulodrome extérieur réalisation du parking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25350">
            <text:p>25 350,00 <text:s text:c="2"/></text:p>
          </table:table-cell>
          <table:table-cell table:style-name="ce206" office:value-type="date" office:date-value="2007-11-15">
            <text:p>15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LCRI 30904 NIMES CEDEX 9</text:p>
          </table:table-cell>
          <table:table-cell table:style-name="ce71" office:value-type="string">
            <text:p>Babote - restauration de la salle d'exposition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37401.77">
            <text:p>37 401,77 <text:s text:c="2"/></text:p>
          </table:table-cell>
          <table:table-cell table:style-name="ce206" office:value-type="date" office:date-value="2007-05-03">
            <text:p>03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9" office:value-type="string">
            <text:p>IMAPPING 31700 BLAGNAC</text:p>
          </table:table-cell>
          <table:table-cell table:style-name="ce41" office:value-type="string">
            <text:p>Conception de la signalétique dans le secteur piéton de Montpellier</text:p>
          </table:table-cell>
          <table:table-cell table:style-name="ce120" office:value-type="string">
            <text:p>Services</text:p>
          </table:table-cell>
          <table:table-cell table:style-name="ce146" office:value-type="float" office:value="29000">
            <text:p>29 000,00 <text:s text:c="2"/></text:p>
          </table:table-cell>
          <table:table-cell table:style-name="ce207" office:value-type="date" office:date-value="2007-05-04">
            <text:p>04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DOUBLET 59710</text:p>
          </table:table-cell>
          <table:table-cell table:style-name="ce71" office:value-type="string">
            <text:p>Achat isoloirs, urnes et compteurs</text:p>
          </table:table-cell>
          <table:table-cell table:style-name="ce40" office:value-type="string">
            <text:p>fournitures</text:p>
          </table:table-cell>
          <table:table-cell table:style-name="ce147" office:value-type="string">
            <text:p>10 000 € HT mini - 40 000 € HT maxi</text:p>
          </table:table-cell>
          <table:table-cell table:style-name="ce206" office:value-type="date" office:date-value="2007-03-13">
            <text:p>13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ARVEL INDUSTRIES 63114</text:p>
          </table:table-cell>
          <table:table-cell table:style-name="ce71" office:value-type="string">
            <text:p>Acquisition d'une saleuse</text:p>
          </table:table-cell>
          <table:table-cell table:style-name="ce40" office:value-type="string">
            <text:p>fournitures</text:p>
          </table:table-cell>
          <table:table-cell table:style-name="ce147" office:value-type="float" office:value="23920">
            <text:p>23 920,00 <text:s text:c="2"/></text:p>
          </table:table-cell>
          <table:table-cell table:style-name="ce206" office:value-type="date" office:date-value="2007-06-20">
            <text:p>20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CEGELEC 34965 MONTPELLIER CEDEX 2</text:p>
          </table:table-cell>
          <table:table-cell table:style-name="ce71" office:value-type="string">
            <text:p>Achat d'un groupe électrogène pour le parc Lunaret</text:p>
          </table:table-cell>
          <table:table-cell table:style-name="ce40" office:value-type="string">
            <text:p>fournitures</text:p>
          </table:table-cell>
          <table:table-cell table:style-name="ce147" office:value-type="float" office:value="27788.3">
            <text:p>27 788,30 <text:s text:c="2"/></text:p>
          </table:table-cell>
          <table:table-cell table:style-name="ce206" office:value-type="date" office:date-value="2007-03-20">
            <text:p>20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SAS MONTENO/ALLIANCE AUTO MITSUBISHI 34130</text:p>
          </table:table-cell>
          <table:table-cell table:style-name="ce71" office:value-type="string">
            <text:p>Achat d'un 4x4 pour le parc Lunaret</text:p>
          </table:table-cell>
          <table:table-cell table:style-name="ce40" office:value-type="string">
            <text:p>fournitures</text:p>
          </table:table-cell>
          <table:table-cell table:style-name="ce147" office:value-type="float" office:value="24737.47">
            <text:p>24 737,47 <text:s text:c="2"/></text:p>
          </table:table-cell>
          <table:table-cell table:style-name="ce206" office:value-type="date" office:date-value="2007-12-27">
            <text:p>27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/>
          <table:table-cell table:style-name="ce71" office:value-type="string">
            <text:p>RESCASET 38147</text:p>
          </table:table-cell>
          <table:table-cell table:style-name="ce40" office:value-type="string">
            <text:p>fournitures</text:p>
          </table:table-cell>
          <table:table-cell table:style-name="ce147" office:value-type="string">
            <text:p>10 000 € HT mini - 50 000 € HT maxi</text:p>
          </table:table-cell>
          <table:table-cell table:style-name="ce206" office:value-type="date" office:date-value="2007-12-27">
            <text:p>27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5" office:value-type="string">
            <text:p>FITEL 34470 PEROLS</text:p>
          </table:table-cell>
          <table:table-cell table:style-name="ce39" office:value-type="string">
            <text:p>entretien de corbeilles à papier</text:p>
          </table:table-cell>
          <table:table-cell table:style-name="ce38" office:value-type="string">
            <text:p>travaux</text:p>
          </table:table-cell>
          <table:table-cell table:style-name="ce153" office:value-type="string" office:string-value="5250 € mini - 21000 € maxi">
            <text:p><text:s/>5250 € mini - 21000 € maxi </text:p>
          </table:table-cell>
          <table:table-cell table:style-name="ce201" office:value-type="date" office:date-value="2007-05-15">
            <text:p>15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 office:value-type="string">
            <text:p>ADUCTIS 91571 BIEVRES</text:p>
          </table:table-cell>
          <table:table-cell table:style-name="ce71" office:value-type="string">
            <text:p>achat d'un logiciel de gestion du parc</text:p>
          </table:table-cell>
          <table:table-cell table:style-name="ce40" office:value-type="string">
            <text:p>fournitures</text:p>
          </table:table-cell>
          <table:table-cell table:style-name="ce147" office:value-type="float" office:value="24731">
            <text:p>24 731,00 <text:s text:c="2"/></text:p>
          </table:table-cell>
          <table:table-cell table:style-name="ce206" office:value-type="date" office:date-value="2007-04-29">
            <text:p>29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9"/>
          <table:table-cell table:style-name="ce71"/>
          <table:table-cell table:style-name="ce40"/>
          <table:table-cell table:style-name="ce147" office:value-type="float" office:value="45050">
            <text:p>45 050,00 <text:s text:c="2"/></text:p>
          </table:table-cell>
          <table:table-cell table:style-name="ce206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Sport Environnement <text:s text:c="4"/>34070 Montpellier</text:p>
          </table:table-cell>
          <table:table-cell table:style-name="ce40" office:value-type="string">
            <text:p>Lot 1 : Fourniture et mise en place d'abris de jardins et mobilier bois</text:p>
          </table:table-cell>
          <table:table-cell table:style-name="ce44"/>
          <table:table-cell table:style-name="ce40" office:value-type="string">
            <text:p>25 100,00 € H.T</text:p>
          </table:table-cell>
          <table:table-cell table:style-name="ce206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Sport Environnement <text:s text:c="4"/>34070 Montpellier</text:p>
          </table:table-cell>
          <table:table-cell table:style-name="ce40" office:value-type="string">
            <text:p>Lot 2 : Fourniture et mise en place de clôtures et portillons</text:p>
          </table:table-cell>
          <table:table-cell table:style-name="ce44"/>
          <table:table-cell table:style-name="ce40" office:value-type="string">
            <text:p>19 950,00 € H.T</text:p>
          </table:table-cell>
          <table:table-cell table:style-name="ce206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GDF</text:p>
            <text:p>34078 Montpellier</text:p>
          </table:table-cell>
          <table:table-cell table:style-name="ce73" office:value-type="string">
            <text:p>Fourniture gaz naturel GS Mion, Gymnases Ramel et Gasset</text:p>
          </table:table-cell>
          <table:table-cell table:style-name="ce73" office:value-type="string">
            <text:p>Fourniture</text:p>
          </table:table-cell>
          <table:table-cell table:style-name="ce143" office:value-type="float" office:value="49999">
            <text:p>49 999,00 <text:s text:c="2"/></text:p>
          </table:table-cell>
          <table:table-cell table:style-name="ce203" office:value-type="date" office:date-value="2007-10-05">
            <text:p>05/10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Boisson</text:p>
            <text:p>- 34130 Mudaison</text:p>
          </table:table-cell>
          <table:table-cell table:style-name="ce73" office:value-type="string">
            <text:p>Changement de production de chaleur Prévention</text:p>
          </table:table-cell>
          <table:table-cell table:style-name="ce73" office:value-type="string">
            <text:p>Travaux</text:p>
          </table:table-cell>
          <table:table-cell table:style-name="ce143" office:value-type="float" office:value="33450">
            <text:p>33 450,00 <text:s text:c="2"/></text:p>
          </table:table-cell>
          <table:table-cell table:style-name="ce203" office:value-type="date" office:date-value="2007-11-21">
            <text:p>21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GDF</text:p>
            <text:p>34078 Montpellier</text:p>
          </table:table-cell>
          <table:table-cell table:style-name="ce73" office:value-type="string">
            <text:p>Fourniture gaz naturel GS Villon</text:p>
          </table:table-cell>
          <table:table-cell table:style-name="ce73" office:value-type="string">
            <text:p>Fourniture</text:p>
          </table:table-cell>
          <table:table-cell table:style-name="ce143" office:value-type="float" office:value="49999">
            <text:p>49 999,00 <text:s text:c="2"/></text:p>
          </table:table-cell>
          <table:table-cell table:style-name="ce203" office:value-type="date" office:date-value="2007-11-28">
            <text:p>28/1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VENTICLEAN <text:s/>59152 Chereng</text:p>
          </table:table-cell>
          <table:table-cell table:style-name="ce73" office:value-type="string">
            <text:p>Contrat nettoyage plafond filtrant <text:s text:c="9"/>cuisine centrale</text:p>
          </table:table-cell>
          <table:table-cell table:style-name="ce73" office:value-type="string">
            <text:p>Services</text:p>
          </table:table-cell>
          <table:table-cell table:style-name="ce73" office:value-type="string">
            <text:p>20.000,00 € HT</text:p>
          </table:table-cell>
          <table:table-cell table:style-name="ce210" office:value-type="date" office:date-value="2007-05-16">
            <text:p>16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3" office:value-type="string">
            <text:p>PARAGON <text:s/>58 202 COSNE SUR LOIRE</text:p>
          </table:table-cell>
          <table:table-cell table:style-name="ce39" office:value-type="string">
            <text:p>FOURNITURES DE PROCES VERBAUX DE CONTRAVENTION (AVIS ET CARTE DE PAIEMENT)</text:p>
          </table:table-cell>
          <table:table-cell table:style-name="ce73" office:value-type="string">
            <text:p>FOURNITURES</text:p>
          </table:table-cell>
          <table:table-cell table:style-name="ce73" office:value-type="string">
            <text:p>mini 25 000,00 <text:s/>€ HT <text:s text:c="15"/>maxi 45 000,00 <text:s/>€ HT</text:p>
          </table:table-cell>
          <table:table-cell table:style-name="ce210" office:value-type="date" office:date-value="2007-03-14">
            <text:p>14/03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3" office:value-type="string">
            <text:p>LM INGENIERIE</text:p>
            <text:p>34960 MONTPELLIER CEDEX 2</text:p>
            <text:p/>
          </table:table-cell>
          <table:table-cell table:style-name="ce39" office:value-type="string">
            <text:p>MISSIONS DE MAITRISE D’ŒUVRE POUR L’EXTENSION DU RESEAU DE VIDEOSURVEILLANCE URBAINE DE MONTPELLIER</text:p>
            <text:p/>
          </table:table-cell>
          <table:table-cell table:style-name="ce73" office:value-type="string">
            <text:p>SERVICE</text:p>
          </table:table-cell>
          <table:table-cell table:style-name="ce128" office:value-type="string">
            <text:p>22 450,00 € HT</text:p>
          </table:table-cell>
          <table:table-cell table:style-name="ce210" office:value-type="date" office:date-value="2007-12-06">
            <text:p>06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SPIE SUD OUEST 34430 ST JEAN DE VEDAS</text:p>
          </table:table-cell>
          <table:table-cell table:style-name="ce73" office:value-type="string">
            <text:p>Maintenance des équipements électriques et de sécurité du tunnel comédie</text:p>
          </table:table-cell>
          <table:table-cell table:style-name="ce73" office:value-type="string">
            <text:p>travaux</text:p>
          </table:table-cell>
          <table:table-cell table:style-name="ce143" office:value-type="float" office:value="44530.65">
            <text:p>44 530,65 <text:s text:c="2"/></text:p>
          </table:table-cell>
          <table:table-cell table:style-name="ce203" office:value-type="date" office:date-value="2007-07-20">
            <text:p>20/07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20" office:value-type="string">
            <text:p>Nextiraone France</text:p>
          </table:table-cell>
          <table:table-cell table:style-name="ce35" office:value-type="string">
            <text:p>Contrat de maintenance système téléphonique de la mairie</text:p>
          </table:table-cell>
          <table:table-cell table:style-name="ce35" office:value-type="string">
            <text:p>service</text:p>
          </table:table-cell>
          <table:table-cell table:style-name="ce152" office:value-type="string">
            <text:p>45000/3ans</text:p>
          </table:table-cell>
          <table:table-cell table:style-name="ce215" office:value-type="date" office:date-value="2007-01-30">
            <text:p>30/01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20" office:value-type="string">
            <text:p>Chiche 34070 Montpellier</text:p>
          </table:table-cell>
          <table:table-cell table:style-name="ce35" office:value-type="string">
            <text:p>Clapet coupe feu</text:p>
          </table:table-cell>
          <table:table-cell table:style-name="ce78" office:value-type="string">
            <text:p>travaux</text:p>
          </table:table-cell>
          <table:table-cell table:style-name="ce152" office:value-type="string">
            <text:p>26 500,00 HT</text:p>
          </table:table-cell>
          <table:table-cell table:style-name="ce215" office:value-type="date" office:date-value="2007-05-24">
            <text:p>24/05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20" office:value-type="string">
            <text:p>Cofathec 34437</text:p>
          </table:table-cell>
          <table:table-cell table:style-name="ce35" office:value-type="string">
            <text:p>clim débit variable 5°et 6°</text:p>
          </table:table-cell>
          <table:table-cell table:style-name="ce78" office:value-type="string">
            <text:p>travaux</text:p>
          </table:table-cell>
          <table:table-cell table:style-name="ce152" office:value-type="string">
            <text:p>35 640,00 HT</text:p>
          </table:table-cell>
          <table:table-cell table:style-name="ce215" office:value-type="date" office:date-value="2007-08-08">
            <text:p>08/08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20" office:value-type="string">
            <text:p>APAVE 34970 LATTES</text:p>
          </table:table-cell>
          <table:table-cell table:style-name="ce35" office:value-type="string">
            <text:p>contrôle des installations techniques</text:p>
          </table:table-cell>
          <table:table-cell table:style-name="ce78" office:value-type="string">
            <text:p>service</text:p>
          </table:table-cell>
          <table:table-cell table:style-name="ce152" office:value-type="string">
            <text:p>7483,64 HT</text:p>
          </table:table-cell>
          <table:table-cell table:style-name="ce215" office:value-type="date" office:date-value="2007-06-07">
            <text:p>07/06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20" office:value-type="string">
            <text:p>SCHNEIDER ELECTRIC </text:p>
          </table:table-cell>
          <table:table-cell table:style-name="ce35" office:value-type="string">
            <text:p>Remplacement GTC</text:p>
          </table:table-cell>
          <table:table-cell table:style-name="ce78" office:value-type="string">
            <text:p>travaux</text:p>
          </table:table-cell>
          <table:table-cell table:style-name="ce152" office:value-type="string">
            <text:p>9455,10 HT</text:p>
          </table:table-cell>
          <table:table-cell table:style-name="ce215" office:value-type="date" office:date-value="2007-12-04">
            <text:p>04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20" office:value-type="string">
            <text:p>ASKO 69570</text:p>
          </table:table-cell>
          <table:table-cell table:style-name="ce35" office:value-type="string">
            <text:p>remplacement chargeur alim bloc secours</text:p>
          </table:table-cell>
          <table:table-cell table:style-name="ce78" office:value-type="string">
            <text:p>travaux</text:p>
          </table:table-cell>
          <table:table-cell table:style-name="ce152" office:value-type="string">
            <text:p>8070,00 HT</text:p>
          </table:table-cell>
          <table:table-cell table:style-name="ce215" office:value-type="date" office:date-value="2007-12-04">
            <text:p>04/12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5"/>
          <table:table-cell table:style-name="ce36" office:value-type="string">
            <text:p>Contrat de culture de plantes fleuries : cyclamens et chrysanthèmes</text:p>
          </table:table-cell>
          <table:table-cell table:style-name="ce75" office:value-type="string">
            <text:p>T</text:p>
          </table:table-cell>
          <table:table-cell table:style-name="ce36"/>
          <table:table-cell table:style-name="ce203"/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5" office:value-type="string">
            <text:p>Exploitation horticole du Cannebeth <text:s text:c="8"/>34120 Mauguio</text:p>
          </table:table-cell>
          <table:table-cell table:style-name="ce36" office:value-type="string">
            <text:p>Lot 1 : Fourniture de cyclamens fleuris</text:p>
          </table:table-cell>
          <table:table-cell table:style-name="ce75"/>
          <table:table-cell table:style-name="ce36" office:value-type="string">
            <text:p>Montant minimum : 10 000 € H.T Montant maximum : 40 000 € H.T</text:p>
          </table:table-cell>
          <table:table-cell table:style-name="ce203" office:value-type="date" office:date-value="2007-04-06">
            <text:p>06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15" office:value-type="string">
            <text:p>Ets NARDY 34400 Lunel</text:p>
          </table:table-cell>
          <table:table-cell table:style-name="ce36" office:value-type="string">
            <text:p>Lot 2 : Fourniture de chrysanthèmes</text:p>
          </table:table-cell>
          <table:table-cell table:style-name="ce75"/>
          <table:table-cell table:style-name="ce36" office:value-type="string">
            <text:p>Montant minimum : 1 500 € H.T Montant maximum : 6 000 € H.T</text:p>
          </table:table-cell>
          <table:table-cell table:style-name="ce206" office:value-type="date" office:date-value="2007-04-05">
            <text:p>05/04/2007</text:p>
          </table:table-cell>
          <table:table-cell table:style-name="ce268" table:number-columns-repeated="24"/>
          <table:table-cell table:number-columns-repeated="995"/>
        </table:table-row>
        <table:table-row table:style-name="ro3">
          <table:table-cell table:style-name="ce21"/>
          <table:table-cell table:style-name="ce40" office:value-type="string">
            <text:p>Aménagement de l'entrée de l'esplanade Gabriel Michel</text:p>
          </table:table-cell>
          <table:table-cell table:style-name="ce44" office:value-type="string">
            <text:p>T</text:p>
          </table:table-cell>
          <table:table-cell table:style-name="ce36"/>
          <table:table-cell table:style-name="ce212" office:value-type="string">
            <text:p>7V04</text:p>
          </table:table-cell>
          <table:table-cell table:style-name="ce270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21" office:value-type="string">
            <text:p>Bec Frères 34680 St Georges d'Orques</text:p>
          </table:table-cell>
          <table:table-cell table:style-name="ce40" office:value-type="string">
            <text:p>Lot 1 : Maçonnerie</text:p>
          </table:table-cell>
          <table:table-cell table:style-name="ce44"/>
          <table:table-cell table:style-name="ce36" office:value-type="string">
            <text:p>34 377,50 € H.T</text:p>
          </table:table-cell>
          <table:table-cell table:style-name="ce212"/>
          <table:table-cell table:style-name="ce270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21" office:value-type="string">
            <text:p>Horizon Clôtures <text:s text:c="6"/>66000 Perpignan</text:p>
          </table:table-cell>
          <table:table-cell table:style-name="ce40" office:value-type="string">
            <text:p>Lot 2 : Serrurerie</text:p>
          </table:table-cell>
          <table:table-cell table:style-name="ce44"/>
          <table:table-cell table:style-name="ce36" office:value-type="string">
            <text:p>6 085,30 € H.T</text:p>
          </table:table-cell>
          <table:table-cell table:style-name="ce212"/>
          <table:table-cell table:style-name="ce270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15"/>
          <table:table-cell table:style-name="ce36" office:value-type="string">
            <text:p>Fourniture de jeunes plants, graines bisannuelles et bulbes</text:p>
          </table:table-cell>
          <table:table-cell table:style-name="ce75" office:value-type="string">
            <text:p>F</text:p>
          </table:table-cell>
          <table:table-cell table:style-name="ce36"/>
          <table:table-cell table:style-name="ce212"/>
          <table:table-cell table:style-name="ce271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15" office:value-type="string">
            <text:p>Sté Bertrand Frères <text:s text:c="9"/>49000 Angers</text:p>
          </table:table-cell>
          <table:table-cell table:style-name="ce36" office:value-type="string">
            <text:p>Lot 1 : Jeunes plants bisannuels</text:p>
          </table:table-cell>
          <table:table-cell table:style-name="ce75"/>
          <table:table-cell table:style-name="ce36" office:value-type="string">
            <text:p>Montant minimum : 5 000 € H.T Montant maximum : 20 000 € H.T</text:p>
          </table:table-cell>
          <table:table-cell table:style-name="ce212" office:value-type="date" office:date-value="2007-06-06">
            <text:p>06/06/2007</text:p>
          </table:table-cell>
          <table:table-cell table:style-name="ce271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15" office:value-type="string">
            <text:p>Entreprise N.P.K <text:s text:c="6"/>42100 St Etienne</text:p>
          </table:table-cell>
          <table:table-cell table:style-name="ce36" office:value-type="string">
            <text:p>Lot 2 : Graines bisannuelles</text:p>
          </table:table-cell>
          <table:table-cell table:style-name="ce75"/>
          <table:table-cell table:style-name="ce36" office:value-type="string">
            <text:p>Montant minimum : 1 500 € H.T Montant maximum : 6 000 € H.T</text:p>
          </table:table-cell>
          <table:table-cell table:style-name="ce212" office:value-type="date" office:date-value="2007-06-06">
            <text:p>06/06/2007</text:p>
          </table:table-cell>
          <table:table-cell table:style-name="ce271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15" office:value-type="string">
            <text:p>Entreprise Van Geest Nurseries <text:s text:c="7"/>HOLLANDE</text:p>
          </table:table-cell>
          <table:table-cell table:style-name="ce36" office:value-type="string">
            <text:p>Lot 3 : Bulbes</text:p>
          </table:table-cell>
          <table:table-cell table:style-name="ce75"/>
          <table:table-cell table:style-name="ce36" office:value-type="string">
            <text:p>Montant minimum : 5 000 € H.T Montant maximum : 20 000 € H.T</text:p>
          </table:table-cell>
          <table:table-cell table:style-name="ce212" office:value-type="date" office:date-value="2007-06-06">
            <text:p>06/06/2007</text:p>
          </table:table-cell>
          <table:table-cell table:style-name="ce271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20" office:value-type="string">
            <text:p>association LAYANAN 34230 TRESSAN</text:p>
          </table:table-cell>
          <table:table-cell table:style-name="ce78" office:value-type="string">
            <text:p>lot 2 : jardins écoles</text:p>
          </table:table-cell>
          <table:table-cell table:style-name="ce78"/>
          <table:table-cell table:style-name="ce35" office:value-type="string">
            <text:p>montant mini : 1000€ HT montnat maxi 3000€HT</text:p>
          </table:table-cell>
          <table:table-cell table:style-name="ce216"/>
          <table:table-cell table:style-name="ce271"/>
          <table:table-cell table:style-name="ce268" table:number-columns-repeated="23"/>
          <table:table-cell table:number-columns-repeated="995"/>
        </table:table-row>
        <table:table-row table:style-name="ro3">
          <table:table-cell table:style-name="ce15"/>
          <table:table-cell table:style-name="ce36"/>
          <table:table-cell table:style-name="ce75"/>
          <table:table-cell table:style-name="ce36"/>
          <table:table-cell table:style-name="ce212"/>
          <table:table-cell table:style-name="ce271"/>
          <table:table-cell table:style-name="ce268" table:number-columns-repeated="23"/>
          <table:table-cell table:number-columns-repeated="995"/>
        </table:table-row>
        <table:table-row table:style-name="ro6">
          <table:table-cell table:style-name="ce22" office:value-type="string">
            <text:p>nom de l'attributaire + code postal </text:p>
          </table:table-cell>
          <table:table-cell table:style-name="ce79" office:value-type="string">
            <text:p>Objet du marché</text:p>
          </table:table-cell>
          <table:table-cell table:style-name="ce79" office:value-type="string">
            <text:p>type de marchés (fournitures ou services ou travaux)</text:p>
          </table:table-cell>
          <table:table-cell table:style-name="ce155" office:value-type="string">
            <text:p>montant du marché - tranche de <text:s text:c="14"/>50 000 € HT à 89 999 € HT</text:p>
          </table:table-cell>
          <table:table-cell table:style-name="ce217" office:value-type="string">
            <text:p>Date de notification</text:p>
          </table:table-cell>
          <table:table-cell table:style-name="ce268" table:number-columns-repeated="24"/>
          <table:table-cell table:style-name="ce273" table:number-columns-repeated="227"/>
          <table:table-cell table:style-name="ce275" table:number-columns-repeated="768"/>
        </table:table-row>
        <table:table-row table:style-name="ro7">
          <table:table-cell table:style-name="ce11" office:value-type="string">
            <text:p>entreprise TRAVESSET - 34820 TEYRAN</text:p>
          </table:table-cell>
          <table:table-cell table:style-name="ce41" office:value-type="string">
            <text:p>mise en place de mobiliers pour le fleurissement aérien 2007</text:p>
          </table:table-cell>
          <table:table-cell table:style-name="ce120" office:value-type="string">
            <text:p>travaux</text:p>
          </table:table-cell>
          <table:table-cell table:style-name="ce146" office:value-type="float" office:value="71250">
            <text:p>71 250,00 <text:s text:c="2"/></text:p>
          </table:table-cell>
          <table:table-cell table:style-name="ce207" office:value-type="date" office:date-value="2007-04-02">
            <text:p>02/04/2007</text:p>
          </table:table-cell>
          <table:table-cell table:style-name="ce268" table:number-columns-repeated="1019"/>
        </table:table-row>
        <table:table-row table:style-name="ro8">
          <table:table-cell table:style-name="ce11"/>
          <table:table-cell table:style-name="ce41" office:value-type="string">
            <text:p>aménagement des jardins familiaux "Les grands grès" 2e tranche</text:p>
          </table:table-cell>
          <table:table-cell table:style-name="ce120" office:value-type="string">
            <text:p>travaux</text:p>
          </table:table-cell>
          <table:table-cell table:style-name="ce146" office:value-type="float" office:value="45050">
            <text:p>45 050,00 <text:s text:c="2"/></text:p>
          </table:table-cell>
          <table:table-cell table:style-name="ce207"/>
          <table:table-cell table:style-name="ce268" table:number-columns-repeated="1019"/>
        </table:table-row>
        <table:table-row table:style-name="ro1">
          <table:table-cell table:style-name="ce11" office:value-type="string">
            <text:p>SPORT ENVIRONNEMENT - 34070 MONTPELLIER</text:p>
          </table:table-cell>
          <table:table-cell table:style-name="ce41" office:value-type="string">
            <text:p>Lot 1 : fourniture et mise en place d'abris de jardins et mobilier bois</text:p>
          </table:table-cell>
          <table:table-cell table:style-name="ce120"/>
          <table:table-cell table:style-name="ce146" office:value-type="float" office:value="25100">
            <text:p>25 100,00 <text:s text:c="2"/></text:p>
          </table:table-cell>
          <table:table-cell table:style-name="ce207"/>
          <table:table-cell table:style-name="ce268" table:number-columns-repeated="1019"/>
        </table:table-row>
        <table:table-row table:style-name="ro1">
          <table:table-cell table:style-name="ce11"/>
          <table:table-cell table:style-name="ce41"/>
          <table:table-cell table:style-name="ce120"/>
          <table:table-cell table:style-name="ce146" office:value-type="float" office:value="19950">
            <text:p>19 950,00 <text:s text:c="2"/></text:p>
          </table:table-cell>
          <table:table-cell table:style-name="ce207"/>
          <table:table-cell table:style-name="ce268" table:number-columns-repeated="1019"/>
        </table:table-row>
        <table:table-row table:style-name="ro1">
          <table:table-cell table:style-name="ce9"/>
          <table:table-cell table:style-name="ce40" office:value-type="string">
            <text:p>Prestations relatives à la Web TV de la Ville</text:p>
          </table:table-cell>
          <table:table-cell table:style-name="ce122" office:value-type="string">
            <text:p>Services</text:p>
          </table:table-cell>
          <table:table-cell table:style-name="ce147" office:value-type="string">
            <text:p>22 500 à 90 000</text:p>
          </table:table-cell>
          <table:table-cell table:style-name="ce206"/>
          <table:table-cell table:style-name="ce268" table:number-columns-repeated="1019"/>
        </table:table-row>
        <table:table-row table:style-name="ro1">
          <table:table-cell table:style-name="ce9" office:value-type="string">
            <text:p>Mathieu Vilcot 34690</text:p>
          </table:table-cell>
          <table:table-cell table:style-name="ce71" office:value-type="string">
            <text:p>Lot 1 Réalisation de vidéos</text:p>
          </table:table-cell>
          <table:table-cell table:style-name="ce122"/>
          <table:table-cell table:style-name="ce147" office:value-type="string">
            <text:p>16 250à 65 000</text:p>
          </table:table-cell>
          <table:table-cell table:style-name="ce206" office:value-type="date" office:date-value="2007-03-09">
            <text:p>09/03/2007</text:p>
          </table:table-cell>
          <table:table-cell table:style-name="ce268" table:number-columns-repeated="1019"/>
        </table:table-row>
        <table:table-row table:style-name="ro1">
          <table:table-cell table:style-name="ce9" office:value-type="string">
            <text:p>Localeo 75015 Paris</text:p>
          </table:table-cell>
          <table:table-cell table:style-name="ce71" office:value-type="string">
            <text:p>Lot 2 <text:s/>Hébergement des vidéos <text:s text:c="2"/></text:p>
          </table:table-cell>
          <table:table-cell table:style-name="ce122"/>
          <table:table-cell table:style-name="ce147" office:value-type="string">
            <text:p>6 250 à 25 000</text:p>
          </table:table-cell>
          <table:table-cell table:style-name="ce206" office:value-type="date" office:date-value="2007-03-09">
            <text:p>09/03/2007</text:p>
          </table:table-cell>
          <table:table-cell table:style-name="ce268" table:number-columns-repeated="1019"/>
        </table:table-row>
        <table:table-row table:style-name="ro1">
          <table:table-cell table:style-name="ce9" office:value-type="string">
            <text:p>Arts Helio 34 000 Montpellier</text:p>
          </table:table-cell>
          <table:table-cell table:style-name="ce40" office:value-type="string">
            <text:p>Reprographie couleur numérique de documents de la Ville</text:p>
          </table:table-cell>
          <table:table-cell table:style-name="ce122" office:value-type="string">
            <text:p>Services</text:p>
          </table:table-cell>
          <table:table-cell table:style-name="ce147" office:value-type="string">
            <text:p>25 000 à 80 000</text:p>
          </table:table-cell>
          <table:table-cell table:style-name="ce206" office:value-type="date" office:date-value="2007-05-07">
            <text:p>07/05/2007</text:p>
          </table:table-cell>
          <table:table-cell table:style-name="ce268" table:number-columns-repeated="1019"/>
        </table:table-row>
        <table:table-row table:style-name="ro1">
          <table:table-cell table:style-name="ce5" office:value-type="string">
            <text:p>Yvan PEYTAVIN</text:p>
            <text:p>34000 Montpellier</text:p>
          </table:table-cell>
          <table:table-cell table:style-name="ce39" office:value-type="string">
            <text:p>Mission de Maîtrise d'Œuvre </text:p>
            <text:p>Chapelle de la résurrection</text:p>
          </table:table-cell>
          <table:table-cell table:style-name="ce38" office:value-type="string">
            <text:p>SERVICES</text:p>
          </table:table-cell>
          <table:table-cell table:style-name="ce153" office:value-type="string">
            <text:p>TF : 20 500,00</text:p>
            <text:p>TC : 55 000,00</text:p>
          </table:table-cell>
          <table:table-cell table:style-name="ce201" office:value-type="date" office:date-value="2007-06-28">
            <text:p>28/06/2007</text:p>
          </table:table-cell>
          <table:table-cell table:style-name="ce268" table:number-columns-repeated="1019"/>
        </table:table-row>
        <table:table-row table:style-name="ro8">
          <table:table-cell table:style-name="ce6" office:value-type="string">
            <text:p>SPORT ENVIRONNEMENT</text:p>
            <text:p><text:s/>34070 MONTPELLIER</text:p>
          </table:table-cell>
          <table:table-cell table:style-name="ce39" office:value-type="string">
            <text:p>Aménagement <text:s/>plateaux sportifs Grammont, Brusses, Voltaire,</text:p>
          </table:table-cell>
          <table:table-cell table:style-name="ce39" office:value-type="string">
            <text:p>travaux</text:p>
          </table:table-cell>
          <table:table-cell table:style-name="ce156" office:value-type="currency" office:currency="EUR" office:value="70429.4">
            <text:p>70 429,40 €</text:p>
          </table:table-cell>
          <table:table-cell table:style-name="ce203" office:value-type="date" office:date-value="2007-07-05">
            <text:p>05/07/2007</text:p>
          </table:table-cell>
          <table:table-cell table:style-name="ce268" table:number-columns-repeated="1019"/>
        </table:table-row>
        <table:table-row table:style-name="ro9">
          <table:table-cell table:style-name="ce23" office:value-type="string">
            <text:p>BOS VOYAGES 34070</text:p>
          </table:table-cell>
          <table:table-cell table:style-name="ce80" office:value-type="string">
            <text:p>Fourniture de titres de transports sur le territoire national LOT n° 1 </text:p>
          </table:table-cell>
          <table:table-cell table:style-name="ce80" office:value-type="string">
            <text:p><text:s/>service</text:p>
          </table:table-cell>
          <table:table-cell table:style-name="ce157" office:value-type="string">
            <text:p>mini : 10 000 € HT/ maxi : 40 000 € HT</text:p>
          </table:table-cell>
          <table:table-cell table:style-name="ce218" office:value-type="date" office:date-value="2007-02-15">
            <text:p>15/02/2007</text:p>
          </table:table-cell>
          <table:table-cell table:style-name="ce268" table:number-columns-repeated="1019"/>
        </table:table-row>
        <table:table-row table:style-name="ro10">
          <table:table-cell table:style-name="ce5" office:value-type="string">
            <text:p>IMPACT SIGNALETIQUE</text:p>
            <text:p>13240 Septeme les vallons</text:p>
          </table:table-cell>
          <table:table-cell table:style-name="ce39" office:value-type="string">
            <text:p>Travaux dans le Hall de la Mairie</text:p>
            <text:p>Lot n° 1 : Enseignes</text:p>
          </table:table-cell>
          <table:table-cell table:style-name="ce38" office:value-type="string">
            <text:p>TRAVAUX</text:p>
          </table:table-cell>
          <table:table-cell table:style-name="ce153" office:value-type="float" office:value="10717">
            <text:p><text:s/>10 717,00 <text:s text:c="3"/></text:p>
          </table:table-cell>
          <table:table-cell table:style-name="ce201" office:value-type="date" office:date-value="2007-06-22">
            <text:p>22/06/2007</text:p>
          </table:table-cell>
          <table:table-cell table:style-name="ce268" table:number-columns-repeated="1019"/>
        </table:table-row>
        <table:table-row table:style-name="ro11">
          <table:table-cell table:style-name="ce5" office:value-type="string">
            <text:p>IMPACT SIGNALETIQUE</text:p>
            <text:p>13240 Septeme les vallons</text:p>
          </table:table-cell>
          <table:table-cell table:style-name="ce39" office:value-type="string">
            <text:p>Travaux dans le Hall de la Mairie</text:p>
            <text:p>Lot n° 2 : Signalétique</text:p>
          </table:table-cell>
          <table:table-cell table:style-name="ce38" office:value-type="string">
            <text:p>TRAVAUX</text:p>
          </table:table-cell>
          <table:table-cell table:style-name="ce153" office:value-type="float" office:value="30278">
            <text:p><text:s/>30 278,00 <text:s text:c="3"/></text:p>
          </table:table-cell>
          <table:table-cell table:style-name="ce201" office:value-type="date" office:date-value="2007-06-22">
            <text:p>22/06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CMIL</text:p>
            <text:p>13180 Gignac La Nerthe</text:p>
          </table:table-cell>
          <table:table-cell table:style-name="ce39" office:value-type="string">
            <text:p>Travaux d'installation de Bureaux</text:p>
            <text:p>Locaux SCOP</text:p>
          </table:table-cell>
          <table:table-cell table:style-name="ce38" office:value-type="string">
            <text:p>TRAVAUX</text:p>
          </table:table-cell>
          <table:table-cell table:style-name="ce153" office:value-type="float" office:value="85060">
            <text:p><text:s/>85 060,00 <text:s text:c="3"/></text:p>
          </table:table-cell>
          <table:table-cell table:style-name="ce201" office:value-type="date" office:date-value="2007-01-05">
            <text:p>05/01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DELGADO 34000 MONTPELLIER </text:p>
          </table:table-cell>
          <table:table-cell table:style-name="ce39" office:value-type="string">
            <text:p>Mission de maîtrise d'œuvre maison du Lez</text:p>
          </table:table-cell>
          <table:table-cell table:style-name="ce38" office:value-type="string">
            <text:p>services</text:p>
          </table:table-cell>
          <table:table-cell table:style-name="ce153" office:value-type="float" office:value="53868.75">
            <text:p><text:s/>53 868,75 <text:s text:c="3"/></text:p>
          </table:table-cell>
          <table:table-cell table:style-name="ce201" office:value-type="date" office:date-value="2007-07-20">
            <text:p>20/07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CHRONOLOGIE INGENIERIE 30240 LE GRAU DU ROI</text:p>
          </table:table-cell>
          <table:table-cell table:style-name="ce39" office:value-type="string">
            <text:p>marché à BC missions de coordonnateur SPS</text:p>
          </table:table-cell>
          <table:table-cell table:style-name="ce38" office:value-type="string">
            <text:p>services</text:p>
          </table:table-cell>
          <table:table-cell table:style-name="ce153" office:value-type="string" office:string-value="11 000 € mini - 44 000 € maxi">
            <text:p><text:s/>11 000 € mini - 44 000 € maxi </text:p>
          </table:table-cell>
          <table:table-cell table:style-name="ce201" office:value-type="date" office:date-value="2007-08-20">
            <text:p>20/08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FPI 34150 ANIANE</text:p>
          </table:table-cell>
          <table:table-cell table:style-name="ce39" office:value-type="string">
            <text:p>Travaux de cloisons - doublages et faux-plafonds bts communaux</text:p>
          </table:table-cell>
          <table:table-cell table:style-name="ce38" office:value-type="string">
            <text:p>travaux</text:p>
          </table:table-cell>
          <table:table-cell table:style-name="ce153" office:value-type="string" office:string-value="20 000 € mini - 80 000 € maxi">
            <text:p><text:s/>20 000 € mini - 80 000 € maxi </text:p>
          </table:table-cell>
          <table:table-cell table:style-name="ce201" office:value-type="date" office:date-value="2007-09-04">
            <text:p>04/09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PACT ARIM 34090 MONTPELLIER</text:p>
          </table:table-cell>
          <table:table-cell table:style-name="ce39" office:value-type="string">
            <text:p>Etude préopérationnelle à la mise en place d'un observatoire des copropriétés dégradées sur la ville de Montpellier</text:p>
          </table:table-cell>
          <table:table-cell table:style-name="ce38" office:value-type="string">
            <text:p>Services</text:p>
          </table:table-cell>
          <table:table-cell table:style-name="ce158" office:value-type="float" office:value="59560">
            <text:p><text:s/>59 560,00 <text:s text:c="3"/></text:p>
          </table:table-cell>
          <table:table-cell table:style-name="ce201" office:value-type="date" office:date-value="2007-06-25">
            <text:p>25/06/2007</text:p>
          </table:table-cell>
          <table:table-cell table:style-name="ce268" table:number-columns-repeated="1019"/>
        </table:table-row>
        <table:table-row table:style-name="ro9">
          <table:table-cell table:style-name="ce9" office:value-type="string">
            <text:p>SPIE SUD OUEST 34435 ST JEAN DE VEDAS</text:p>
          </table:table-cell>
          <table:table-cell table:style-name="ce71" office:value-type="string">
            <text:p>Boulevard des sports (lot 2)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61701.8">
            <text:p>61 701,80 <text:s text:c="2"/></text:p>
          </table:table-cell>
          <table:table-cell table:style-name="ce206" office:value-type="date" office:date-value="2007-07-05">
            <text:p>05/07/2007</text:p>
          </table:table-cell>
          <table:table-cell table:style-name="ce268" table:number-columns-repeated="1019"/>
        </table:table-row>
        <table:table-row table:style-name="ro12">
          <table:table-cell table:style-name="ce9" office:value-type="string">
            <text:p>SOBECA 34500 BEZIERS</text:p>
          </table:table-cell>
          <table:table-cell table:style-name="ce71" office:value-type="string">
            <text:p>renforcement éclairage grand mail</text:p>
          </table:table-cell>
          <table:table-cell table:style-name="ce40" office:value-type="string">
            <text:p>travaux</text:p>
          </table:table-cell>
          <table:table-cell table:style-name="ce147" office:value-type="float" office:value="74168">
            <text:p>74 168,00 <text:s text:c="2"/></text:p>
          </table:table-cell>
          <table:table-cell table:style-name="ce206" office:value-type="date" office:date-value="2007-06-12">
            <text:p>12/06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MALET 34131</text:p>
          </table:table-cell>
          <table:table-cell table:style-name="ce39" office:value-type="string">
            <text:p>Extension réseau eau potable et eau pluviale rue Champolion suite à un PC</text:p>
          </table:table-cell>
          <table:table-cell table:style-name="ce38" office:value-type="string">
            <text:p>travaux</text:p>
          </table:table-cell>
          <table:table-cell table:style-name="ce153" office:value-type="float" office:value="76332.86">
            <text:p><text:s/>76 332,86 <text:s text:c="3"/></text:p>
          </table:table-cell>
          <table:table-cell table:style-name="ce201" office:value-type="date" office:date-value="2007-02-12">
            <text:p>12/02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QUALICONSULT 34000 MONTPELLIER</text:p>
          </table:table-cell>
          <table:table-cell table:style-name="ce39" office:value-type="string">
            <text:p>Mission de contrôle technique la Panacée</text:p>
          </table:table-cell>
          <table:table-cell table:style-name="ce38" office:value-type="string">
            <text:p>Services</text:p>
          </table:table-cell>
          <table:table-cell table:style-name="ce153" office:value-type="float" office:value="57400">
            <text:p><text:s/>57 400,00 <text:s text:c="3"/></text:p>
          </table:table-cell>
          <table:table-cell table:style-name="ce201" office:value-type="date" office:date-value="2007-10-19">
            <text:p>19/10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LANGUEDOC TOITURES 34670 BAILLARGUES</text:p>
          </table:table-cell>
          <table:table-cell table:style-name="ce39" office:value-type="string">
            <text:p>Travaux de couverture Bâtiment Baroncelli</text:p>
          </table:table-cell>
          <table:table-cell table:style-name="ce38" office:value-type="string">
            <text:p>travaux</text:p>
          </table:table-cell>
          <table:table-cell table:style-name="ce153" office:value-type="float" office:value="73645.33">
            <text:p><text:s/>73 645,33 <text:s text:c="3"/></text:p>
          </table:table-cell>
          <table:table-cell table:style-name="ce201" office:value-type="date" office:date-value="2007-12-26">
            <text:p>26/12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SOTPN 34170 CASTELNAU LE LEZ</text:p>
          </table:table-cell>
          <table:table-cell table:style-name="ce39" office:value-type="string">
            <text:p>Travaux de débroussaillage et petites démolitions patrimoine ville</text:p>
          </table:table-cell>
          <table:table-cell table:style-name="ce38" office:value-type="string">
            <text:p>travaux</text:p>
          </table:table-cell>
          <table:table-cell table:style-name="ce153" office:value-type="string" office:string-value="22 000 € HT mini - 88 000 € HT maxi">
            <text:p><text:s/>22 000 € HT mini - 88 000 € HT maxi </text:p>
          </table:table-cell>
          <table:table-cell table:style-name="ce201" office:value-type="date" office:date-value="2007-12-06">
            <text:p>06/12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SUD AMENAGEMENT 30980 LANGLADE</text:p>
          </table:table-cell>
          <table:table-cell table:style-name="ce39" office:value-type="string">
            <text:p>travaux de revêtement de sols durs + faïences mairie et bâtiments communaux</text:p>
          </table:table-cell>
          <table:table-cell table:style-name="ce38" office:value-type="string">
            <text:p>travaux</text:p>
          </table:table-cell>
          <table:table-cell table:style-name="ce153" office:value-type="string" office:string-value="20 000 € HT mini- 80 000 € HT maxi">
            <text:p><text:s/>20 000 € HT mini- 80 000 € HT maxi </text:p>
          </table:table-cell>
          <table:table-cell table:style-name="ce201" office:value-type="date" office:date-value="2007-11-16">
            <text:p>16/11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SPORT ENVIRONNEMENT - 34070 MONTPELLIER</text:p>
          </table:table-cell>
          <table:table-cell table:style-name="ce39" office:value-type="string">
            <text:p>Aménagement plateaux sportifs Grammont, Brusses, Voltaire </text:p>
          </table:table-cell>
          <table:table-cell table:style-name="ce38" office:value-type="string">
            <text:p>travaux</text:p>
          </table:table-cell>
          <table:table-cell table:style-name="ce153" office:value-type="float" office:value="70429">
            <text:p><text:s/>70 429,00 <text:s text:c="3"/></text:p>
          </table:table-cell>
          <table:table-cell table:style-name="ce201" office:value-type="date" office:date-value="2007-07-05">
            <text:p>05/07/2007</text:p>
          </table:table-cell>
          <table:table-cell table:style-name="ce268" table:number-columns-repeated="1019"/>
        </table:table-row>
        <table:table-row table:style-name="ro12">
          <table:table-cell table:style-name="ce24" office:value-type="string">
            <text:p>ALGECO SA 34110 FRONTIGNAN</text:p>
          </table:table-cell>
          <table:table-cell table:style-name="ce81" office:value-type="string">
            <text:p>Installation de bungalows préfabriqués locaux associatifs Maison du Lez</text:p>
          </table:table-cell>
          <table:table-cell table:style-name="ce123" office:value-type="string">
            <text:p>travaux</text:p>
          </table:table-cell>
          <table:table-cell table:style-name="ce159" office:value-type="float" office:value="60351.33">
            <text:p><text:s/>60 351,33 <text:s text:c="3"/></text:p>
          </table:table-cell>
          <table:table-cell table:style-name="ce219" office:value-type="date" office:date-value="2007-08-17">
            <text:p>17/08/2007</text:p>
          </table:table-cell>
          <table:table-cell table:style-name="ce268" table:number-columns-repeated="1019"/>
        </table:table-row>
        <table:table-row table:style-name="ro12">
          <table:table-cell table:style-name="ce25"/>
          <table:table-cell table:style-name="ce82" office:value-type="string">
            <text:p>Création d'un hangar Complexe sportif A. Batteux</text:p>
          </table:table-cell>
          <table:table-cell table:style-name="ce124" office:value-type="string">
            <text:p>travaux</text:p>
          </table:table-cell>
          <table:table-cell table:style-name="ce160" office:value-type="float" office:value="52905.33">
            <text:p><text:s/>52 905,33 <text:s text:c="3"/></text:p>
          </table:table-cell>
          <table:table-cell table:style-name="ce220"/>
          <table:table-cell table:style-name="ce268" table:number-columns-repeated="1019"/>
        </table:table-row>
        <table:table-row table:style-name="ro12">
          <table:table-cell table:style-name="ce5" office:value-type="string">
            <text:p>FESQUET 34400 VILLETELLE - lot 1</text:p>
          </table:table-cell>
          <table:table-cell table:style-name="ce39"/>
          <table:table-cell table:style-name="ce38"/>
          <table:table-cell table:style-name="ce153" office:value-type="float" office:value="18838.35">
            <text:p><text:s/>18 838,35 <text:s text:c="3"/></text:p>
          </table:table-cell>
          <table:table-cell table:style-name="ce201" office:value-type="date" office:date-value="2007-12-18">
            <text:p>18/12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SAEG 34000 MONTPELLIER - lot 2</text:p>
          </table:table-cell>
          <table:table-cell table:style-name="ce39"/>
          <table:table-cell table:style-name="ce38"/>
          <table:table-cell table:style-name="ce153" office:value-type="float" office:value="31230">
            <text:p><text:s/>31 230,00 <text:s text:c="3"/></text:p>
          </table:table-cell>
          <table:table-cell table:style-name="ce201" office:value-type="date" office:date-value="2007-12-18">
            <text:p>18/12/2007</text:p>
          </table:table-cell>
          <table:table-cell table:style-name="ce268" table:number-columns-repeated="1019"/>
        </table:table-row>
        <table:table-row table:style-name="ro12">
          <table:table-cell table:style-name="ce26" office:value-type="string">
            <text:p>SAO 34000 MONTPELLIER - lot 3</text:p>
          </table:table-cell>
          <table:table-cell table:style-name="ce83"/>
          <table:table-cell table:style-name="ce125"/>
          <table:table-cell table:style-name="ce161" office:value-type="float" office:value="3136.98">
            <text:p><text:s/>3 136,98 <text:s text:c="3"/></text:p>
          </table:table-cell>
          <table:table-cell table:style-name="ce221" office:value-type="date" office:date-value="2007-12-18">
            <text:p>18/12/2007</text:p>
          </table:table-cell>
          <table:table-cell table:style-name="ce268" table:number-columns-repeated="1019"/>
        </table:table-row>
        <table:table-row table:style-name="ro12">
          <table:table-cell table:style-name="ce25"/>
          <table:table-cell table:style-name="ce82" office:value-type="string">
            <text:p>Rénovation de l'aire de skate board Complexe sportif de Grammont</text:p>
          </table:table-cell>
          <table:table-cell table:style-name="ce124" office:value-type="string">
            <text:p>travaux</text:p>
          </table:table-cell>
          <table:table-cell table:style-name="ce160" office:value-type="float" office:value="74635">
            <text:p><text:s/>74 635,00 <text:s text:c="3"/></text:p>
          </table:table-cell>
          <table:table-cell table:style-name="ce220"/>
          <table:table-cell table:style-name="ce268" table:number-columns-repeated="1019"/>
        </table:table-row>
        <table:table-row table:style-name="ro12">
          <table:table-cell table:style-name="ce5" office:value-type="string">
            <text:p>ASTP 34130 ST AUNES - lot 1</text:p>
          </table:table-cell>
          <table:table-cell table:style-name="ce39"/>
          <table:table-cell table:style-name="ce38"/>
          <table:table-cell table:style-name="ce153" office:value-type="float" office:value="24685">
            <text:p><text:s/>24 685,00 <text:s text:c="3"/></text:p>
          </table:table-cell>
          <table:table-cell table:style-name="ce201" office:value-type="date" office:date-value="2007-08-31">
            <text:p>31/08/2007</text:p>
          </table:table-cell>
          <table:table-cell table:style-name="ce268" table:number-columns-repeated="1019"/>
        </table:table-row>
        <table:table-row table:style-name="ro12">
          <table:table-cell table:style-name="ce26" office:value-type="string">
            <text:p>IOU-RAMPS PASSAN Allemagne - lot n°2</text:p>
          </table:table-cell>
          <table:table-cell table:style-name="ce83"/>
          <table:table-cell table:style-name="ce125"/>
          <table:table-cell table:style-name="ce161" office:value-type="float" office:value="49950">
            <text:p><text:s/>49 950,00 <text:s text:c="3"/></text:p>
          </table:table-cell>
          <table:table-cell table:style-name="ce221" office:value-type="date" office:date-value="2007-08-31">
            <text:p>31/08/2007</text:p>
          </table:table-cell>
          <table:table-cell table:style-name="ce268" table:number-columns-repeated="1019"/>
        </table:table-row>
        <table:table-row table:style-name="ro12">
          <table:table-cell table:style-name="ce27" office:value-type="string">
            <text:p>FESQUET 34400 VILLETELLE </text:p>
          </table:table-cell>
          <table:table-cell table:style-name="ce84" office:value-type="string">
            <text:p>Réfection des toitures des gymnases A. Blanchard, J. Bouin, La Babote</text:p>
          </table:table-cell>
          <table:table-cell table:style-name="ce126" office:value-type="string">
            <text:p>travaux</text:p>
          </table:table-cell>
          <table:table-cell table:style-name="ce162" office:value-type="float" office:value="66484.65">
            <text:p><text:s/>66 484,65 <text:s text:c="3"/></text:p>
          </table:table-cell>
          <table:table-cell table:style-name="ce222" office:value-type="date" office:date-value="2007-10-24">
            <text:p>24/10/2007</text:p>
          </table:table-cell>
          <table:table-cell table:style-name="ce268" table:number-columns-repeated="1019"/>
        </table:table-row>
        <table:table-row table:style-name="ro12">
          <table:table-cell table:style-name="ce28" office:value-type="string">
            <text:p>Arts Helio 34 000 Montpellier</text:p>
          </table:table-cell>
          <table:table-cell table:style-name="ce85" office:value-type="string">
            <text:p>Réalisation de travaux de reprographie</text:p>
          </table:table-cell>
          <table:table-cell table:style-name="ce127" office:value-type="string">
            <text:p>Services</text:p>
          </table:table-cell>
          <table:table-cell table:style-name="ce163" office:value-type="string" office:string-value="15 000 € HT mini - 40 000 € HT maxi">
            <text:p><text:s/>15 000 € HT mini - 40 000 € HT maxi </text:p>
          </table:table-cell>
          <table:table-cell table:style-name="ce223" office:value-type="date" office:date-value="2007-06-04">
            <text:p>04/06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PRO COURRIER 34000 MONTPELLIER</text:p>
          </table:table-cell>
          <table:table-cell table:style-name="ce39" office:value-type="string">
            <text:p>Mission de distribution de courriers d'information</text:p>
          </table:table-cell>
          <table:table-cell table:style-name="ce38" office:value-type="string">
            <text:p>Services</text:p>
          </table:table-cell>
          <table:table-cell table:style-name="ce153" office:value-type="float" office:value="5694.7">
            <text:p><text:s/>5 694,70 <text:s text:c="3"/></text:p>
          </table:table-cell>
          <table:table-cell table:style-name="ce201" office:value-type="date" office:date-value="2007-08-13">
            <text:p>13/08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IMAPPING 31700 BLAGNAC</text:p>
          </table:table-cell>
          <table:table-cell table:style-name="ce39" office:value-type="string">
            <text:p>conception de la signalétique piétonne dans le secteur piéton de Montpellier</text:p>
          </table:table-cell>
          <table:table-cell table:style-name="ce38" office:value-type="string">
            <text:p>Services</text:p>
          </table:table-cell>
          <table:table-cell table:style-name="ce153" office:value-type="float" office:value="29000">
            <text:p><text:s/>29 000,00 <text:s text:c="3"/></text:p>
          </table:table-cell>
          <table:table-cell table:style-name="ce201" office:value-type="date" office:date-value="2007-05-04">
            <text:p>04/05/2007</text:p>
          </table:table-cell>
          <table:table-cell table:style-name="ce268" table:number-columns-repeated="1019"/>
        </table:table-row>
        <table:table-row table:style-name="ro12">
          <table:table-cell table:style-name="ce11" office:value-type="string">
            <text:p>MISSIONS CADRES (Luc NEPPLES) 74100 ANNEMASSE</text:p>
          </table:table-cell>
          <table:table-cell table:style-name="ce41" office:value-type="string">
            <text:p>Etude de couleurs Arceaux-Gambetta-Clémenceau-Méditerranée-Gares</text:p>
          </table:table-cell>
          <table:table-cell table:style-name="ce120" office:value-type="string">
            <text:p>Services</text:p>
          </table:table-cell>
          <table:table-cell table:style-name="ce146" office:value-type="float" office:value="39300">
            <text:p>39 300,00 <text:s text:c="2"/></text:p>
          </table:table-cell>
          <table:table-cell table:style-name="ce207" office:value-type="date" office:date-value="2007-11-02">
            <text:p>02/11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TGH Languedoc 34400 LUNEL</text:p>
          </table:table-cell>
          <table:table-cell table:style-name="ce39" office:value-type="string">
            <text:p>Réfection couverture - Ateliers potiers </text:p>
          </table:table-cell>
          <table:table-cell table:style-name="ce38" office:value-type="string">
            <text:p>travaux</text:p>
          </table:table-cell>
          <table:table-cell table:style-name="ce142" office:value-type="float" office:value="25510">
            <text:p>25 510,00 <text:s text:c="2"/></text:p>
          </table:table-cell>
          <table:table-cell table:style-name="ce201" office:value-type="date" office:date-value="2007-12-13">
            <text:p>13/12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MAD'ART 34660 COURNONSEC</text:p>
          </table:table-cell>
          <table:table-cell table:style-name="ce39" office:value-type="string">
            <text:p>Réalisation d'une fresque murale au 11&amp;13 rue St Denis</text:p>
          </table:table-cell>
          <table:table-cell table:style-name="ce38" office:value-type="string">
            <text:p>travaux</text:p>
          </table:table-cell>
          <table:table-cell table:style-name="ce142" office:value-type="float" office:value="82710.23">
            <text:p>82 710,23 <text:s text:c="2"/></text:p>
          </table:table-cell>
          <table:table-cell table:style-name="ce201" office:value-type="date" office:date-value="2007-05-04">
            <text:p>04/05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Arts Helio 34 000 Montpellier</text:p>
          </table:table-cell>
          <table:table-cell table:style-name="ce39" office:value-type="string">
            <text:p>Réalisation de travaux de reprographie</text:p>
          </table:table-cell>
          <table:table-cell table:style-name="ce38" office:value-type="string">
            <text:p>fournitures</text:p>
          </table:table-cell>
          <table:table-cell table:style-name="ce142" office:value-type="string">
            <text:p>30 000 € HT mini - 80 000 € Ht maxi</text:p>
          </table:table-cell>
          <table:table-cell table:style-name="ce201" office:value-type="date" office:date-value="2007-06-04">
            <text:p>04/06/2007</text:p>
          </table:table-cell>
          <table:table-cell table:style-name="ce268" table:number-columns-repeated="1019"/>
        </table:table-row>
        <table:table-row table:style-name="ro12">
          <table:table-cell table:style-name="ce5" office:value-type="string">
            <text:p>SPIE SUD OUEST 34435 ST JEAN DE VEDAS</text:p>
          </table:table-cell>
          <table:table-cell table:style-name="ce39" office:value-type="string">
            <text:p>maintenance des équipements électriques et de sécurité du tunnel Comédie</text:p>
          </table:table-cell>
          <table:table-cell table:style-name="ce38" office:value-type="string">
            <text:p>travaux</text:p>
          </table:table-cell>
          <table:table-cell table:style-name="ce142" office:value-type="float" office:value="44530.65">
            <text:p>44 530,65 <text:s text:c="2"/></text:p>
          </table:table-cell>
          <table:table-cell table:style-name="ce201" office:value-type="date" office:date-value="2007-07-20">
            <text:p>20/07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PETITJEAN 10121</text:p>
          </table:table-cell>
          <table:table-cell table:style-name="ce39" office:value-type="string">
            <text:p>Fourniture de mâts quadripodes pour le service EP</text:p>
          </table:table-cell>
          <table:table-cell table:style-name="ce128" office:value-type="string">
            <text:p>Fournitures</text:p>
          </table:table-cell>
          <table:table-cell table:style-name="ce148" office:value-type="float" office:value="24685">
            <text:p>24 685,00 <text:s text:c="2"/></text:p>
          </table:table-cell>
          <table:table-cell table:style-name="ce203" office:value-type="date" office:date-value="2007-06-25">
            <text:p>25/06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MACAP 83390</text:p>
          </table:table-cell>
          <table:table-cell table:style-name="ce39" office:value-type="string">
            <text:p>Achat de pavoisement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10 000 - 88 000 à BC</text:p>
          </table:table-cell>
          <table:table-cell table:style-name="ce203" office:value-type="date" office:date-value="2007-06-28">
            <text:p>28/06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BAURES 340009</text:p>
            <text:p>VIABEMAT 34070</text:p>
          </table:table-cell>
          <table:table-cell table:style-name="ce39" office:value-type="string">
            <text:p>Achat de fontes de voirie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0 000 - 89 000 à BC</text:p>
          </table:table-cell>
          <table:table-cell table:style-name="ce203" office:value-type="date" office:date-value="2007-07-11">
            <text:p>11/07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SERI 86104</text:p>
          </table:table-cell>
          <table:table-cell table:style-name="ce39" office:value-type="string">
            <text:p>Achat de potelets antistationnement en acier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0 000 - 88 000 à BC</text:p>
          </table:table-cell>
          <table:table-cell table:style-name="ce203" office:value-type="date" office:date-value="2007-07-09">
            <text:p>09/07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COPADIP-PAPYRUS <text:s text:c="2"/>93503</text:p>
            <text:p>DACTYL BURO <text:s/>34570</text:p>
            <text:p>XEROX <text:s text:c="2"/>95932</text:p>
          </table:table-cell>
          <table:table-cell table:style-name="ce39" office:value-type="string">
            <text:p>Achat papier photocopie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1 - 89 900 accord cadre à BC</text:p>
          </table:table-cell>
          <table:table-cell table:style-name="ce203" office:value-type="date" office:date-value="2007-09-13">
            <text:p>13/09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PAPYRUS 93503</text:p>
          </table:table-cell>
          <table:table-cell table:style-name="ce39" office:value-type="string">
            <text:p>Achat papier photocopie</text:p>
          </table:table-cell>
          <table:table-cell table:style-name="ce128" office:value-type="string">
            <text:p>Fournitures</text:p>
          </table:table-cell>
          <table:table-cell table:style-name="ce148" office:value-type="float" office:value="19440">
            <text:p>19 440,00 <text:s text:c="2"/></text:p>
          </table:table-cell>
          <table:table-cell table:style-name="ce203" office:value-type="date" office:date-value="2007-10-05">
            <text:p>05/10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ABS/JEX 34434</text:p>
          </table:table-cell>
          <table:table-cell table:style-name="ce39" office:value-type="string">
            <text:p>Achat de boissons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000 - 88 000 <text:s/>à BC</text:p>
          </table:table-cell>
          <table:table-cell table:style-name="ce203" office:value-type="date" office:date-value="2007-07-11">
            <text:p>11/07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MEDIAFFICHE 34000</text:p>
          </table:table-cell>
          <table:table-cell table:style-name="ce39" office:value-type="string">
            <text:p>Achat de pavoisement avec pose et dépose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30 000 - 60 000 à BC</text:p>
          </table:table-cell>
          <table:table-cell table:style-name="ce203" office:value-type="date" office:date-value="2007-07-25">
            <text:p>25/07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SCOPUS 33700</text:p>
          </table:table-cell>
          <table:table-cell table:style-name="ce39" office:value-type="string">
            <text:p>Achat de cartes à mémoire sans contact pour le service des restaurants scolaires</text:p>
          </table:table-cell>
          <table:table-cell table:style-name="ce128" office:value-type="string">
            <text:p>Fournitures</text:p>
          </table:table-cell>
          <table:table-cell table:style-name="ce148" office:value-type="float" office:value="52700">
            <text:p>52 700,00 <text:s text:c="2"/></text:p>
          </table:table-cell>
          <table:table-cell table:style-name="ce203" office:value-type="date" office:date-value="2007-08-02">
            <text:p>02/08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PHILIPS France 94856</text:p>
          </table:table-cell>
          <table:table-cell table:style-name="ce39" office:value-type="string">
            <text:p>Achat de lampes pour le service Eclairage Public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30 000 - 80 000 à BC</text:p>
          </table:table-cell>
          <table:table-cell table:style-name="ce203" office:value-type="date" office:date-value="2007-09-19">
            <text:p>19/09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BOUL'PAT LITTORAL 34440</text:p>
          </table:table-cell>
          <table:table-cell table:style-name="ce39" office:value-type="string">
            <text:p>Achat de produits alimentaires surgelés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0 000 - 80 000 à BC</text:p>
          </table:table-cell>
          <table:table-cell table:style-name="ce203" office:value-type="date" office:date-value="2007-11-02">
            <text:p>02/11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OPHRYS Systèmes 38170</text:p>
          </table:table-cell>
          <table:table-cell table:style-name="ce39" office:value-type="string">
            <text:p>Fourniture, installation et production d'un système d'audio guides individuels et autonomes pour la serre amazonienne 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30 000 - 80 000 à BC</text:p>
          </table:table-cell>
          <table:table-cell table:style-name="ce203" office:value-type="date" office:date-value="2007-11-02">
            <text:p>02/11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France INOX 40180</text:p>
          </table:table-cell>
          <table:table-cell table:style-name="ce39" office:value-type="string">
            <text:p>Achat de mobilier urbain inox pour le tramway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0 000 - 89 000 à BC</text:p>
          </table:table-cell>
          <table:table-cell table:style-name="ce203" office:value-type="date" office:date-value="2007-12-18">
            <text:p>18/12/2007</text:p>
          </table:table-cell>
          <table:table-cell table:style-name="ce268" table:number-columns-repeated="1019"/>
        </table:table-row>
        <table:table-row table:style-name="ro12">
          <table:table-cell table:style-name="ce6" office:value-type="string">
            <text:p>CBC XEROX 34935</text:p>
          </table:table-cell>
          <table:table-cell table:style-name="ce39" office:value-type="string">
            <text:p>Achat d'imprimantes couleur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000 - 88 000 à BC</text:p>
          </table:table-cell>
          <table:table-cell table:style-name="ce203" office:value-type="date" office:date-value="2007-12-24">
            <text:p>24/12/2007</text:p>
          </table:table-cell>
          <table:table-cell table:style-name="ce268" table:number-columns-repeated="1019"/>
        </table:table-row>
        <table:table-row table:style-name="ro12">
          <table:table-cell table:style-name="ce9" office:value-type="string">
            <text:p>Sté SOLER 34080 (lot 1)</text:p>
            <text:p>Sté JEDA-SCHOLLER 34070 (lot 2)</text:p>
            <text:p>Sté SENORT-ORTOLAND 34080 (lot 3) </text:p>
          </table:table-cell>
          <table:table-cell table:style-name="ce39" office:value-type="string">
            <text:p>Achat de produits alimentaires </text:p>
          </table:table-cell>
          <table:table-cell table:style-name="ce128" office:value-type="string">
            <text:p>Fournitures</text:p>
          </table:table-cell>
          <table:table-cell table:style-name="ce164" office:value-type="string">
            <text:p>20 000 - 88 000 à BC</text:p>
            <text:p>10 000 - 48 000 (lot 1)</text:p>
            <text:p>5 000 - 20 000 (lot 2) </text:p>
            <text:p>5 000 - 20 000 (lot 3)</text:p>
          </table:table-cell>
          <table:table-cell table:style-name="ce203" office:value-type="date" office:date-value="2007-12-24">
            <text:p>24/12/2007</text:p>
          </table:table-cell>
          <table:table-cell table:style-name="ce268" table:number-columns-repeated="1019"/>
        </table:table-row>
        <table:table-row table:style-name="ro12">
          <table:table-cell table:style-name="ce29" office:value-type="string">
            <text:p>Johan Piedfort Photogrammétrie </text:p>
            <text:p>Rue Saint-Martin 22 </text:p>
            <text:p>1003 Lausanne / VD </text:p>
            <text:p>Suisse</text:p>
          </table:table-cell>
          <table:table-cell table:style-name="ce44" office:value-type="string">
            <text:p>Acquisition du modèle 3D de la zone urbaine Nord</text:p>
          </table:table-cell>
          <table:table-cell table:style-name="ce44" office:value-type="string">
            <text:p>Services</text:p>
          </table:table-cell>
          <table:table-cell table:style-name="ce141" office:value-type="string">
            <text:p>61 500,00 € HT mini - 61 500 € HT maxi</text:p>
          </table:table-cell>
          <table:table-cell table:style-name="ce205"/>
          <table:table-cell table:style-name="ce268" table:number-columns-repeated="1019"/>
        </table:table-row>
        <table:table-row table:style-name="ro12">
          <table:table-cell table:style-name="ce4" office:value-type="string">
            <text:p>Entreprise Travesset - 34820 Teyran</text:p>
          </table:table-cell>
          <table:table-cell table:style-name="ce40" office:value-type="string">
            <text:p>Mise en place de mobiliers pour le fleurissement aérien 2007</text:p>
          </table:table-cell>
          <table:table-cell table:style-name="ce44" office:value-type="string">
            <text:p>travaux</text:p>
          </table:table-cell>
          <table:table-cell table:style-name="ce40" office:value-type="string">
            <text:p>71 250,00 € H.T</text:p>
          </table:table-cell>
          <table:table-cell table:style-name="ce200" office:value-type="date" office:date-value="2007-04-02">
            <text:p>02/04/2007</text:p>
          </table:table-cell>
          <table:table-cell table:style-name="ce268" table:number-columns-repeated="1019"/>
        </table:table-row>
        <table:table-row table:style-name="ro12">
          <table:table-cell table:style-name="ce30" office:value-type="string">
            <text:p>Cofatech Service</text:p>
            <text:p>34430 St Jean de Védas</text:p>
          </table:table-cell>
          <table:table-cell table:style-name="ce86" office:value-type="string">
            <text:p>Climatisation Maison de la Démocratie (TF)</text:p>
          </table:table-cell>
          <table:table-cell table:style-name="ce86" office:value-type="string">
            <text:p>Travaux</text:p>
          </table:table-cell>
          <table:table-cell table:style-name="ce143" office:value-type="float" office:value="40670">
            <text:p>40 670,00 <text:s text:c="2"/></text:p>
          </table:table-cell>
          <table:table-cell table:style-name="ce203" office:value-type="date" office:date-value="2007-06-25">
            <text:p>25/06/2007</text:p>
          </table:table-cell>
          <table:table-cell table:style-name="ce268" table:number-columns-repeated="1019"/>
        </table:table-row>
        <table:table-row table:style-name="ro12">
          <table:table-cell table:style-name="ce30" office:value-type="string">
            <text:p>Clément et fils - 34070 Montpellier</text:p>
          </table:table-cell>
          <table:table-cell table:style-name="ce86" office:value-type="string">
            <text:p>Protections solaires</text:p>
          </table:table-cell>
          <table:table-cell table:style-name="ce86" office:value-type="string">
            <text:p>Travaux</text:p>
          </table:table-cell>
          <table:table-cell table:style-name="ce143" office:value-type="float" office:value="71575.1">
            <text:p>71 575,10 <text:s text:c="2"/></text:p>
          </table:table-cell>
          <table:table-cell table:style-name="ce203" office:value-type="date" office:date-value="2007-05-31">
            <text:p>31/05/2007</text:p>
          </table:table-cell>
          <table:table-cell table:style-name="ce268" table:number-columns-repeated="1019"/>
        </table:table-row>
        <table:table-row table:style-name="ro12">
          <table:table-cell table:style-name="ce30" office:value-type="string">
            <text:p>Clément et fils - 34070 Montpellier</text:p>
          </table:table-cell>
          <table:table-cell table:style-name="ce86" office:value-type="string">
            <text:p>Protections solaires</text:p>
          </table:table-cell>
          <table:table-cell table:style-name="ce86" office:value-type="string">
            <text:p>Travaux</text:p>
          </table:table-cell>
          <table:table-cell table:style-name="ce143" office:value-type="string">
            <text:p>TC 1 + TC 2</text:p>
          </table:table-cell>
          <table:table-cell table:style-name="ce203" office:value-type="date" office:date-value="2007-07-05">
            <text:p>05/07/2007</text:p>
          </table:table-cell>
          <table:table-cell table:style-name="ce268" table:number-columns-repeated="1019"/>
        </table:table-row>
        <table:table-row table:style-name="ro12">
          <table:table-cell table:style-name="ce4" office:value-type="string">
            <text:p>Concept Ingénierie Diffusion</text:p>
          </table:table-cell>
          <table:table-cell table:style-name="ce44" office:value-type="string">
            <text:p>diagnostic du patrimoine de voirie</text:p>
          </table:table-cell>
          <table:table-cell table:style-name="ce44" office:value-type="string">
            <text:p>Services</text:p>
          </table:table-cell>
          <table:table-cell table:style-name="ce141" office:value-type="string">
            <text:p>89 509 € HT</text:p>
          </table:table-cell>
          <table:table-cell table:style-name="ce200" office:value-type="date" office:date-value="2007-08-13">
            <text:p>13/08/2007</text:p>
          </table:table-cell>
          <table:table-cell table:style-name="ce268" table:number-columns-repeated="1019"/>
        </table:table-row>
        <table:table-row table:style-name="ro12">
          <table:table-cell table:style-name="ce4" office:value-type="string">
            <text:p>URBAN'NT 34070 MONTPELLIER</text:p>
          </table:table-cell>
          <table:table-cell table:style-name="ce44" office:value-type="string">
            <text:p>Fourniture et pose de mobilier urbain</text:p>
          </table:table-cell>
          <table:table-cell table:style-name="ce44" office:value-type="string">
            <text:p>travaux</text:p>
          </table:table-cell>
          <table:table-cell table:style-name="ce141" office:value-type="string">
            <text:p>30 000 € ht mini - 90 000 € Ht maxi</text:p>
          </table:table-cell>
          <table:table-cell table:style-name="ce200" office:value-type="date" office:date-value="2007-09-27">
            <text:p>27/09/2007</text:p>
          </table:table-cell>
          <table:table-cell table:style-name="ce268" table:number-columns-repeated="1019"/>
        </table:table-row>
        <table:table-row table:style-name="ro12">
          <table:table-cell table:style-name="ce4" office:value-type="string">
            <text:p>CREA SYSTEMES 13834 CHATEAURENARD</text:p>
          </table:table-cell>
          <table:table-cell table:style-name="ce44" office:value-type="string">
            <text:p>Maintenance du système centralisé du contrôle d'accès de la zone piétonne du centre Historique</text:p>
          </table:table-cell>
          <table:table-cell table:style-name="ce44" office:value-type="string">
            <text:p>fournitures</text:p>
          </table:table-cell>
          <table:table-cell table:style-name="ce141" office:value-type="string">
            <text:p>57 752,00 €HT</text:p>
          </table:table-cell>
          <table:table-cell table:style-name="ce200" office:value-type="date" office:date-value="2007-08-01">
            <text:p>01/08/2007</text:p>
          </table:table-cell>
          <table:table-cell table:style-name="ce268" table:number-columns-repeated="1019"/>
        </table:table-row>
        <table:table-row table:style-name="ro12">
          <table:table-cell table:style-name="ce4" office:value-type="string">
            <text:p>SOLATRAG 34302 AGDE CEDEX</text:p>
          </table:table-cell>
          <table:table-cell table:style-name="ce44" office:value-type="string">
            <text:p>Confortement des culées adduction de la source du lez</text:p>
          </table:table-cell>
          <table:table-cell table:style-name="ce44" office:value-type="string">
            <text:p>travaux</text:p>
          </table:table-cell>
          <table:table-cell table:style-name="ce141" office:value-type="float" office:value="71000">
            <text:p>71 000,00 <text:s text:c="2"/></text:p>
          </table:table-cell>
          <table:table-cell table:style-name="ce200" office:value-type="date" office:date-value="2007-08-31">
            <text:p>31/08/2007</text:p>
          </table:table-cell>
          <table:table-cell table:style-name="ce268" table:number-columns-repeated="1019"/>
        </table:table-row>
        <table:table-row table:style-name="ro12">
          <table:table-cell table:style-name="ce31" office:value-type="string">
            <text:p>HOSTING France 34000 Montpellier</text:p>
          </table:table-cell>
          <table:table-cell table:style-name="ce87" office:value-type="string">
            <text:p>ACCES INTERNET MAIRIE</text:p>
          </table:table-cell>
          <table:table-cell table:style-name="ce129" office:value-type="string">
            <text:p>SERVICE</text:p>
          </table:table-cell>
          <table:table-cell table:style-name="ce165" office:value-type="string">
            <text:p>marché BDC 30 000 90 000</text:p>
          </table:table-cell>
          <table:table-cell table:style-name="ce224" office:value-type="date" office:date-value="2007-10-12">
            <text:p>12/10/2007</text:p>
          </table:table-cell>
          <table:table-cell table:style-name="ce268" table:number-columns-repeated="1019"/>
        </table:table-row>
        <table:table-row table:style-name="ro12">
          <table:table-cell table:style-name="ce15" office:value-type="string">
            <text:p>Sté N.C.E DGT-VOLMATIC 27400 Quatremare</text:p>
          </table:table-cell>
          <table:table-cell table:style-name="ce40" office:value-type="string">
            <text:p>Travaux de réhabilitation dans les serres horticoles</text:p>
          </table:table-cell>
          <table:table-cell table:style-name="ce44" office:value-type="string">
            <text:p>T</text:p>
          </table:table-cell>
          <table:table-cell table:style-name="ce36" office:value-type="string">
            <text:p>Montant minimum : 20 000 € H.T Montant maximum : 60 000 € H.T</text:p>
          </table:table-cell>
          <table:table-cell table:style-name="ce225" office:value-type="date" office:date-value="2007-06-26">
            <text:p>26/06/2007</text:p>
          </table:table-cell>
          <table:table-cell table:style-name="ce272"/>
          <table:table-cell table:style-name="ce268" table:number-columns-repeated="1018"/>
        </table:table-row>
        <table:table-row table:style-name="ro12">
          <table:table-cell table:style-name="ce15"/>
          <table:table-cell table:style-name="ce88" office:value-type="string">
            <text:p>Fourniture de bulbes, graines, jeunes plants annuelles, vivaces et d'orangeries</text:p>
          </table:table-cell>
          <table:table-cell table:style-name="ce44" office:value-type="string">
            <text:p>F</text:p>
          </table:table-cell>
          <table:table-cell table:style-name="ce36"/>
          <table:table-cell table:style-name="ce225" office:value-type="string">
            <text:p>7V16</text:p>
          </table:table-cell>
          <table:table-cell table:style-name="ce272"/>
          <table:table-cell table:style-name="ce268" table:number-columns-repeated="1018"/>
        </table:table-row>
        <table:table-row table:style-name="ro12">
          <table:table-cell table:style-name="ce32" office:value-type="string">
            <text:p>Ets MAGUY</text:p>
          </table:table-cell>
          <table:table-cell table:style-name="ce89" office:value-type="string">
            <text:p>Lot 1 : </text:p>
          </table:table-cell>
          <table:table-cell table:style-name="ce130"/>
          <table:table-cell table:style-name="ce36" office:value-type="string">
            <text:p>Montant minimum : 4 000 € H.T Montant maximum : 12 000 € H.T</text:p>
          </table:table-cell>
          <table:table-cell table:style-name="ce226"/>
          <table:table-cell table:style-name="ce272"/>
          <table:table-cell table:style-name="ce268" table:number-columns-repeated="1018"/>
        </table:table-row>
        <table:table-row table:style-name="ro12">
          <table:table-cell table:style-name="ce15" office:value-type="string">
            <text:p>Sté Bertrand Frères <text:s text:c="9"/>49000 Angers</text:p>
          </table:table-cell>
          <table:table-cell table:style-name="ce89" office:value-type="string">
            <text:p>Lot 2 : </text:p>
          </table:table-cell>
          <table:table-cell table:style-name="ce44"/>
          <table:table-cell table:style-name="ce36" office:value-type="string">
            <text:p>Montant minimum : 2 000 € H.T Montant maximum : 6 000 € H.T</text:p>
          </table:table-cell>
          <table:table-cell table:style-name="ce225"/>
          <table:table-cell table:style-name="ce272"/>
          <table:table-cell table:style-name="ce268" table:number-columns-repeated="1018"/>
        </table:table-row>
        <table:table-row table:style-name="ro12">
          <table:table-cell table:style-name="ce15" office:value-type="string">
            <text:p>Exploitation horticole du Cannebeth <text:s text:c="3"/>34120 Mauguio</text:p>
          </table:table-cell>
          <table:table-cell table:style-name="ce89" office:value-type="string">
            <text:p>Lot 3</text:p>
          </table:table-cell>
          <table:table-cell table:style-name="ce36"/>
          <table:table-cell table:style-name="ce36" office:value-type="string">
            <text:p>Montant minimum : 11 000 € H.T Montant maximum : 30 000 € H.T</text:p>
          </table:table-cell>
          <table:table-cell table:style-name="ce227"/>
          <table:table-cell table:style-name="ce272"/>
          <table:table-cell table:style-name="ce268" table:number-columns-repeated="1018"/>
        </table:table-row>
        <table:table-row table:style-name="ro12">
          <table:table-cell table:style-name="ce15" office:value-type="string">
            <text:p>Le Tauran</text:p>
          </table:table-cell>
          <table:table-cell table:style-name="ce89" office:value-type="string">
            <text:p>Lot 4 : </text:p>
          </table:table-cell>
          <table:table-cell table:style-name="ce36"/>
          <table:table-cell table:style-name="ce36" office:value-type="string">
            <text:p>Montant minimum : 7 000 € H.T Montant maximum : 28 000 € H.T</text:p>
          </table:table-cell>
          <table:table-cell table:style-name="ce227"/>
          <table:table-cell table:style-name="ce272"/>
          <table:table-cell table:style-name="ce268" table:number-columns-repeated="1018"/>
        </table:table-row>
        <table:table-row table:style-name="ro12">
          <table:table-cell table:style-name="ce15" office:value-type="string">
            <text:p>Marcanterra</text:p>
          </table:table-cell>
          <table:table-cell table:style-name="ce89" office:value-type="string">
            <text:p>Lot 5 : </text:p>
          </table:table-cell>
          <table:table-cell table:style-name="ce44"/>
          <table:table-cell table:style-name="ce36" office:value-type="string">
            <text:p>Montant minimum : 3 000 € H.T Montant maximum : 12 000 € H.T</text:p>
          </table:table-cell>
          <table:table-cell table:style-name="ce225"/>
          <table:table-cell table:style-name="ce272"/>
          <table:table-cell table:style-name="ce268" table:number-columns-repeated="1018"/>
        </table:table-row>
        <table:table-row table:style-name="ro12">
          <table:table-cell table:style-name="ce33" office:value-type="string">
            <text:p>Sud Géranium</text:p>
          </table:table-cell>
          <table:table-cell table:style-name="ce89" office:value-type="string">
            <text:p>Lot 6 : </text:p>
          </table:table-cell>
          <table:table-cell table:style-name="ce101"/>
          <table:table-cell table:style-name="ce166" office:value-type="string">
            <text:p>Montant minimum : 400 € H.T Montant maximum : 1 600 € H.T</text:p>
          </table:table-cell>
          <table:table-cell table:style-name="ce228"/>
          <table:table-cell table:style-name="ce272"/>
          <table:table-cell table:style-name="ce268" table:number-columns-repeated="1018"/>
        </table:table-row>
        <table:table-row table:style-name="ro12">
          <table:table-cell table:style-name="ce34"/>
          <table:table-cell table:style-name="ce78" office:value-type="string">
            <text:p>Mission d'animation Montpellier main Verte</text:p>
          </table:table-cell>
          <table:table-cell table:style-name="ce34" table:number-columns-repeated="2"/>
          <table:table-cell table:style-name="ce225"/>
          <table:table-cell table:style-name="ce270"/>
          <table:table-cell table:style-name="ce268" table:number-columns-repeated="1018"/>
        </table:table-row>
        <table:table-row table:style-name="ro12">
          <table:table-cell table:style-name="ce35" office:value-type="string">
            <text:p>Association Passe Muraille <text:s text:c="23"/>34080 MONTPELLIER</text:p>
          </table:table-cell>
          <table:table-cell table:style-name="ce35" office:value-type="string">
            <text:p>lot 1 : visites commentées et missions d'accompagnement</text:p>
          </table:table-cell>
          <table:table-cell table:style-name="ce34"/>
          <table:table-cell table:style-name="ce167" office:value-type="string">
            <text:p>Montant mini : 22 000 €HT montant maxi 66 000 €HT</text:p>
          </table:table-cell>
          <table:table-cell table:style-name="ce225"/>
          <table:table-cell table:style-name="ce270"/>
          <table:table-cell table:style-name="ce268" table:number-columns-repeated="1018"/>
        </table:table-row>
        <table:table-row table:style-name="ro13">
          <table:table-cell table:style-name="ce36" office:value-type="string">
            <text:p>APAU Assistance, Programmation, Architecturale et Urbaine 75015 PARIS </text:p>
          </table:table-cell>
          <table:table-cell table:style-name="ce36" office:value-type="string">
            <text:p>Etude d'aménagement des bureaux de l'Hôtel de Ville</text:p>
          </table:table-cell>
          <table:table-cell table:style-name="ce44" office:value-type="string">
            <text:p>Services</text:p>
          </table:table-cell>
          <table:table-cell table:style-name="ce168" office:value-type="float" office:value="57500">
            <text:p>57 500,00 <text:s text:c="2"/></text:p>
          </table:table-cell>
          <table:table-cell table:style-name="ce225" office:value-type="date" office:date-value="2007-05-21">
            <text:p>21/05/2007</text:p>
          </table:table-cell>
          <table:table-cell table:style-name="ce270"/>
          <table:table-cell table:style-name="ce268" table:number-columns-repeated="1018"/>
        </table:table-row>
        <table:table-row table:style-name="ro12">
          <table:table-cell table:style-name="ce36" office:value-type="string">
            <text:p>SPORT ENVIRONNEMENT - 34070 MONTPELLIER - lot 6 : acquisition et pose de mobilier</text:p>
          </table:table-cell>
          <table:table-cell table:style-name="ce36" office:value-type="string">
            <text:p>PARC MALBOSC - REALISATION DES TRANCHES II ET III </text:p>
          </table:table-cell>
          <table:table-cell table:style-name="ce44" office:value-type="string">
            <text:p>travaux</text:p>
          </table:table-cell>
          <table:table-cell table:style-name="ce168" office:value-type="float" office:value="63320">
            <text:p>63 320,00 <text:s text:c="2"/></text:p>
          </table:table-cell>
          <table:table-cell table:style-name="ce225" office:value-type="date" office:date-value="2007-01-17">
            <text:p>17/01/2007</text:p>
          </table:table-cell>
          <table:table-cell table:style-name="ce270"/>
          <table:table-cell table:style-name="ce268" table:number-columns-repeated="1018"/>
        </table:table-row>
        <table:table-row table:style-name="ro12">
          <table:table-cell table:style-name="ce4"/>
          <table:table-cell table:style-name="ce44" table:number-columns-repeated="2"/>
          <table:table-cell table:style-name="ce141"/>
          <table:table-cell table:style-name="ce205"/>
          <table:table-cell table:style-name="ce268" table:number-columns-repeated="1019"/>
        </table:table-row>
        <table:table-row table:style-name="ro12">
          <table:table-cell table:style-name="ce37" office:value-type="string">
            <text:p>nom de l'attributaire + code postal </text:p>
          </table:table-cell>
          <table:table-cell table:style-name="ce90" office:value-type="string">
            <text:p>Objet du marché</text:p>
          </table:table-cell>
          <table:table-cell table:style-name="ce90" office:value-type="string">
            <text:p>type de marchés (fournitures ou services ou travaux)</text:p>
          </table:table-cell>
          <table:table-cell table:style-name="ce169" office:value-type="string">
            <text:p>montant du marché - tranche de <text:s text:c="14"/>90 000 € HT à 134 999 € HT</text:p>
          </table:table-cell>
          <table:table-cell table:style-name="ce229" office:value-type="string">
            <text:p>Date de notification</text:p>
          </table:table-cell>
          <table:table-cell table:style-name="ce268" table:number-columns-repeated="1019"/>
        </table:table-row>
        <table:table-row table:style-name="ro12">
          <table:table-cell table:style-name="ce38" office:value-type="string">
            <text:p>CHARVET 84700 DYNEFF 11200</text:p>
          </table:table-cell>
          <table:table-cell table:style-name="ce91" office:value-type="string">
            <text:p>Achat de fioul domestique</text:p>
          </table:table-cell>
          <table:table-cell table:style-name="ce38" office:value-type="string">
            <text:p>fournitures</text:p>
          </table:table-cell>
          <table:table-cell table:style-name="ce142" office:value-type="string">
            <text:p>0 € HT mini - 90 000 € HT maxi</text:p>
          </table:table-cell>
          <table:table-cell table:style-name="ce201" office:value-type="date" office:date-value="2007-01-22">
            <text:p>22/01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REPRO SERVICE 34195</text:p>
          </table:table-cell>
          <table:table-cell table:style-name="ce39" office:value-type="string">
            <text:p>Achat de fournitures offset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 à BC</text:p>
          </table:table-cell>
          <table:table-cell table:style-name="ce203" office:value-type="date" office:date-value="2007-01-22">
            <text:p>22/01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BCPE 34130</text:p>
          </table:table-cell>
          <table:table-cell table:style-name="ce39" office:value-type="string">
            <text:p>Achat de matériel de nettoyage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 à BC</text:p>
          </table:table-cell>
          <table:table-cell table:style-name="ce203" office:value-type="date" office:date-value="2007-02-23">
            <text:p>23/02/2007</text:p>
          </table:table-cell>
          <table:table-cell table:style-name="ce268" table:number-columns-repeated="1019"/>
        </table:table-row>
        <table:table-row table:style-name="ro12">
          <table:table-cell table:style-name="ce40" office:value-type="string">
            <text:p>PAD 34000 Montpellier</text:p>
          </table:table-cell>
          <table:table-cell table:style-name="ce40" office:value-type="string">
            <text:p>Achat de peintures, vernis, diluant, abrasifs et autres consommables pour la carrosserie</text:p>
          </table:table-cell>
          <table:table-cell table:style-name="ce40" office:value-type="string">
            <text:p>Fournitures</text:p>
          </table:table-cell>
          <table:table-cell table:style-name="ce170" office:value-type="string">
            <text:p>22 500 - 90 000 à BC</text:p>
          </table:table-cell>
          <table:table-cell table:style-name="ce209" office:value-type="date" office:date-value="2007-03-13">
            <text:p>13/03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AUX DOCKS DU BUREAU</text:p>
          </table:table-cell>
          <table:table-cell table:style-name="ce39" office:value-type="string">
            <text:p>Achat de sièges de bureau avec prestation connexe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0 - 90 000 à BC</text:p>
          </table:table-cell>
          <table:table-cell table:style-name="ce203" office:value-type="date" office:date-value="2007-04-11">
            <text:p>11/04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CASAL SPORT 34970</text:p>
          </table:table-cell>
          <table:table-cell table:style-name="ce39" office:value-type="string">
            <text:p>Achat de matériel de sports pour activité en salle et extérieur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 à BC</text:p>
          </table:table-cell>
          <table:table-cell table:style-name="ce203" office:value-type="date" office:date-value="2007-04-26">
            <text:p>26/04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SINEU GRAFF 67232 (lot 1) </text:p>
            <text:p>AREA 31240 (lot2)</text:p>
          </table:table-cell>
          <table:table-cell table:style-name="ce39" office:value-type="string">
            <text:p>Achat de bancs publics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 à BC</text:p>
            <text:p>15 000 - 60 000 (lot 1)</text:p>
            <text:p>7 500 - 30 000 (lot2) </text:p>
          </table:table-cell>
          <table:table-cell table:style-name="ce203" office:value-type="date" office:date-value="2007-03-16">
            <text:p>16/03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CREA SYSTEMES 13150 TARASCON</text:p>
          </table:table-cell>
          <table:table-cell table:style-name="ce39" office:value-type="string">
            <text:p>Fournitures de pièces détachées pour maintenance de matériels existants pour les sites de bornes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 à BC</text:p>
          </table:table-cell>
          <table:table-cell table:style-name="ce203" office:value-type="date" office:date-value="2007-04-11">
            <text:p>11/04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TECSO 31650</text:p>
          </table:table-cell>
          <table:table-cell table:style-name="ce39" office:value-type="string">
            <text:p>Fournitures de candélabres pour le service éclairage public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 à BC</text:p>
          </table:table-cell>
          <table:table-cell table:style-name="ce203" office:value-type="date" office:date-value="2007-05-14">
            <text:p>14/05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MECELEC 07302</text:p>
          </table:table-cell>
          <table:table-cell table:style-name="ce39" office:value-type="string">
            <text:p>Fourniture d'armoires techniques pour abriter les automates de commande et les interfaces de réseaux fibre optique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 à BC</text:p>
          </table:table-cell>
          <table:table-cell table:style-name="ce203" office:value-type="date" office:date-value="2007-05-14">
            <text:p>14/05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LOGOPRIM 31094</text:p>
          </table:table-cell>
          <table:table-cell table:style-name="ce39" office:value-type="string">
            <text:p>Achat d'enveloppes neutres et imprimées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 à BC</text:p>
          </table:table-cell>
          <table:table-cell table:style-name="ce203" office:value-type="date" office:date-value="2007-06-19">
            <text:p>19/06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ELIPACK 34670</text:p>
          </table:table-cell>
          <table:table-cell table:style-name="ce39" office:value-type="string">
            <text:p>Achat de sachets pour la propreté canine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10 000 - 90 000 à BC</text:p>
          </table:table-cell>
          <table:table-cell table:style-name="ce203" office:value-type="date" office:date-value="2007-11-26">
            <text:p>26/11/2007</text:p>
          </table:table-cell>
          <table:table-cell table:style-name="ce268" table:number-columns-repeated="1019"/>
        </table:table-row>
        <table:table-row table:style-name="ro12">
          <table:table-cell table:style-name="ce39" office:value-type="string">
            <text:p>CASAL SPORT 34970</text:p>
          </table:table-cell>
          <table:table-cell table:style-name="ce39" office:value-type="string">
            <text:p>Achat de matériel de sport et motricité pour <text:s text:c="17"/>les écoles maternelles</text:p>
          </table:table-cell>
          <table:table-cell table:style-name="ce128" office:value-type="string">
            <text:p>Fournitures</text:p>
          </table:table-cell>
          <table:table-cell table:style-name="ce148" office:value-type="string">
            <text:p>22 500 - 90 000à BC</text:p>
          </table:table-cell>
          <table:table-cell table:style-name="ce203" office:value-type="date" office:date-value="2007-09-19">
            <text:p>19/09/2007</text:p>
          </table:table-cell>
          <table:table-cell table:style-name="ce268" table:number-columns-repeated="1019"/>
        </table:table-row>
        <table:table-row table:style-name="ro12">
          <table:table-cell table:style-name="ce29" office:value-type="string">
            <text:p>Infoterra France</text:p>
            <text:p><text:s/>BP 282 </text:p>
            <text:p>06903 Sophia-Antipolis Cedex </text:p>
            <text:p>France</text:p>
          </table:table-cell>
          <table:table-cell table:style-name="ce41" office:value-type="string">
            <text:p>Acquisition d'une orthoimagre en couleurs et d'un modèle numérique de surface</text:p>
          </table:table-cell>
          <table:table-cell table:style-name="ce120" office:value-type="string">
            <text:p>services</text:p>
          </table:table-cell>
          <table:table-cell table:style-name="ce146" office:value-type="string">
            <text:p>46 500 € Ht mini - 119 000 € HT</text:p>
          </table:table-cell>
          <table:table-cell table:style-name="ce207" office:value-type="date" office:date-value="2007-06-20">
            <text:p>20/06/2007</text:p>
          </table:table-cell>
          <table:table-cell table:style-name="ce268" table:number-columns-repeated="1019"/>
        </table:table-row>
        <table:table-row table:style-name="ro12">
          <table:table-cell table:style-name="ce41"/>
          <table:table-cell table:style-name="ce41" office:value-type="string">
            <text:p>Domaine de Grammont réaménagement des vestiaires Montpellier Hérault Sport Club</text:p>
          </table:table-cell>
          <table:table-cell table:style-name="ce120" office:value-type="string">
            <text:p>travaux</text:p>
          </table:table-cell>
          <table:table-cell table:style-name="ce146" office:value-type="string">
            <text:p>92 435,04 € HT</text:p>
          </table:table-cell>
          <table:table-cell table:style-name="ce207" office:value-type="date" office:date-value="2007-10-24">
            <text:p>24/10/2007</text:p>
          </table:table-cell>
          <table:table-cell table:style-name="ce268" table:number-columns-repeated="1019"/>
        </table:table-row>
        <table:table-row table:style-name="ro12">
          <table:table-cell table:style-name="ce41" office:value-type="string">
            <text:p>FESQUET 34400 VILLETELLE - </text:p>
          </table:table-cell>
          <table:table-cell table:style-name="ce41" office:value-type="string">
            <text:p>lot 1 : VRD maçonnerie</text:p>
          </table:table-cell>
          <table:table-cell table:style-name="ce120"/>
          <table:table-cell table:style-name="ce146" office:value-type="float" office:value="69798.94">
            <text:p>69 798,94 <text:s text:c="2"/></text:p>
          </table:table-cell>
          <table:table-cell table:style-name="ce230"/>
          <table:table-cell table:style-name="ce268" table:number-columns-repeated="1019"/>
        </table:table-row>
        <table:table-row table:style-name="ro12">
          <table:table-cell table:style-name="ce41" office:value-type="string">
            <text:p>DUCROT 34400 LUNET</text:p>
          </table:table-cell>
          <table:table-cell table:style-name="ce41" office:value-type="string">
            <text:p>lot 2 : menuiserie</text:p>
          </table:table-cell>
          <table:table-cell table:style-name="ce120"/>
          <table:table-cell table:style-name="ce146" office:value-type="float" office:value="1830">
            <text:p>1 830,00 <text:s text:c="2"/></text:p>
          </table:table-cell>
          <table:table-cell table:style-name="ce230"/>
          <table:table-cell table:style-name="ce268" table:number-columns-repeated="1019"/>
        </table:table-row>
        <table:table-row table:style-name="ro12">
          <table:table-cell table:style-name="ce41" office:value-type="string">
            <text:p>TECHNIFER 34070 MONTPELLIER</text:p>
          </table:table-cell>
          <table:table-cell table:style-name="ce41" office:value-type="string">
            <text:p>lot 3 : serrurerie</text:p>
          </table:table-cell>
          <table:table-cell table:style-name="ce120"/>
          <table:table-cell table:style-name="ce146" office:value-type="float" office:value="3070">
            <text:p>3 070,00 <text:s text:c="2"/></text:p>
          </table:table-cell>
          <table:table-cell table:style-name="ce230"/>
          <table:table-cell table:style-name="ce268" table:number-columns-repeated="1019"/>
        </table:table-row>
        <table:table-row table:style-name="ro12">
          <table:table-cell table:style-name="ce41" office:value-type="string">
            <text:p>SUD AMENAGEMENT 30980 LANGLADE</text:p>
          </table:table-cell>
          <table:table-cell table:style-name="ce41" office:value-type="string">
            <text:p>lot 4 : peinture</text:p>
          </table:table-cell>
          <table:table-cell table:style-name="ce120"/>
          <table:table-cell table:style-name="ce146" office:value-type="float" office:value="8896.1">
            <text:p>8 896,10 <text:s text:c="2"/></text:p>
          </table:table-cell>
          <table:table-cell table:style-name="ce230"/>
          <table:table-cell table:style-name="ce268" table:number-columns-repeated="1019"/>
        </table:table-row>
        <table:table-row table:style-name="ro12">
          <table:table-cell table:style-name="ce42" office:value-type="string">
            <text:p>DEHAIL 34380 ST MARTIN DE LONDRES</text:p>
          </table:table-cell>
          <table:table-cell table:style-name="ce42" office:value-type="string">
            <text:p>lot 5 : électricité</text:p>
          </table:table-cell>
          <table:table-cell table:style-name="ce131"/>
          <table:table-cell table:style-name="ce171" office:value-type="float" office:value="8840">
            <text:p>8 840,00 <text:s text:c="2"/></text:p>
          </table:table-cell>
          <table:table-cell table:style-name="ce231"/>
          <table:table-cell table:style-name="ce268" table:number-columns-repeated="1019"/>
        </table:table-row>
        <table:table-row table:style-name="ro12">
          <table:table-cell table:style-name="ce43" office:value-type="string">
            <text:p>EIFFAGE TP 34990 JUVIGNAC</text:p>
          </table:table-cell>
          <table:table-cell table:style-name="ce43" office:value-type="string">
            <text:p>MAS DE MERLE (lot 1)</text:p>
          </table:table-cell>
          <table:table-cell table:style-name="ce132" office:value-type="string">
            <text:p>travaux</text:p>
          </table:table-cell>
          <table:table-cell table:style-name="ce172" office:value-type="float" office:value="95819.9">
            <text:p>95 819,90 <text:s text:c="2"/></text:p>
          </table:table-cell>
          <table:table-cell table:style-name="ce232" office:value-type="date" office:date-value="2007-07-10">
            <text:p>10/07/2007</text:p>
          </table:table-cell>
          <table:table-cell table:style-name="ce268" table:number-columns-repeated="1019"/>
        </table:table-row>
        <table:table-row table:style-name="ro12">
          <table:table-cell table:style-name="ce44" office:value-type="string">
            <text:p>cabinet NAVELET-ZAKARIAN 13006 MARSEILLE</text:p>
          </table:table-cell>
          <table:table-cell table:style-name="ce44" office:value-type="string">
            <text:p>Abords du centre commercial du polygone</text:p>
          </table:table-cell>
          <table:table-cell table:style-name="ce44" office:value-type="string">
            <text:p>travaux</text:p>
          </table:table-cell>
          <table:table-cell table:style-name="ce141" office:value-type="float" office:value="95062.5">
            <text:p>95 062,50 <text:s text:c="2"/></text:p>
          </table:table-cell>
          <table:table-cell table:style-name="ce200" office:value-type="date" office:date-value="2007-10-31">
            <text:p>31/10/2007</text:p>
          </table:table-cell>
          <table:table-cell table:style-name="ce268" table:number-columns-repeated="1019"/>
        </table:table-row>
        <table:table-row table:style-name="ro12">
          <table:table-cell table:style-name="ce44" office:value-type="string">
            <text:p>EUROVIA 34430 ST JEAN DE VEDAS</text:p>
          </table:table-cell>
          <table:table-cell table:style-name="ce44" office:value-type="string">
            <text:p>Aménagement du Général Mathieu Dumas (lot 1 : voirie)</text:p>
          </table:table-cell>
          <table:table-cell table:style-name="ce44" office:value-type="string">
            <text:p>travaux</text:p>
          </table:table-cell>
          <table:table-cell table:style-name="ce141" office:value-type="float" office:value="95194.4">
            <text:p>95 194,40 <text:s text:c="2"/></text:p>
          </table:table-cell>
          <table:table-cell table:style-name="ce200" office:value-type="date" office:date-value="2007-10-31">
            <text:p>31/10/2007</text:p>
          </table:table-cell>
          <table:table-cell table:style-name="ce268" table:number-columns-repeated="1019"/>
        </table:table-row>
        <table:table-row table:style-name="ro12">
          <table:table-cell table:style-name="ce44" office:value-type="string">
            <text:p>GENERIC DE TRAVAUX HYDRAULIQUE 34740 VENDARGUES</text:p>
          </table:table-cell>
          <table:table-cell table:style-name="ce44" office:value-type="string">
            <text:p>réaménagement de la fontaine Place Godechot</text:p>
          </table:table-cell>
          <table:table-cell table:style-name="ce44" office:value-type="string">
            <text:p>travaux</text:p>
          </table:table-cell>
          <table:table-cell table:style-name="ce141" office:value-type="float" office:value="105876">
            <text:p>105 876,00 <text:s text:c="2"/></text:p>
          </table:table-cell>
          <table:table-cell table:style-name="ce200" office:value-type="date" office:date-value="2007-09-03">
            <text:p>03/09/2007</text:p>
          </table:table-cell>
          <table:table-cell table:style-name="ce268" table:number-columns-repeated="1019"/>
        </table:table-row>
        <table:table-row table:style-name="ro12">
          <table:table-cell table:style-name="ce44" table:number-columns-repeated="3"/>
          <table:table-cell table:style-name="ce141"/>
          <table:table-cell table:style-name="ce205"/>
          <table:table-cell table:style-name="ce268" table:number-columns-repeated="1019"/>
        </table:table-row>
        <table:table-row table:style-name="ro12">
          <table:table-cell table:style-name="ce41" table:number-columns-repeated="2"/>
          <table:table-cell table:style-name="ce120"/>
          <table:table-cell table:style-name="ce146"/>
          <table:table-cell table:style-name="ce230"/>
          <table:table-cell table:style-name="ce268" table:number-columns-repeated="1019"/>
        </table:table-row>
        <table:table-row table:style-name="ro12">
          <table:table-cell table:style-name="ce22" office:value-type="string">
            <text:p>nom de l'attributaire + code postal </text:p>
          </table:table-cell>
          <table:table-cell table:style-name="ce79" office:value-type="string">
            <text:p>Objet du marché</text:p>
          </table:table-cell>
          <table:table-cell table:style-name="ce79" office:value-type="string">
            <text:p>type de marchés (fournitures ou services ou travaux)</text:p>
          </table:table-cell>
          <table:table-cell table:style-name="ce155" office:value-type="string">
            <text:p>montant du marché - tranche de <text:s text:c="14"/>135 000 € HT à 209 999 € HT</text:p>
          </table:table-cell>
          <table:table-cell table:style-name="ce217" office:value-type="string">
            <text:p>Date de notification</text:p>
          </table:table-cell>
          <table:table-cell table:style-name="ce268" table:number-columns-repeated="1019"/>
        </table:table-row>
        <table:table-row table:style-name="ro3">
          <table:table-cell table:style-name="ce45" office:value-type="string">
            <text:p>EUROVIA/JOULIE 34671 BAILLARGUES</text:p>
          </table:table-cell>
          <table:table-cell table:style-name="ce75" office:value-type="string">
            <text:p>Place Albert 1er</text:p>
          </table:table-cell>
          <table:table-cell table:style-name="ce75" office:value-type="string">
            <text:p>travaux</text:p>
          </table:table-cell>
          <table:table-cell table:style-name="ce173" office:value-type="float" office:value="143608.5">
            <text:p>143 608,50 <text:s text:c="2"/></text:p>
          </table:table-cell>
          <table:table-cell table:style-name="ce233" office:value-type="date" office:date-value="2007-05-24">
            <text:p>24/05/2007</text:p>
          </table:table-cell>
          <table:table-cell table:style-name="ce268" table:number-columns-repeated="1019"/>
        </table:table-row>
        <table:table-row table:style-name="ro3">
          <table:table-cell table:style-name="ce45" office:value-type="string">
            <text:p>EUROVIA/JOULIE 34671 BAILLARGUES</text:p>
          </table:table-cell>
          <table:table-cell table:style-name="ce92" office:value-type="string">
            <text:p>Mende/Truel (lot 1)</text:p>
          </table:table-cell>
          <table:table-cell table:style-name="ce75" office:value-type="string">
            <text:p>travaux</text:p>
          </table:table-cell>
          <table:table-cell table:style-name="ce173" office:value-type="float" office:value="149586.65">
            <text:p>149 586,65 <text:s text:c="2"/></text:p>
          </table:table-cell>
          <table:table-cell table:style-name="ce233" office:value-type="date" office:date-value="2007-01-16">
            <text:p>16/01/2007</text:p>
          </table:table-cell>
          <table:table-cell table:style-name="ce268" table:number-columns-repeated="1019"/>
        </table:table-row>
        <table:table-row table:style-name="ro3">
          <table:table-cell table:style-name="ce45" office:value-type="string">
            <text:p>SOLATRAG 34302 AGDE</text:p>
          </table:table-cell>
          <table:table-cell table:style-name="ce75" office:value-type="string">
            <text:p>Réalisation d'un portail étanche et mur de protection rue des Carmélites</text:p>
          </table:table-cell>
          <table:table-cell table:style-name="ce75" office:value-type="string">
            <text:p>travaux</text:p>
          </table:table-cell>
          <table:table-cell table:style-name="ce173" office:value-type="float" office:value="184446.3">
            <text:p>184 446,30 <text:s text:c="2"/></text:p>
          </table:table-cell>
          <table:table-cell table:style-name="ce233" office:value-type="date" office:date-value="2007-06-01">
            <text:p>01/06/2007</text:p>
          </table:table-cell>
          <table:table-cell table:style-name="ce268" table:number-columns-repeated="1019"/>
        </table:table-row>
        <table:table-row table:style-name="ro3">
          <table:table-cell table:style-name="ce20" office:value-type="string">
            <text:p>PRENAX 92400 COURBEVOIE</text:p>
          </table:table-cell>
          <table:table-cell table:style-name="ce75" office:value-type="string">
            <text:p>Abonnements à des Revues et Magazines et Services de la Ville</text:p>
          </table:table-cell>
          <table:table-cell table:style-name="ce78" office:value-type="string">
            <text:p>Services</text:p>
          </table:table-cell>
          <table:table-cell table:style-name="ce152" office:value-type="float" office:value="147000">
            <text:p>147 000,00 <text:s text:c="2"/></text:p>
          </table:table-cell>
          <table:table-cell table:style-name="ce215" office:value-type="date" office:date-value="2007-11-24">
            <text:p>24/11/2007</text:p>
          </table:table-cell>
          <table:table-cell table:style-name="ce268" table:number-columns-repeated="1019"/>
        </table:table-row>
        <table:table-row table:style-name="ro3">
          <table:table-cell table:style-name="ce46"/>
          <table:table-cell table:style-name="ce93" office:value-type="string">
            <text:p>Place de la Comédie - Marché de Noël 2007</text:p>
          </table:table-cell>
          <table:table-cell table:style-name="ce78" office:value-type="string">
            <text:p>Fournitures</text:p>
          </table:table-cell>
          <table:table-cell table:style-name="ce152" office:value-type="float" office:value="189547.6">
            <text:p>189 547,60 <text:s text:c="2"/></text:p>
          </table:table-cell>
          <table:table-cell table:style-name="ce234"/>
          <table:table-cell table:style-name="ce268" table:number-columns-repeated="1019"/>
        </table:table-row>
        <table:table-row table:style-name="ro3">
          <table:table-cell table:style-name="ce20" office:value-type="string">
            <text:p>CHALET PLIABLE LORREARD - 72470 CHAMPAGNE</text:p>
          </table:table-cell>
          <table:table-cell table:style-name="ce93"/>
          <table:table-cell table:style-name="ce78"/>
          <table:table-cell table:style-name="ce152" office:value-type="float" office:value="113127.6">
            <text:p>113 127,60 <text:s text:c="2"/></text:p>
          </table:table-cell>
          <table:table-cell table:style-name="ce215" office:value-type="date" office:date-value="2007-12-07">
            <text:p>07/12/2007</text:p>
          </table:table-cell>
          <table:table-cell table:style-name="ce268" table:number-columns-repeated="1019"/>
        </table:table-row>
        <table:table-row table:style-name="ro3">
          <table:table-cell table:style-name="ce20" office:value-type="string">
            <text:p>JFB PRODUCTIONS - 30132 CAISSARGUES</text:p>
          </table:table-cell>
          <table:table-cell table:style-name="ce78" table:number-columns-repeated="2"/>
          <table:table-cell table:style-name="ce152" office:value-type="float" office:value="41200">
            <text:p>41 200,00 <text:s text:c="2"/></text:p>
          </table:table-cell>
          <table:table-cell table:style-name="ce215" office:value-type="date" office:date-value="2007-12-05">
            <text:p>05/12/2007</text:p>
          </table:table-cell>
          <table:table-cell table:style-name="ce268" table:number-columns-repeated="1019"/>
        </table:table-row>
        <table:table-row table:style-name="ro3">
          <table:table-cell table:style-name="ce20" office:value-type="string">
            <text:p>TRAVESSET 34820 TEYRAN CEDEX</text:p>
          </table:table-cell>
          <table:table-cell table:style-name="ce78" table:number-columns-repeated="2"/>
          <table:table-cell table:style-name="ce152" office:value-type="float" office:value="35220">
            <text:p>35 220,00 <text:s text:c="2"/></text:p>
          </table:table-cell>
          <table:table-cell table:style-name="ce215" office:value-type="date" office:date-value="2007-12-07">
            <text:p>07/12/2007</text:p>
          </table:table-cell>
          <table:table-cell table:style-name="ce268" table:number-columns-repeated="1019"/>
        </table:table-row>
        <table:table-row table:style-name="ro3">
          <table:table-cell table:style-name="ce15" office:value-type="string">
            <text:p>SOLATRAG 34302 ADGE</text:p>
          </table:table-cell>
          <table:table-cell table:style-name="ce92" office:value-type="string">
            <text:p>Réalisation d'un portail étanche et mur de protection rue des Carmélités</text:p>
          </table:table-cell>
          <table:table-cell table:style-name="ce36" office:value-type="string">
            <text:p>travaux</text:p>
          </table:table-cell>
          <table:table-cell table:style-name="ce174" office:value-type="float" office:value="184446.3">
            <text:p>184 446,30 <text:s text:c="2"/></text:p>
          </table:table-cell>
          <table:table-cell table:style-name="ce212" office:value-type="date" office:date-value="2007-07-19">
            <text:p>19/07/2007</text:p>
          </table:table-cell>
          <table:table-cell table:style-name="ce268" table:number-columns-repeated="1019"/>
        </table:table-row>
        <table:table-row table:style-name="ro3">
          <table:table-cell table:style-name="ce15" office:value-type="string">
            <text:p>GPV Navarre Diffusion 07400 (lot1)</text:p>
            <text:p>Papyrus 93500 (lot2)</text:p>
          </table:table-cell>
          <table:table-cell table:style-name="ce36" office:value-type="string">
            <text:p>Achat d'enveloppes, papier et fournitures offset</text:p>
          </table:table-cell>
          <table:table-cell table:style-name="ce36" office:value-type="string">
            <text:p>Fournitures</text:p>
          </table:table-cell>
          <table:table-cell table:style-name="ce175" office:value-type="string">
            <text:p>40 000 - 160 000 à BC</text:p>
            <text:p>15 000 - 60 000 (lot1)</text:p>
            <text:p>25 000- 100 000 (lot2</text:p>
          </table:table-cell>
          <table:table-cell table:style-name="ce235" office:value-type="string">
            <text:p>16/01/2007 reconduit le 15/10/2007</text:p>
          </table:table-cell>
          <table:table-cell table:style-name="ce268" table:number-columns-repeated="1019"/>
        </table:table-row>
        <table:table-row table:style-name="ro3">
          <table:table-cell table:style-name="ce15" office:value-type="string">
            <text:p>SARL AUDIO TECHNIC 34790 (lot 1)</text:p>
            <text:p>GRAPIN MIDI MATERIEL 34070 (lot 2)</text:p>
          </table:table-cell>
          <table:table-cell table:style-name="ce36" office:value-type="string">
            <text:p>Achat de matériels télé hi fi, électroménager et matériels photo </text:p>
          </table:table-cell>
          <table:table-cell table:style-name="ce36" office:value-type="string">
            <text:p>Fournitures</text:p>
          </table:table-cell>
          <table:table-cell table:style-name="ce175" office:value-type="string">
            <text:p>45 000 - 180 000 à BC</text:p>
            <text:p>30 000 - 120 000 (lot 1)</text:p>
            <text:p>15 000 - 60 000 (lot2)</text:p>
          </table:table-cell>
          <table:table-cell table:style-name="ce235" office:value-type="string">
            <text:p>16/02/2007 reconduit le 09/10/2007</text:p>
          </table:table-cell>
          <table:table-cell table:style-name="ce268" table:number-columns-repeated="1019"/>
        </table:table-row>
        <table:table-row table:style-name="ro3">
          <table:table-cell table:style-name="ce15" office:value-type="string">
            <text:p>SIDER <text:s/>33884</text:p>
          </table:table-cell>
          <table:table-cell table:style-name="ce36" office:value-type="string">
            <text:p>Achat de matériel de plomberie</text:p>
          </table:table-cell>
          <table:table-cell table:style-name="ce36" office:value-type="string">
            <text:p>Fournitures</text:p>
          </table:table-cell>
          <table:table-cell table:style-name="ce175" office:value-type="string">
            <text:p>30 000 - 120 000 à BC</text:p>
          </table:table-cell>
          <table:table-cell table:style-name="ce235" office:value-type="string">
            <text:p>16/02/2007 reconduit le 15/10/2007</text:p>
          </table:table-cell>
          <table:table-cell table:style-name="ce268" table:number-columns-repeated="1019"/>
        </table:table-row>
        <table:table-row table:style-name="ro14">
          <table:table-cell table:style-name="ce15" office:value-type="string">
            <text:p>LANGUEDOC ROUSSILLON SIGNALISATION 34671 (lot 1)</text:p>
            <text:p>SODILOR 57207(lot 2)</text:p>
            <text:p>SECURITE ET SIGNALISATION 11100 (lot 3) </text:p>
          </table:table-cell>
          <table:table-cell table:style-name="ce36" office:value-type="string">
            <text:p>Achat de matériel de signalisation routière</text:p>
          </table:table-cell>
          <table:table-cell table:style-name="ce36" office:value-type="string">
            <text:p>Fournitures</text:p>
          </table:table-cell>
          <table:table-cell table:style-name="ce175" office:value-type="string">
            <text:p>40 000 - 160 000 <text:s/>à BC</text:p>
            <text:p>20 000 - 80 000 (lot 1)</text:p>
            <text:p>10 000 - 40 000 (lot 2)</text:p>
            <text:p>10 000 - 40 000 (lot 3)</text:p>
          </table:table-cell>
          <table:table-cell table:style-name="ce235" office:value-type="string">
            <text:p>16/02/2007 reconduit le 15/10/2007</text:p>
          </table:table-cell>
          <table:table-cell table:style-name="ce268" table:number-columns-repeated="1019"/>
        </table:table-row>
        <table:table-row table:style-name="ro15">
          <table:table-cell table:style-name="ce15" office:value-type="string">
            <text:p>ESCASSUT 34000 (lot A) </text:p>
            <text:p>ESCASSUT <text:s/>34000 (lot B)</text:p>
            <text:p>MOB REJANE 83000 (lot C) </text:p>
            <text:p>MARSH 69655 (lot D)</text:p>
            <text:p>CEVENOLE PROTECTION 30900 (lot E)</text:p>
          </table:table-cell>
          <table:table-cell table:style-name="ce36" office:value-type="string">
            <text:p>Achat de vêtements de ville, travail et chaussures</text:p>
          </table:table-cell>
          <table:table-cell table:style-name="ce36" office:value-type="string">
            <text:p>Fournitures</text:p>
          </table:table-cell>
          <table:table-cell table:style-name="ce176" office:value-type="string">
            <text:p>45 000 - 180 000 <text:s/>à BC</text:p>
            <text:p>7 000 - 28 000 (lot A)</text:p>
            <text:p>9 000 - 36 000 (lot B)</text:p>
            <text:p>9 000 - 36 000 (lot C)</text:p>
            <text:p>13 000 - 52 000 (lot D)</text:p>
            <text:p>7 000 - 28 000 (lot E) <text:s text:c="2"/></text:p>
          </table:table-cell>
          <table:table-cell table:style-name="ce235" office:value-type="string">
            <text:p>reconduit le 09/10/2007</text:p>
          </table:table-cell>
          <table:table-cell table:style-name="ce268" table:number-columns-repeated="1019"/>
        </table:table-row>
        <table:table-row table:style-name="ro3">
          <table:table-cell table:style-name="ce15" office:value-type="string">
            <text:p>ESCASSUT 34000 <text:s/></text:p>
          </table:table-cell>
          <table:table-cell table:style-name="ce36" office:value-type="string">
            <text:p>Achat de vêtements de police</text:p>
          </table:table-cell>
          <table:table-cell table:style-name="ce36" office:value-type="string">
            <text:p>Fournitures</text:p>
          </table:table-cell>
          <table:table-cell table:style-name="ce175" office:value-type="string">
            <text:p>30 000 - 120 000 à BC</text:p>
          </table:table-cell>
          <table:table-cell table:style-name="ce235" office:value-type="string">
            <text:p>reconduit le 09/10/2007</text:p>
          </table:table-cell>
          <table:table-cell table:style-name="ce268" table:number-columns-repeated="1019"/>
        </table:table-row>
        <table:table-row table:style-name="ro16">
          <table:table-cell table:style-name="ce15" office:value-type="string">
            <text:p>BAURES 34070 (lot A) <text:s/>BAURES 34070 (lot B) <text:s text:c="11"/>BAURES 34070 (lot C) <text:s/></text:p>
          </table:table-cell>
          <table:table-cell table:style-name="ce36" office:value-type="string">
            <text:p>Achat de fourniture de quincaillerie, visserie, échelle </text:p>
          </table:table-cell>
          <table:table-cell table:style-name="ce36" office:value-type="string">
            <text:p>Fournitures</text:p>
          </table:table-cell>
          <table:table-cell table:style-name="ce175" office:value-type="string">
            <text:p>50 000 - 200 000 <text:s text:c="2"/>à BC</text:p>
            <text:p>35 000 - 140 000 (lot A)</text:p>
            <text:p>10 000 - 40 000 (lot B)</text:p>
            <text:p>5 000 - 20 000 (lot C) <text:s text:c="19"/></text:p>
          </table:table-cell>
          <table:table-cell table:style-name="ce235" office:value-type="string">
            <text:p>reconduit le 09/10/2007</text:p>
          </table:table-cell>
          <table:table-cell table:style-name="ce268" table:number-columns-repeated="1019"/>
        </table:table-row>
        <table:table-row table:style-name="ro14">
          <table:table-cell table:style-name="ce15" office:value-type="string">
            <text:p>France SECURITE 29604 (lot B)</text:p>
            <text:p>MD HYDRAULIQUE 34070 (lot E)</text:p>
          </table:table-cell>
          <table:table-cell table:style-name="ce36" office:value-type="string">
            <text:p>Achat de petit outillage et d'équipement de protection individuelle</text:p>
          </table:table-cell>
          <table:table-cell table:style-name="ce36" office:value-type="string">
            <text:p>Fournitures</text:p>
          </table:table-cell>
          <table:table-cell table:style-name="ce176" office:value-type="string">
            <text:p>27 000 - 108 000 à BC <text:s text:c="72"/>12 000 - 48 000 (lot B) <text:s text:c="26"/>15 000 - 60 000 (lot E) <text:s text:c="9"/></text:p>
          </table:table-cell>
          <table:table-cell table:style-name="ce235" office:value-type="string">
            <text:p>reconduit le 09/10/2007</text:p>
          </table:table-cell>
          <table:table-cell table:style-name="ce268" table:number-columns-repeated="1019"/>
        </table:table-row>
        <table:table-row table:style-name="ro3">
          <table:table-cell table:style-name="ce21" office:value-type="string">
            <text:p>SYDEL <text:s text:c="58"/>34196 Montpellier Cedex 5</text:p>
          </table:table-cell>
          <table:table-cell table:style-name="ce94" office:value-type="string">
            <text:p>Remplacement bornes carte Midi restaurants scolaires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204.570,00 € HT</text:p>
          </table:table-cell>
          <table:table-cell table:style-name="ce236" office:value-type="date" office:date-value="2007-04-18">
            <text:p>18/04/2007</text:p>
          </table:table-cell>
          <table:table-cell table:style-name="ce268" table:number-columns-repeated="1019"/>
        </table:table-row>
        <table:table-row table:style-name="ro3">
          <table:table-cell table:style-name="ce8" office:value-type="string">
            <text:p>BOS VOYAGES 34072</text:p>
          </table:table-cell>
          <table:table-cell table:style-name="ce70" office:value-type="string">
            <text:p>TRANSPORTS INTERNATIONAUX ET SEJOURS <text:s/>( 7M002)</text:p>
          </table:table-cell>
          <table:table-cell table:style-name="ce70" office:value-type="string">
            <text:p>SERVICE</text:p>
          </table:table-cell>
          <table:table-cell table:style-name="ce70" office:value-type="string">
            <text:p>202 124 HT</text:p>
          </table:table-cell>
          <table:table-cell table:style-name="ce237" office:value-type="date" office:date-value="2007-02-23">
            <text:p>23/02/2007</text:p>
          </table:table-cell>
          <table:table-cell table:style-name="ce268" table:number-columns-repeated="1019"/>
        </table:table-row>
        <table:table-row table:style-name="ro3">
          <table:table-cell table:style-name="ce47" office:value-type="string">
            <text:p>SOLATRAG 34302 AGDE</text:p>
          </table:table-cell>
          <table:table-cell table:style-name="ce95" office:value-type="string">
            <text:p>réalisation d'un portail étanche et mur de protection rue des Carmélites</text:p>
          </table:table-cell>
          <table:table-cell table:style-name="ce133" office:value-type="string">
            <text:p>travaux</text:p>
          </table:table-cell>
          <table:table-cell table:style-name="ce177" office:value-type="float" office:value="184446.3">
            <text:p>184 446,30 <text:s text:c="2"/></text:p>
          </table:table-cell>
          <table:table-cell table:style-name="ce238" office:value-type="date" office:date-value="2007-07-19">
            <text:p>19/07/2007</text:p>
          </table:table-cell>
          <table:table-cell table:style-name="ce268" table:number-columns-repeated="1019"/>
        </table:table-row>
        <table:table-row table:style-name="ro3">
          <table:table-cell table:style-name="ce48"/>
          <table:table-cell table:style-name="ce96" office:value-type="string">
            <text:p>Réaménagement des halles des quatre saisons</text:p>
          </table:table-cell>
          <table:table-cell table:style-name="ce134" office:value-type="string">
            <text:p>travaux</text:p>
          </table:table-cell>
          <table:table-cell table:style-name="ce178" office:value-type="float" office:value="181170.82">
            <text:p>181 170,82 <text:s text:c="2"/></text:p>
          </table:table-cell>
          <table:table-cell table:style-name="ce239"/>
          <table:table-cell table:style-name="ce268" table:number-columns-repeated="1019"/>
        </table:table-row>
        <table:table-row table:style-name="ro3">
          <table:table-cell table:style-name="ce20" office:value-type="string">
            <text:p>CHICHE 34070 MONTPELLIER - lot 3 plomberie</text:p>
          </table:table-cell>
          <table:table-cell table:style-name="ce35"/>
          <table:table-cell table:style-name="ce78"/>
          <table:table-cell table:style-name="ce152" office:value-type="float" office:value="16269.02">
            <text:p>16 269,02 <text:s text:c="2"/></text:p>
          </table:table-cell>
          <table:table-cell table:style-name="ce215" office:value-type="date" office:date-value="2007-07-18">
            <text:p>18/07/2007</text:p>
          </table:table-cell>
          <table:table-cell table:style-name="ce268" table:number-columns-repeated="1019"/>
        </table:table-row>
        <table:table-row table:style-name="ro3">
          <table:table-cell table:style-name="ce47" office:value-type="string">
            <text:p>SPIE 34433 ST JEAN DE VEDAS - lot 2 : génie électrique</text:p>
          </table:table-cell>
          <table:table-cell table:style-name="ce95"/>
          <table:table-cell table:style-name="ce133"/>
          <table:table-cell table:style-name="ce177" office:value-type="float" office:value="86299.7">
            <text:p>86 299,70 <text:s text:c="2"/></text:p>
          </table:table-cell>
          <table:table-cell table:style-name="ce238"/>
          <table:table-cell table:style-name="ce268" table:number-columns-repeated="1019"/>
        </table:table-row>
        <table:table-row table:style-name="ro3">
          <table:table-cell table:style-name="ce49" office:value-type="string">
            <text:p>PEINTURE DU SOLEIL 34130 MAUGUIO - lot 4 : peinture /signalétique</text:p>
          </table:table-cell>
          <table:table-cell table:style-name="ce97"/>
          <table:table-cell table:style-name="ce100"/>
          <table:table-cell table:style-name="ce179" office:value-type="float" office:value="78602.1">
            <text:p>78 602,10 <text:s text:c="2"/></text:p>
          </table:table-cell>
          <table:table-cell table:style-name="ce240" office:value-type="date" office:date-value="2007-07-16">
            <text:p>16/07/2007</text:p>
          </table:table-cell>
          <table:table-cell table:style-name="ce268" table:number-columns-repeated="1019"/>
        </table:table-row>
        <table:table-row table:style-name="ro3">
          <table:table-cell table:style-name="ce50" office:value-type="string">
            <text:p>URBAIN NET 30730 MONTPEZAT </text:p>
          </table:table-cell>
          <table:table-cell table:style-name="ce98" office:value-type="string">
            <text:p>Nettoiement des cimetières et des sanitaires</text:p>
          </table:table-cell>
          <table:table-cell table:style-name="ce98" office:value-type="string">
            <text:p>services</text:p>
          </table:table-cell>
          <table:table-cell table:style-name="ce180" office:value-type="float" office:value="279374.25">
            <text:p>279 374,25 <text:s text:c="2"/></text:p>
          </table:table-cell>
          <table:table-cell table:style-name="ce241" office:value-type="date" office:date-value="2007-07-11">
            <text:p>11/07/2007</text:p>
          </table:table-cell>
          <table:table-cell table:style-name="ce268" table:number-columns-repeated="1019"/>
        </table:table-row>
        <table:table-row table:style-name="ro3">
          <table:table-cell table:style-name="ce50"/>
          <table:table-cell table:style-name="ce99" office:value-type="string">
            <text:p>Halle des 4 saisons - quartier Mosson réhabilitation du bâtiment des halles (lot 1 infructueux relancé en 3 lots)</text:p>
          </table:table-cell>
          <table:table-cell table:style-name="ce98" office:value-type="string">
            <text:p>travaux</text:p>
          </table:table-cell>
          <table:table-cell table:style-name="ce180" office:value-type="float" office:value="154165">
            <text:p>154 165,00 <text:s text:c="2"/></text:p>
          </table:table-cell>
          <table:table-cell table:style-name="ce241" office:value-type="date" office:date-value="2007-11-28">
            <text:p>28/11/2007</text:p>
          </table:table-cell>
          <table:table-cell table:style-name="ce268" table:number-columns-repeated="1019"/>
        </table:table-row>
        <table:table-row table:style-name="ro3">
          <table:table-cell table:style-name="ce50" office:value-type="string">
            <text:p>COPAS SYSTEMES 07500 GUILHERAND GRANGES - lot 3 portes vitrées automatiques</text:p>
          </table:table-cell>
          <table:table-cell table:style-name="ce98" table:number-columns-repeated="2"/>
          <table:table-cell table:style-name="ce180" office:value-type="float" office:value="37534">
            <text:p>37 534,00 <text:s text:c="2"/></text:p>
          </table:table-cell>
          <table:table-cell table:style-name="ce241"/>
          <table:table-cell table:style-name="ce268" table:number-columns-repeated="1019"/>
        </table:table-row>
        <table:table-row table:style-name="ro3">
          <table:table-cell table:style-name="ce50" office:value-type="string">
            <text:p>BARSALOU 11100 NARBONNE- lot 2 : menuiseries aluminium</text:p>
          </table:table-cell>
          <table:table-cell table:style-name="ce98" table:number-columns-repeated="2"/>
          <table:table-cell table:style-name="ce180" office:value-type="float" office:value="83000">
            <text:p>83 000,00 <text:s text:c="2"/></text:p>
          </table:table-cell>
          <table:table-cell table:style-name="ce241"/>
          <table:table-cell table:style-name="ce268" table:number-columns-repeated="1019"/>
        </table:table-row>
        <table:table-row table:style-name="ro3">
          <table:table-cell table:style-name="ce49" office:value-type="string">
            <text:p>HELIX 34190 GANGES - lot 1 : serrurerie et ventelles</text:p>
          </table:table-cell>
          <table:table-cell table:style-name="ce100" table:number-columns-repeated="2"/>
          <table:table-cell table:style-name="ce179" office:value-type="float" office:value="330631">
            <text:p>330 631,00 <text:s text:c="2"/></text:p>
          </table:table-cell>
          <table:table-cell table:style-name="ce240"/>
          <table:table-cell table:style-name="ce268" table:number-columns-repeated="1019"/>
        </table:table-row>
        <table:table-row table:style-name="ro3">
          <table:table-cell table:style-name="ce50"/>
          <table:table-cell table:style-name="ce98" office:value-type="string">
            <text:p>Achat de véhicules spécifiques</text:p>
          </table:table-cell>
          <table:table-cell table:style-name="ce98" office:value-type="string">
            <text:p>Fournitures</text:p>
          </table:table-cell>
          <table:table-cell table:style-name="ce180" office:value-type="float" office:value="192925">
            <text:p>192 925,00 <text:s text:c="2"/></text:p>
          </table:table-cell>
          <table:table-cell table:style-name="ce241"/>
          <table:table-cell table:style-name="ce268" table:number-columns-repeated="1019"/>
        </table:table-row>
        <table:table-row table:style-name="ro3">
          <table:table-cell table:style-name="ce50" office:value-type="string">
            <text:p>AB SERVICES 54630 FLAVIGNY SUR MOSELLE - lot 2 nacelle VL 19 mètres</text:p>
          </table:table-cell>
          <table:table-cell table:style-name="ce98" table:number-columns-repeated="2"/>
          <table:table-cell table:style-name="ce180" office:value-type="float" office:value="66025">
            <text:p>66 025,00 <text:s text:c="2"/></text:p>
          </table:table-cell>
          <table:table-cell table:style-name="ce241" office:value-type="date" office:date-value="2007-12-12">
            <text:p>12/12/2007</text:p>
          </table:table-cell>
          <table:table-cell table:style-name="ce268" table:number-columns-repeated="1019"/>
        </table:table-row>
        <table:table-row table:style-name="ro3">
          <table:table-cell table:style-name="ce49" office:value-type="string">
            <text:p>ABVI AYMOND BRUNEL VI IVECO 34431 ST JEAN DE VEDAS - lot 1 : nacelle poids-lourd 21 mètres</text:p>
          </table:table-cell>
          <table:table-cell table:style-name="ce100" table:number-columns-repeated="2"/>
          <table:table-cell table:style-name="ce179" office:value-type="float" office:value="126900">
            <text:p>126 900,00 <text:s text:c="2"/></text:p>
          </table:table-cell>
          <table:table-cell table:style-name="ce240" office:value-type="date" office:date-value="2007-12-21">
            <text:p>21/12/2007</text:p>
          </table:table-cell>
          <table:table-cell table:style-name="ce268" table:number-columns-repeated="1019"/>
        </table:table-row>
        <table:table-row table:style-name="ro3">
          <table:table-cell table:style-name="ce50"/>
          <table:table-cell table:style-name="ce98" table:number-columns-repeated="2"/>
          <table:table-cell table:style-name="ce180"/>
          <table:table-cell table:style-name="ce241"/>
          <table:table-cell table:style-name="ce268" table:number-columns-repeated="1019"/>
        </table:table-row>
        <table:table-row table:style-name="ro3">
          <table:table-cell table:style-name="ce20"/>
          <table:table-cell table:style-name="ce35"/>
          <table:table-cell table:style-name="ce78"/>
          <table:table-cell table:style-name="ce152"/>
          <table:table-cell table:style-name="ce216"/>
          <table:table-cell table:style-name="ce268" table:number-columns-repeated="1019"/>
        </table:table-row>
        <table:table-row table:style-name="ro17">
          <table:table-cell table:style-name="ce22" office:value-type="string">
            <text:p>nom de l'attributaire + code postal + ville</text:p>
          </table:table-cell>
          <table:table-cell table:style-name="ce79" office:value-type="string">
            <text:p>Objet du marché</text:p>
          </table:table-cell>
          <table:table-cell table:style-name="ce79" office:value-type="string">
            <text:p>type de marchés (fournitures ou services ou travaux)</text:p>
          </table:table-cell>
          <table:table-cell table:style-name="ce155" office:value-type="string">
            <text:p>montant du marché - tranche de <text:s text:c="10"/>210 000 € HT à 999 999 € HT</text:p>
          </table:table-cell>
          <table:table-cell table:style-name="ce217" office:value-type="string">
            <text:p>Date de notification</text:p>
          </table:table-cell>
          <table:table-cell table:style-name="ce268" table:number-columns-repeated="1019"/>
        </table:table-row>
        <table:table-row table:style-name="ro3">
          <table:table-cell table:style-name="ce4" office:value-type="string">
            <text:p>MALET - BONNA - SABLA 34131</text:p>
          </table:table-cell>
          <table:table-cell table:style-name="ce44" office:value-type="string">
            <text:p>Aménagement / construction Caveaux St Etienne</text:p>
          </table:table-cell>
          <table:table-cell table:style-name="ce44" office:value-type="string">
            <text:p>travaux</text:p>
          </table:table-cell>
          <table:table-cell table:style-name="ce181" office:value-type="string">
            <text:p>698 613,87 € HT</text:p>
          </table:table-cell>
          <table:table-cell table:style-name="ce200" office:value-type="date" office:date-value="2007-08-17">
            <text:p>17/08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URBAIN NET 30730</text:p>
          </table:table-cell>
          <table:table-cell table:style-name="ce44" office:value-type="string">
            <text:p>Nettoiement cimetières - halles et marchés</text:p>
          </table:table-cell>
          <table:table-cell table:style-name="ce44" office:value-type="string">
            <text:p>travaux</text:p>
          </table:table-cell>
          <table:table-cell table:style-name="ce181" office:value-type="string">
            <text:p>279 374,25 € HT</text:p>
          </table:table-cell>
          <table:table-cell table:style-name="ce200" office:value-type="date" office:date-value="2007-07-11">
            <text:p>11/07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7" office:value-type="string">
            <text:p>EMPREINTE 31280 DREMIL LAFAGE</text:p>
          </table:table-cell>
          <table:table-cell table:style-name="ce73" office:value-type="string">
            <text:p>Fourniture, pose et maintenance de totems de signalétique dans le secteur piéton de Montpellier</text:p>
          </table:table-cell>
          <table:table-cell table:style-name="ce73" office:value-type="string">
            <text:p>fourniture</text:p>
          </table:table-cell>
          <table:table-cell table:style-name="ce148" office:value-type="string">
            <text:p>150 000 € HT mini - 215 000 € HT maxi</text:p>
          </table:table-cell>
          <table:table-cell table:style-name="ce203" office:value-type="date" office:date-value="2007-12-10">
            <text:p>10/12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6"/>
          <table:table-cell table:style-name="ce39" office:value-type="string">
            <text:p>Rénovation d'installations thermiques des bâtiments communaux</text:p>
          </table:table-cell>
          <table:table-cell table:style-name="ce128" office:value-type="string">
            <text:p>Travaux</text:p>
          </table:table-cell>
          <table:table-cell table:style-name="ce143" table:formula="of:=SUM([.D389:.D395])" office:value-type="float" office:value="392975.98">
            <text:p>392 975,98 <text:s text:c="2"/></text:p>
          </table:table-cell>
          <table:table-cell table:style-name="ce242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6" office:value-type="string">
            <text:p>lot 1 - Boisson</text:p>
            <text:p>34130 - Montpellier</text:p>
          </table:table-cell>
          <table:table-cell table:style-name="ce39" office:value-type="string">
            <text:p>Rénovation chaufferies et réseaux aux gymnase Jean Ramel et école Marcel Pagnol (TF)</text:p>
          </table:table-cell>
          <table:table-cell table:style-name="ce128" office:value-type="string">
            <text:p>Travaux</text:p>
          </table:table-cell>
          <table:table-cell table:style-name="ce143" office:value-type="float" office:value="51750">
            <text:p>51 750,00 <text:s text:c="2"/></text:p>
          </table:table-cell>
          <table:table-cell table:style-name="ce203" office:value-type="date" office:date-value="2007-05-29">
            <text:p>29/05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6" office:value-type="string">
            <text:p>lot 1 - Boisson</text:p>
            <text:p>34130 - Montpellier</text:p>
          </table:table-cell>
          <table:table-cell table:style-name="ce39" office:value-type="string">
            <text:p>Rénovation chaufferies et réseaux aux gymnase Jean Ramel et école Marcel Pagnol (TC1)</text:p>
          </table:table-cell>
          <table:table-cell table:style-name="ce128" office:value-type="string">
            <text:p>Travaux</text:p>
          </table:table-cell>
          <table:table-cell table:style-name="ce143" office:value-type="float" office:value="24820">
            <text:p>24 820,00 <text:s text:c="2"/></text:p>
          </table:table-cell>
          <table:table-cell table:style-name="ce203" office:value-type="date" office:date-value="2007-06-05">
            <text:p>05/06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6" office:value-type="string">
            <text:p>lot 2 - Roger Renard</text:p>
            <text:p>34070 - Montpellier</text:p>
          </table:table-cell>
          <table:table-cell table:style-name="ce39" office:value-type="string">
            <text:p>Rénovation chaufferies et réseaux aux GS Jeu de Mail et Chaptal/Jeanne d'Arc (TF)</text:p>
          </table:table-cell>
          <table:table-cell table:style-name="ce128" office:value-type="string">
            <text:p>Travaux</text:p>
          </table:table-cell>
          <table:table-cell table:style-name="ce143" office:value-type="float" office:value="76477.45">
            <text:p>76 477,45 <text:s text:c="2"/></text:p>
          </table:table-cell>
          <table:table-cell table:style-name="ce203" office:value-type="date" office:date-value="2007-05-29">
            <text:p>29/05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6" office:value-type="string">
            <text:p>lot 3 - Midi-Chauffage</text:p>
            <text:p>34000 - Montpellier</text:p>
          </table:table-cell>
          <table:table-cell table:style-name="ce39" office:value-type="string">
            <text:p>Rénovation chaufferies et réseaux au GS Mion (TF)</text:p>
          </table:table-cell>
          <table:table-cell table:style-name="ce128" office:value-type="string">
            <text:p>Travaux</text:p>
          </table:table-cell>
          <table:table-cell table:style-name="ce143" office:value-type="float" office:value="143344">
            <text:p>143 344,00 <text:s text:c="2"/></text:p>
          </table:table-cell>
          <table:table-cell table:style-name="ce203" office:value-type="date" office:date-value="2007-07-05">
            <text:p>05/07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6" office:value-type="string">
            <text:p>lot 4 - Boisson</text:p>
            <text:p>34130 - Montpellier</text:p>
          </table:table-cell>
          <table:table-cell table:style-name="ce39" office:value-type="string">
            <text:p>Rénovation chaufferies et réseaux à la maire annexe Baroncelli et à l'école Dr Roux (TF)</text:p>
          </table:table-cell>
          <table:table-cell table:style-name="ce128" office:value-type="string">
            <text:p>Travaux</text:p>
          </table:table-cell>
          <table:table-cell table:style-name="ce143" office:value-type="float" office:value="29780">
            <text:p>29 780,00 <text:s text:c="2"/></text:p>
          </table:table-cell>
          <table:table-cell table:style-name="ce203" office:value-type="date" office:date-value="2007-05-29">
            <text:p>29/05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6" office:value-type="string">
            <text:p>lot 5 - Fontanié</text:p>
            <text:p>34070 - Montpellier</text:p>
          </table:table-cell>
          <table:table-cell table:style-name="ce39" office:value-type="string">
            <text:p>Modernisation des armoires de commande et de régulation (TF)</text:p>
          </table:table-cell>
          <table:table-cell table:style-name="ce128" office:value-type="string">
            <text:p>Travaux</text:p>
          </table:table-cell>
          <table:table-cell table:style-name="ce143" office:value-type="float" office:value="61523.77">
            <text:p>61 523,77 <text:s text:c="2"/></text:p>
          </table:table-cell>
          <table:table-cell table:style-name="ce203" office:value-type="date" office:date-value="2007-05-29">
            <text:p>29/05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6" office:value-type="string">
            <text:p>lot 5 - Fontanié</text:p>
            <text:p>34070 - Montpellier</text:p>
          </table:table-cell>
          <table:table-cell table:style-name="ce39" office:value-type="string">
            <text:p>Modernisation des armoires de commande et de régulation (TC2)</text:p>
          </table:table-cell>
          <table:table-cell table:style-name="ce128" office:value-type="string">
            <text:p>Travaux</text:p>
          </table:table-cell>
          <table:table-cell table:style-name="ce143" office:value-type="float" office:value="5280.76">
            <text:p>5 280,76 <text:s text:c="2"/></text:p>
          </table:table-cell>
          <table:table-cell table:style-name="ce203" office:value-type="date" office:date-value="2007-06-05">
            <text:p>05/06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7" office:value-type="string">
            <text:p>MALET 34130 MAUGUIO</text:p>
          </table:table-cell>
          <table:table-cell table:style-name="ce73" office:value-type="string">
            <text:p>Travaux de petites extensionx et modifications sur les réseaux eaux pluviales et eau potable</text:p>
          </table:table-cell>
          <table:table-cell table:style-name="ce73" office:value-type="string">
            <text:p>travaux</text:p>
          </table:table-cell>
          <table:table-cell table:style-name="ce143" office:value-type="string">
            <text:p>500 000 € HT</text:p>
          </table:table-cell>
          <table:table-cell table:style-name="ce203" office:value-type="date" office:date-value="2007-07-11">
            <text:p>11/07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7"/>
          <table:table-cell table:style-name="ce73" office:value-type="string">
            <text:p>Serre amazonienne du parc de Lunaret - bassins de rétention</text:p>
          </table:table-cell>
          <table:table-cell table:style-name="ce73" office:value-type="string">
            <text:p>travaux</text:p>
          </table:table-cell>
          <table:table-cell table:style-name="ce143" office:value-type="float" office:value="225510.96">
            <text:p>225 510,96 <text:s text:c="2"/></text:p>
          </table:table-cell>
          <table:table-cell table:style-name="ce203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7" office:value-type="string">
            <text:p>FOUGASSE 34071 MONTPELLIER</text:p>
          </table:table-cell>
          <table:table-cell table:style-name="ce73" office:value-type="string">
            <text:p>lot 1 : réalisation des bassins et ouvrages annexes</text:p>
          </table:table-cell>
          <table:table-cell table:style-name="ce73"/>
          <table:table-cell table:style-name="ce143" office:value-type="float" office:value="137262.6">
            <text:p>137 262,60 <text:s text:c="2"/></text:p>
          </table:table-cell>
          <table:table-cell table:style-name="ce203" office:value-type="date" office:date-value="2007-12-10">
            <text:p>10/12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7" office:value-type="string">
            <text:p>MALET 34130 MAUGUIO</text:p>
          </table:table-cell>
          <table:table-cell table:style-name="ce73" office:value-type="string">
            <text:p>lot 2 : extension du réseau public d'eaux pluviales</text:p>
          </table:table-cell>
          <table:table-cell table:style-name="ce73"/>
          <table:table-cell table:style-name="ce143" office:value-type="float" office:value="82248.36">
            <text:p>82 248,36 <text:s text:c="2"/></text:p>
          </table:table-cell>
          <table:table-cell table:style-name="ce203" office:value-type="date" office:date-value="2007-12-07">
            <text:p>07/12/20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SOGETREL 34 000</text:p>
          </table:table-cell>
          <table:table-cell table:style-name="ce44" office:value-type="string">
            <text:p>Extension Pégase GC</text:p>
          </table:table-cell>
          <table:table-cell table:style-name="ce44" office:value-type="string">
            <text:p>travaux</text:p>
          </table:table-cell>
          <table:table-cell table:style-name="ce181" office:value-type="string">
            <text:p>mini 140 000 maxi 560 000</text:p>
          </table:table-cell>
          <table:table-cell table:style-name="ce243" office:value-type="float" office:value="39387">
            <text:p>01/1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1" office:value-type="string">
            <text:p>INEO</text:p>
          </table:table-cell>
          <table:table-cell table:style-name="ce101" office:value-type="string">
            <text:p>Extension Pégase fibre optique</text:p>
          </table:table-cell>
          <table:table-cell table:style-name="ce135" office:value-type="string">
            <text:p>travaux</text:p>
          </table:table-cell>
          <table:table-cell table:style-name="ce182" office:value-type="string">
            <text:p>mini 160 000 maxi 640 000</text:p>
          </table:table-cell>
          <table:table-cell table:style-name="ce244" office:value-type="float" office:value="39387">
            <text:p>01/1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2"/>
          <table:table-cell table:style-name="ce102" office:value-type="string">
            <text:p>Pistes cyclables 2007 - avenue Henri Mares création d'une voie cyclable sur trottoir</text:p>
          </table:table-cell>
          <table:table-cell table:style-name="ce136" office:value-type="string">
            <text:p>travaux</text:p>
          </table:table-cell>
          <table:table-cell table:style-name="ce183" office:value-type="float" office:value="230947.27">
            <text:p>230947,27</text:p>
          </table:table-cell>
          <table:table-cell table:style-name="ce245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11" office:value-type="string">
            <text:p>SOTEM 34430 ST JEAN DE VEDAS - lot 2 régulation trafic</text:p>
          </table:table-cell>
          <table:table-cell table:style-name="ce44"/>
          <table:table-cell table:style-name="ce120"/>
          <table:table-cell table:style-name="ce181" office:value-type="float" office:value="9971.96">
            <text:p>9971,96</text:p>
          </table:table-cell>
          <table:table-cell table:style-name="ce246" office:value-type="float" office:value="39434">
            <text:p>18/12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MALET 34130 MAUGUIO - lot 1 voirie</text:p>
          </table:table-cell>
          <table:table-cell table:style-name="ce103"/>
          <table:table-cell table:style-name="ce131"/>
          <table:table-cell table:style-name="ce184" office:value-type="float" office:value="220975.31">
            <text:p>220975,31</text:p>
          </table:table-cell>
          <table:table-cell table:style-name="ce247" office:value-type="float" office:value="39436">
            <text:p>20/12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Promenade du peyrou restauration des grilles est, de la statue équestre et de l'aqueduc aux trois arches</text:p>
          </table:table-cell>
          <table:table-cell table:style-name="ce132" office:value-type="string">
            <text:p>travaux</text:p>
          </table:table-cell>
          <table:table-cell table:style-name="ce185" office:value-type="float" office:value="313884.97">
            <text:p>313884,97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11" office:value-type="string">
            <text:p>BOURGEOIS ENTREPRISE 30300 FOURQUES - lot 5 : couverture</text:p>
          </table:table-cell>
          <table:table-cell table:style-name="ce44"/>
          <table:table-cell table:style-name="ce120"/>
          <table:table-cell table:style-name="ce141" office:value-type="float" office:value="10036.31">
            <text:p>10 036,31 <text:s text:c="2"/></text:p>
          </table:table-cell>
          <table:table-cell table:style-name="ce246" office:value-type="float" office:value="39190">
            <text:p>18/04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1" office:value-type="string">
            <text:p>ROMANO BRUNO 30250 COMBAS - lot 2 ferronerie</text:p>
          </table:table-cell>
          <table:table-cell table:style-name="ce101"/>
          <table:table-cell table:style-name="ce135"/>
          <table:table-cell table:style-name="ce186" office:value-type="float" office:value="137428">
            <text:p>137 428,00 <text:s text:c="2"/></text:p>
          </table:table-cell>
          <table:table-cell table:style-name="ce244" office:value-type="float" office:value="39315">
            <text:p>21/08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1" office:value-type="string">
            <text:p>VIVIAN et CIE 13016 MARSEILLE -lot 1 : maçonnerie - pierre de taille</text:p>
          </table:table-cell>
          <table:table-cell table:style-name="ce101"/>
          <table:table-cell table:style-name="ce135"/>
          <table:table-cell table:style-name="ce186" office:value-type="float" office:value="140439.73">
            <text:p>140 439,73 <text:s text:c="2"/></text:p>
          </table:table-cell>
          <table:table-cell table:style-name="ce244" office:value-type="float" office:value="39193">
            <text:p>21/04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ATELIER 30 30129 MANDUEL - lot 3 : peinture dorure</text:p>
          </table:table-cell>
          <table:table-cell table:style-name="ce103"/>
          <table:table-cell table:style-name="ce131"/>
          <table:table-cell table:style-name="ce187" office:value-type="float" office:value="25980.93">
            <text:p>25 980,93 <text:s text:c="2"/></text:p>
          </table:table-cell>
          <table:table-cell table:style-name="ce247" office:value-type="float" office:value="39312">
            <text:p>18/08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Sécurisation des abords des écoles - rue d'Oxford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411687.03">
            <text:p>411 687,03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11" office:value-type="string">
            <text:p>UPEE7 34130 ST AUNES - lot 3 : espaces verts</text:p>
          </table:table-cell>
          <table:table-cell table:style-name="ce44"/>
          <table:table-cell table:style-name="ce120"/>
          <table:table-cell table:style-name="ce141" office:value-type="float" office:value="15419">
            <text:p>15 419,00 <text:s text:c="2"/></text:p>
          </table:table-cell>
          <table:table-cell table:style-name="ce246" office:value-type="float" office:value="39094">
            <text:p>12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1" office:value-type="string">
            <text:p>TRAVESSET 34820 TEYRAN CEDEX - lot 2 : éclairage public</text:p>
          </table:table-cell>
          <table:table-cell table:style-name="ce101"/>
          <table:table-cell table:style-name="ce135"/>
          <table:table-cell table:style-name="ce186" office:value-type="float" office:value="130158.96">
            <text:p>130 158,96 <text:s text:c="2"/></text:p>
          </table:table-cell>
          <table:table-cell table:style-name="ce244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EUROVIA JUVIGNAC 34990 - lot 1 voirie</text:p>
          </table:table-cell>
          <table:table-cell table:style-name="ce103"/>
          <table:table-cell table:style-name="ce131"/>
          <table:table-cell table:style-name="ce187" office:value-type="float" office:value="266109.07">
            <text:p>266 109,07 <text:s text:c="2"/></text:p>
          </table:table-cell>
          <table:table-cell table:style-name="ce247" office:value-type="float" office:value="39093">
            <text:p>11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Avenue Albert Dubout modération de vitesse et accès au collège Gérard Philippe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347963.9">
            <text:p>347 963,90 <text:s text:c="2"/></text:p>
          </table:table-cell>
          <table:table-cell table:style-name="ce248" office:value-type="float" office:value="39321">
            <text:p>27/08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BRL 34960 Montpellier cedex 2 - lot 3 plantations</text:p>
          </table:table-cell>
          <table:table-cell table:style-name="ce104"/>
          <table:table-cell table:style-name="ce132"/>
          <table:table-cell table:style-name="ce188" office:value-type="float" office:value="16508.5">
            <text:p>16 508,50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SPIE 34433 SAINT JEAN DE VEDAS - lot 2 : éclairage public</text:p>
          </table:table-cell>
          <table:table-cell table:style-name="ce104"/>
          <table:table-cell table:style-name="ce132"/>
          <table:table-cell table:style-name="ce188" office:value-type="float" office:value="57251.4">
            <text:p>57 251,40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SCREG SUD EST 34740 VENDARGUES - lot 1 : voirie</text:p>
          </table:table-cell>
          <table:table-cell table:style-name="ce103"/>
          <table:table-cell table:style-name="ce131"/>
          <table:table-cell table:style-name="ce187" office:value-type="float" office:value="275204">
            <text:p>275 204,00 <text:s text:c="2"/></text:p>
          </table:table-cell>
          <table:table-cell table:style-name="ce247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Ilôt Jonquet - requalification des voies dans les périmètres de restauration immobilière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336579.5">
            <text:p>336 579,50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SOTEM 34430 ST JEAN DE VEDAS - lot 2 éclairage public</text:p>
          </table:table-cell>
          <table:table-cell table:style-name="ce104"/>
          <table:table-cell table:style-name="ce132"/>
          <table:table-cell table:style-name="ce188" office:value-type="float" office:value="28025.85">
            <text:p>28 025,85 <text:s text:c="2"/></text:p>
          </table:table-cell>
          <table:table-cell table:style-name="ce248" office:value-type="float" office:value="39231">
            <text:p>29/05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Groupement solidaire EUROVIA / DE FILIPPIS 34671 BAILLARGUES CEDEX 1 - lot 1 : voirie</text:p>
          </table:table-cell>
          <table:table-cell table:style-name="ce103"/>
          <table:table-cell table:style-name="ce131"/>
          <table:table-cell table:style-name="ce187" office:value-type="float" office:value="308553.65">
            <text:p>308 553,65 <text:s text:c="2"/></text:p>
          </table:table-cell>
          <table:table-cell table:style-name="ce247" office:value-type="float" office:value="39231">
            <text:p>29/05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Place Pierre Viala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269346.68">
            <text:p>269 346,68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PAYSAGES DU SUD 34660 COURNONTERRAL -lot 2 : espaces verts</text:p>
          </table:table-cell>
          <table:table-cell table:style-name="ce104"/>
          <table:table-cell table:style-name="ce132"/>
          <table:table-cell table:style-name="ce188" office:value-type="float" office:value="31414">
            <text:p>31 414,00 <text:s text:c="2"/></text:p>
          </table:table-cell>
          <table:table-cell table:style-name="ce248" office:value-type="float" office:value="39093">
            <text:p>11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MARIN SAS 34980 ST GELY DU FESC - lot 1 : éclairage public</text:p>
          </table:table-cell>
          <table:table-cell table:style-name="ce104"/>
          <table:table-cell table:style-name="ce132"/>
          <table:table-cell table:style-name="ce188" office:value-type="float" office:value="33384.92">
            <text:p>33 384,92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SOCIETE EIFFAGE TP MAZZA BAILLARGUES 34670 BAILLARGUES - lot 1 : voirie</text:p>
          </table:table-cell>
          <table:table-cell table:style-name="ce103"/>
          <table:table-cell table:style-name="ce131"/>
          <table:table-cell table:style-name="ce187" office:value-type="float" office:value="204547.76">
            <text:p>204 547,76 <text:s text:c="2"/></text:p>
          </table:table-cell>
          <table:table-cell table:style-name="ce247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Quartier du Petit Bard - Avenue P. Bringuier construction de la Maison Pour Tous F. Villon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331824.06">
            <text:p>331 824,06 <text:s text:c="2"/></text:p>
          </table:table-cell>
          <table:table-cell table:style-name="ce248" office:value-type="float" office:value="39109">
            <text:p>27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CHICHE 34070 Montpellier - lot 11 : plomberie sanitaire</text:p>
          </table:table-cell>
          <table:table-cell table:style-name="ce104"/>
          <table:table-cell table:style-name="ce132"/>
          <table:table-cell table:style-name="ce188" office:value-type="float" office:value="45800">
            <text:p>45 800,00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OMNIUM FACADES 34130 MAUGUIO - lot 4 façades, isolation extérieure</text:p>
          </table:table-cell>
          <table:table-cell table:style-name="ce104"/>
          <table:table-cell table:style-name="ce132"/>
          <table:table-cell table:style-name="ce188" office:value-type="float" office:value="92364.26">
            <text:p>92 364,26 <text:s text:c="2"/></text:p>
          </table:table-cell>
          <table:table-cell table:style-name="ce248" office:value-type="float" office:value="39148">
            <text:p>07/03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CELESTIN CHARPENTES 34800 CLERMONT-L'HERAULT - lot 2 charpente bois, couverture métal</text:p>
          </table:table-cell>
          <table:table-cell table:style-name="ce103"/>
          <table:table-cell table:style-name="ce131"/>
          <table:table-cell table:style-name="ce187" office:value-type="float" office:value="193659.8">
            <text:p>193 659,80 <text:s text:c="2"/></text:p>
          </table:table-cell>
          <table:table-cell table:style-name="ce247" office:value-type="float" office:value="39149">
            <text:p>08/03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Rue de la Providence rénovation des voies de desserte des îlots d'interventions prioritaires 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199513.37">
            <text:p>199 513,37 <text:s text:c="2"/></text:p>
          </table:table-cell>
          <table:table-cell table:style-name="ce248" office:value-type="float" office:value="39135">
            <text:p>22/02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SOTEM 34430 ST JEAN DE VEDAS - lot 2 : réseaux secs</text:p>
          </table:table-cell>
          <table:table-cell table:style-name="ce104"/>
          <table:table-cell table:style-name="ce132"/>
          <table:table-cell table:style-name="ce188" office:value-type="float" office:value="49443.37">
            <text:p>49 443,37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EUROVIA BAILLARGUES CEDEX 1 : lot 1 : voirie</text:p>
          </table:table-cell>
          <table:table-cell table:style-name="ce103"/>
          <table:table-cell table:style-name="ce131"/>
          <table:table-cell table:style-name="ce187" office:value-type="float" office:value="150070.32">
            <text:p>150 070,32 <text:s text:c="2"/></text:p>
          </table:table-cell>
          <table:table-cell table:style-name="ce247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Aménagement sécurité écoles Avenue Alphonse Juin - 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206797.08">
            <text:p>206 797,08 <text:s text:c="2"/></text:p>
          </table:table-cell>
          <table:table-cell table:style-name="ce248" office:value-type="float" office:value="39311">
            <text:p>17/08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SOTEM 34430 ST JEAN DE VEDAS - lot 2 : éclairage public + régulation trafic</text:p>
          </table:table-cell>
          <table:table-cell table:style-name="ce104"/>
          <table:table-cell table:style-name="ce132"/>
          <table:table-cell table:style-name="ce188" office:value-type="float" office:value="49976.31">
            <text:p>49 976,31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MALET 34130 MAUGUIO - lot 1 voirie</text:p>
          </table:table-cell>
          <table:table-cell table:style-name="ce103"/>
          <table:table-cell table:style-name="ce131"/>
          <table:table-cell table:style-name="ce187" office:value-type="float" office:value="156820.77">
            <text:p>156 820,77 <text:s text:c="2"/></text:p>
          </table:table-cell>
          <table:table-cell table:style-name="ce247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Groupement solidaire BEC / RAZEL / URBAINE DE TRAVAUX 34680 ST GEORGES D'ORQUES</text:p>
          </table:table-cell>
          <table:table-cell table:style-name="ce104" office:value-type="string">
            <text:p>Aménagement du ruisseau Lantissargues - remplacement d'une conduite d'eaux usées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230510">
            <text:p>230 510,00 <text:s text:c="2"/></text:p>
          </table:table-cell>
          <table:table-cell table:style-name="ce248" office:value-type="float" office:value="39426">
            <text:p>10/12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BEC FRERES SA 34680 ST GEORGES D'ORQUES </text:p>
          </table:table-cell>
          <table:table-cell table:style-name="ce104" office:value-type="string">
            <text:p>Consolidation des talus Avenue Jean Mermoz / Avenue de la Liberté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236648.15">
            <text:p>236 648,15 <text:s text:c="2"/></text:p>
          </table:table-cell>
          <table:table-cell table:style-name="ce248" office:value-type="float" office:value="39094">
            <text:p>12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5" office:value-type="string">
            <text:p>Groupement solidaire MALET/BEC 34130 MAUGUIO</text:p>
          </table:table-cell>
          <table:table-cell table:style-name="ce105" office:value-type="string">
            <text:p>Programme 2007-2008 de renforcement de chaussées et de réfection de couches de roulement</text:p>
          </table:table-cell>
          <table:table-cell table:style-name="ce137" office:value-type="string">
            <text:p>travaux</text:p>
          </table:table-cell>
          <table:table-cell table:style-name="ce189" office:value-type="float" office:value="459366.69">
            <text:p>459 366,69 <text:s text:c="2"/></text:p>
          </table:table-cell>
          <table:table-cell table:style-name="ce249" office:value-type="float" office:value="39324">
            <text:p>30/08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2"/>
          <table:table-cell table:style-name="ce102" office:value-type="string">
            <text:p>Route de Nîmes - Ae F. Delmas mise à 2x2 voies</text:p>
          </table:table-cell>
          <table:table-cell table:style-name="ce136" office:value-type="string">
            <text:p>travaux</text:p>
          </table:table-cell>
          <table:table-cell table:style-name="ce190" office:value-type="float" office:value="605383.34">
            <text:p>605 383,34 <text:s text:c="2"/></text:p>
          </table:table-cell>
          <table:table-cell table:style-name="ce245" office:value-type="float" office:value="39288">
            <text:p>25/07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EIFFAGE TP - MAZZA 34430 ST JEAN DE VEDAS - lot 1 voirie</text:p>
          </table:table-cell>
          <table:table-cell table:style-name="ce104"/>
          <table:table-cell table:style-name="ce132"/>
          <table:table-cell table:style-name="ce188" office:value-type="float" office:value="469366.69">
            <text:p>469 366,69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EIFFAGE TP - MAZZA 34430 ST JEAN DE VEDAS - lot 2 réseaux humides</text:p>
          </table:table-cell>
          <table:table-cell table:style-name="ce104"/>
          <table:table-cell table:style-name="ce132"/>
          <table:table-cell table:style-name="ce188" office:value-type="float" office:value="83096.09">
            <text:p>83 096,09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6" office:value-type="string">
            <text:p>SOTEM 34430 ST JEAN DE VEDAS - lot 4 : régulation trafic</text:p>
          </table:table-cell>
          <table:table-cell table:style-name="ce106"/>
          <table:table-cell table:style-name="ce138"/>
          <table:table-cell table:style-name="ce191" office:value-type="float" office:value="52920.5">
            <text:p>52 920,50 <text:s text:c="2"/></text:p>
          </table:table-cell>
          <table:table-cell table:style-name="ce250" office:value-type="float" office:value="39288">
            <text:p>25/07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Groupement solidaire BEC/MALET 34680 ST GEORGES D'ORQUES</text:p>
          </table:table-cell>
          <table:table-cell table:style-name="ce104" office:value-type="string">
            <text:p>Programme 2006-2007 de renforcement de chaussées et de réfection de couches de roulement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994953.5">
            <text:p>994 953,50 <text:s text:c="2"/></text:p>
          </table:table-cell>
          <table:table-cell table:style-name="ce248" office:value-type="float" office:value="39114">
            <text:p>01/02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5" office:value-type="string">
            <text:p>Groupement conjoint LAURIOL / GEC / REYNES / VERDIER /GEC LR / ARSCENES 34000 Montpellier</text:p>
          </table:table-cell>
          <table:table-cell table:style-name="ce105" office:value-type="string">
            <text:p>La Panacée, 14 rue de l'école de Pharmacie concours de maîtrise d'œuvre en co-maîtrise d'ouvrage (ville + crous) pour la restructuration de l'ancien laboratoire de la santé</text:p>
          </table:table-cell>
          <table:table-cell table:style-name="ce137" office:value-type="string">
            <text:p>services</text:p>
          </table:table-cell>
          <table:table-cell table:style-name="ce189" office:value-type="float" office:value="739000">
            <text:p>739 000,00 <text:s text:c="2"/></text:p>
          </table:table-cell>
          <table:table-cell table:style-name="ce249" office:value-type="float" office:value="39239">
            <text:p>06/06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2"/>
          <table:table-cell table:style-name="ce96" office:value-type="string">
            <text:p>Elargissement de la rue de la Tour de Candelon</text:p>
          </table:table-cell>
          <table:table-cell table:style-name="ce136" office:value-type="string">
            <text:p>travaux</text:p>
          </table:table-cell>
          <table:table-cell table:style-name="ce190" office:value-type="float" office:value="288197.48">
            <text:p>288 197,48 <text:s text:c="2"/></text:p>
          </table:table-cell>
          <table:table-cell table:style-name="ce245" office:value-type="float" office:value="39192">
            <text:p>20/04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20" office:value-type="string">
            <text:p>MALET 34130 MAUGUIO - lot 1 voirie</text:p>
          </table:table-cell>
          <table:table-cell table:style-name="ce35"/>
          <table:table-cell table:style-name="ce78"/>
          <table:table-cell table:style-name="ce152" office:value-type="float" office:value="199987">
            <text:p>199 987,00 <text:s text:c="2"/></text:p>
          </table:table-cell>
          <table:table-cell table:style-name="ce215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7" office:value-type="string">
            <text:p>TRAVESSET 34820 TEYRAN CEDEX - lot 2 : éclairage public</text:p>
          </table:table-cell>
          <table:table-cell table:style-name="ce95"/>
          <table:table-cell table:style-name="ce133"/>
          <table:table-cell table:style-name="ce177" office:value-type="float" office:value="55000">
            <text:p>55 000,00 <text:s text:c="2"/></text:p>
          </table:table-cell>
          <table:table-cell table:style-name="ce23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3" office:value-type="string">
            <text:p>MALET 34130 MAUGUIO - lot 3 réseau humide</text:p>
          </table:table-cell>
          <table:table-cell table:style-name="ce103"/>
          <table:table-cell table:style-name="ce131"/>
          <table:table-cell table:style-name="ce187" office:value-type="float" office:value="33210.48">
            <text:p>33 210,48 <text:s text:c="2"/></text:p>
          </table:table-cell>
          <table:table-cell table:style-name="ce247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/>
          <table:table-cell table:style-name="ce104" office:value-type="string">
            <text:p>EPA LES AUBES - CREATION D'UN ASCENSEUR ET REAMENAGEMENT DE LOCAUX</text:p>
          </table:table-cell>
          <table:table-cell table:style-name="ce132" office:value-type="string">
            <text:p>travaux</text:p>
          </table:table-cell>
          <table:table-cell table:style-name="ce188" office:value-type="float" office:value="501340.92">
            <text:p>501 340,92 <text:s text:c="2"/></text:p>
          </table:table-cell>
          <table:table-cell table:style-name="ce248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SOPESUD 34070 MONTPELLIER - lot 11 : peinture</text:p>
          </table:table-cell>
          <table:table-cell table:style-name="ce104"/>
          <table:table-cell table:style-name="ce132"/>
          <table:table-cell table:style-name="ce188" office:value-type="float" office:value="21638">
            <text:p>21 638,00 <text:s text:c="2"/></text:p>
          </table:table-cell>
          <table:table-cell table:style-name="ce248" office:value-type="float" office:value="39231">
            <text:p>29/05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SOCAMO 34660 COURNONSEC - lot sols souples</text:p>
          </table:table-cell>
          <table:table-cell table:style-name="ce104"/>
          <table:table-cell table:style-name="ce132"/>
          <table:table-cell table:style-name="ce188" office:value-type="float" office:value="22302">
            <text:p>22 302,00 <text:s text:c="2"/></text:p>
          </table:table-cell>
          <table:table-cell table:style-name="ce248" office:value-type="float" office:value="39231">
            <text:p>29/05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LYRON 34070 MONTPELLIER - lot 10 : plomberie / chauffage / gaz</text:p>
          </table:table-cell>
          <table:table-cell table:style-name="ce104"/>
          <table:table-cell table:style-name="ce132"/>
          <table:table-cell table:style-name="ce188" office:value-type="float" office:value="45631.32">
            <text:p>45 631,32 <text:s text:c="2"/></text:p>
          </table:table-cell>
          <table:table-cell table:style-name="ce248" office:value-type="float" office:value="39086">
            <text:p>04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4" office:value-type="string">
            <text:p>MILELEC 34430 SAINT JEAN DE VEDAS - lot 9 électricité courants forts et faibles</text:p>
          </table:table-cell>
          <table:table-cell table:style-name="ce104"/>
          <table:table-cell table:style-name="ce132"/>
          <table:table-cell table:style-name="ce188" office:value-type="float" office:value="47791.51">
            <text:p>47 791,51 <text:s text:c="2"/></text:p>
          </table:table-cell>
          <table:table-cell table:style-name="ce248" office:value-type="float" office:value="39084">
            <text:p>02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11" office:value-type="string">
            <text:p>MAS HENRY 34070 MONTPELLIER</text:p>
          </table:table-cell>
          <table:table-cell table:style-name="ce44"/>
          <table:table-cell table:style-name="ce120"/>
          <table:table-cell table:style-name="ce141" office:value-type="float" office:value="75091">
            <text:p>75 091,00 <text:s text:c="2"/></text:p>
          </table:table-cell>
          <table:table-cell table:style-name="ce246" office:value-type="float" office:value="39241">
            <text:p>08/06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FOUGASSE "TREBUCHON TP" 34071 MONTPELLIER</text:p>
          </table:table-cell>
          <table:table-cell table:style-name="ce44" table:number-columns-repeated="2"/>
          <table:table-cell table:style-name="ce141" office:value-type="float" office:value="118369.35">
            <text:p>118 369,35 <text:s text:c="2"/></text:p>
          </table:table-cell>
          <table:table-cell table:style-name="ce243" office:value-type="float" office:value="39086">
            <text:p>04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VILLENEUVE 34000 MONTPELLIER - lot 2 : démolition / gros œuvre / étanchéité</text:p>
          </table:table-cell>
          <table:table-cell table:style-name="ce44" table:number-columns-repeated="2"/>
          <table:table-cell table:style-name="ce141" office:value-type="float" office:value="156995.46">
            <text:p>156 995,46 <text:s text:c="2"/></text:p>
          </table:table-cell>
          <table:table-cell table:style-name="ce243" office:value-type="float" office:value="39084">
            <text:p>02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7" office:value-type="string">
            <text:p>GUIRAO SETE - 34200 SETE - lot 6 : carrelage</text:p>
          </table:table-cell>
          <table:table-cell table:style-name="ce103" table:number-columns-repeated="2"/>
          <table:table-cell table:style-name="ce187" office:value-type="float" office:value="13522.28">
            <text:p>13 522,28 <text:s text:c="2"/></text:p>
          </table:table-cell>
          <table:table-cell table:style-name="ce251" office:value-type="float" office:value="39084">
            <text:p>02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8"/>
          <table:table-cell table:style-name="ce104" office:value-type="string">
            <text:p>Divers lieux de la ville - mise en sécurité du réseau d'éclairage public</text:p>
          </table:table-cell>
          <table:table-cell table:style-name="ce104" office:value-type="string">
            <text:p>travaux</text:p>
          </table:table-cell>
          <table:table-cell table:style-name="ce188" office:value-type="float" office:value="689999.1">
            <text:p>689 999,10 <text:s text:c="2"/></text:p>
          </table:table-cell>
          <table:table-cell table:style-name="ce252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8" office:value-type="string">
            <text:p>CEGELEC SUD EST 34965 MONTPELLIER CEDEX 2 - lot 1 : éclairage public</text:p>
          </table:table-cell>
          <table:table-cell table:style-name="ce44" table:number-columns-repeated="2"/>
          <table:table-cell table:style-name="ce141" office:value-type="float" office:value="340073.2">
            <text:p>340 073,20 <text:s text:c="2"/></text:p>
          </table:table-cell>
          <table:table-cell table:style-name="ce252" office:value-type="float" office:value="39391">
            <text:p>05/1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7" office:value-type="string">
            <text:p>TRAVESSET 34820 TEYRAN CEDEX - lot 2 : éclairage public</text:p>
          </table:table-cell>
          <table:table-cell table:style-name="ce103" table:number-columns-repeated="2"/>
          <table:table-cell table:style-name="ce187" office:value-type="float" office:value="349925.9">
            <text:p>349 925,90 <text:s text:c="2"/></text:p>
          </table:table-cell>
          <table:table-cell table:style-name="ce251" office:value-type="float" office:value="39388">
            <text:p>02/1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8"/>
          <table:table-cell table:style-name="ce104" office:value-type="string">
            <text:p>Travaux de rénovation de chaufferies, de réseaux de chauffage et d'armoires électriques</text:p>
          </table:table-cell>
          <table:table-cell table:style-name="ce104" office:value-type="string">
            <text:p>travaux</text:p>
          </table:table-cell>
          <table:table-cell table:style-name="ce188" office:value-type="float" office:value="396872.15">
            <text:p>396 872,15 <text:s text:c="2"/></text:p>
          </table:table-cell>
          <table:table-cell table:style-name="ce252" office:value-type="float" office:value="39237">
            <text:p>04/06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BOISSON 34130 MUDAISON - lot 1 : gymnase Jean Ramel, école M. Pagnol</text:p>
          </table:table-cell>
          <table:table-cell table:style-name="ce44" table:number-columns-repeated="2"/>
          <table:table-cell table:style-name="ce141" office:value-type="float" office:value="123630">
            <text:p>123 630,00 <text:s text:c="2"/></text:p>
          </table:table-cell>
          <table:table-cell table:style-name="ce243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RENARD ROGER ENTREPRISE 34070 MONTPELLIER - lot 2 : GS Jeu de Mail, GS J. d'Arc / Chaptal</text:p>
          </table:table-cell>
          <table:table-cell table:style-name="ce44" table:number-columns-repeated="2"/>
          <table:table-cell table:style-name="ce141" office:value-type="float" office:value="119816.76">
            <text:p>119 816,76 <text:s text:c="2"/></text:p>
          </table:table-cell>
          <table:table-cell table:style-name="ce243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BOISSON 34130 MUDAISON - lot 4 : mairie annexe Baroncelli, GS Docteur Roux</text:p>
          </table:table-cell>
          <table:table-cell table:style-name="ce44" table:number-columns-repeated="2"/>
          <table:table-cell table:style-name="ce141" office:value-type="float" office:value="81340.1">
            <text:p>81 340,10 <text:s text:c="2"/></text:p>
          </table:table-cell>
          <table:table-cell table:style-name="ce243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FONTANIE 34070 MONTPELLIER - lot 5 : modernisation d'armoires de commande et de régulation</text:p>
          </table:table-cell>
          <table:table-cell table:style-name="ce44" table:number-columns-repeated="2"/>
          <table:table-cell table:style-name="ce141" office:value-type="float" office:value="72085.29">
            <text:p>72 085,29 <text:s text:c="2"/></text:p>
          </table:table-cell>
          <table:table-cell table:style-name="ce243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7" office:value-type="string">
            <text:p>MIDI CHAUFFAGE 34000 MONTPELLIER - lot 3 : GS Mion</text:p>
          </table:table-cell>
          <table:table-cell table:style-name="ce103" table:number-columns-repeated="2"/>
          <table:table-cell table:style-name="ce187" office:value-type="float" office:value="143344">
            <text:p>143 344,00 <text:s text:c="2"/></text:p>
          </table:table-cell>
          <table:table-cell table:style-name="ce251" office:value-type="float" office:value="39272">
            <text:p>09/07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8" office:value-type="string">
            <text:p>OVERLAP 92407 COURBEVOIE CEDEX </text:p>
          </table:table-cell>
          <table:table-cell table:style-name="ce104" office:value-type="string">
            <text:p>Remplacement du serveur multiprise 3000 par un ordinateur central de nouvelle génération</text:p>
          </table:table-cell>
          <table:table-cell table:style-name="ce104" office:value-type="string">
            <text:p>fourniture</text:p>
          </table:table-cell>
          <table:table-cell table:style-name="ce188" office:value-type="float" office:value="313550">
            <text:p>313 550,00 <text:s text:c="2"/></text:p>
          </table:table-cell>
          <table:table-cell table:style-name="ce252" office:value-type="float" office:value="39104">
            <text:p>22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Centre de Gestion de l'Hérault 34084 Montpellier</text:p>
          </table:table-cell>
          <table:table-cell table:style-name="ce44" office:value-type="string">
            <text:p>Prestations de médecine préventive et professionnelle</text:p>
          </table:table-cell>
          <table:table-cell table:style-name="ce44" office:value-type="string">
            <text:p>fourniture</text:p>
          </table:table-cell>
          <table:table-cell table:style-name="ce141" office:value-type="float" office:value="215700">
            <text:p>215 700,00 <text:s text:c="2"/></text:p>
          </table:table-cell>
          <table:table-cell table:style-name="ce243" office:value-type="float" office:value="39426">
            <text:p>10/12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/>
          <table:table-cell table:style-name="ce44" office:value-type="string">
            <text:p>Achat de matériel de signalisation routière</text:p>
          </table:table-cell>
          <table:table-cell table:style-name="ce44" office:value-type="string">
            <text:p>fourniture</text:p>
          </table:table-cell>
          <table:table-cell table:style-name="ce141" office:value-type="string">
            <text:p>40 000 € HT mini - 160 000 € Ht maxi</text:p>
          </table:table-cell>
          <table:table-cell table:style-name="ce243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SES 11100 NARBONNE - lot 3 barrières de sécurité, supports de signalisation</text:p>
          </table:table-cell>
          <table:table-cell table:style-name="ce44" table:number-columns-repeated="2"/>
          <table:table-cell table:style-name="ce141" office:value-type="string">
            <text:p>10 000 € HT mini - 40 000 € Ht maxi</text:p>
          </table:table-cell>
          <table:table-cell table:style-name="ce243" office:value-type="float" office:value="39143">
            <text:p>02/03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SODILOR 57207 SARREGUEMINES CEDEX - lot 2 : signalisation temporaire et plastique</text:p>
          </table:table-cell>
          <table:table-cell table:style-name="ce44" table:number-columns-repeated="2"/>
          <table:table-cell table:style-name="ce141" office:value-type="string">
            <text:p>10 000 € HT mini - 40 000 € Ht maxi</text:p>
          </table:table-cell>
          <table:table-cell table:style-name="ce243" office:value-type="float" office:value="39146">
            <text:p>05/03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7" office:value-type="string">
            <text:p>LRS 34671 BAILLARGUES CEDEX - lot 1 : panneaux de signalisation et plaques de rue</text:p>
          </table:table-cell>
          <table:table-cell table:style-name="ce103" table:number-columns-repeated="2"/>
          <table:table-cell table:style-name="ce187" office:value-type="string">
            <text:p>20 000 € HT mini - 80 000 € Ht maxi</text:p>
          </table:table-cell>
          <table:table-cell table:style-name="ce251" office:value-type="float" office:value="39143">
            <text:p>02/03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8"/>
          <table:table-cell table:style-name="ce104" office:value-type="string">
            <text:p>Achat d'enveloppes, papiers et fournitures offset</text:p>
          </table:table-cell>
          <table:table-cell table:style-name="ce104" office:value-type="string">
            <text:p>fourniture</text:p>
          </table:table-cell>
          <table:table-cell table:style-name="ce188" office:value-type="string">
            <text:p>45 000 € HT mini - 180 000 € Ht maxi</text:p>
          </table:table-cell>
          <table:table-cell table:style-name="ce252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GPV 07430 DAVEZIEUX - lot 1 : enveloppes</text:p>
          </table:table-cell>
          <table:table-cell table:style-name="ce44" table:number-columns-repeated="2"/>
          <table:table-cell table:style-name="ce141" office:value-type="string">
            <text:p>15 000 € Ht mini - 60 000 € Ht maxi</text:p>
          </table:table-cell>
          <table:table-cell table:style-name="ce243" office:value-type="float" office:value="39101">
            <text:p>19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7" office:value-type="string">
            <text:p>PAPETERIES DE France 93503 PANTIN CEDEX - lot 2 : papier offset</text:p>
          </table:table-cell>
          <table:table-cell table:style-name="ce103" table:number-columns-repeated="2"/>
          <table:table-cell table:style-name="ce187" office:value-type="string">
            <text:p>25 000 € Ht mini - 100 000 € HT maxi</text:p>
          </table:table-cell>
          <table:table-cell table:style-name="ce251" office:value-type="float" office:value="39104">
            <text:p>22/01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8"/>
          <table:table-cell table:style-name="ce104" office:value-type="string">
            <text:p>Achat de matériel télé hi-fi vidéo, électroménagers et matériels photo</text:p>
          </table:table-cell>
          <table:table-cell table:style-name="ce104" office:value-type="string">
            <text:p>fourniture</text:p>
          </table:table-cell>
          <table:table-cell table:style-name="ce188" office:value-type="string">
            <text:p>55 000 € HT mini - 220 000 € Ht maxi</text:p>
          </table:table-cell>
          <table:table-cell table:style-name="ce252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AUDIOTECHNIC 34790 GRABELS - lot 1 électroménager brun</text:p>
          </table:table-cell>
          <table:table-cell table:style-name="ce44" table:number-columns-repeated="2"/>
          <table:table-cell table:style-name="ce141" office:value-type="string">
            <text:p>30 000 € HT mini - 120 000 € HT maxi</text:p>
          </table:table-cell>
          <table:table-cell table:style-name="ce243" office:value-type="float" office:value="39142">
            <text:p>01/03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7" office:value-type="string">
            <text:p>REXEL 34070 MONTPELLIER - lot 1 électroménager blanc</text:p>
          </table:table-cell>
          <table:table-cell table:style-name="ce103" table:number-columns-repeated="2"/>
          <table:table-cell table:style-name="ce187" office:value-type="string">
            <text:p>15 000 € Ht mini - 60 000 € Ht maxi</text:p>
          </table:table-cell>
          <table:table-cell table:style-name="ce251" office:value-type="float" office:value="39146">
            <text:p>05/03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58" office:value-type="string">
            <text:p>CIEL VERT 34470 PEROLS</text:p>
          </table:table-cell>
          <table:table-cell table:style-name="ce104" office:value-type="string">
            <text:p>Débroussaillage et désherbage de chaussées et délaissés de terrains</text:p>
          </table:table-cell>
          <table:table-cell table:style-name="ce104" office:value-type="string">
            <text:p>services</text:p>
          </table:table-cell>
          <table:table-cell table:style-name="ce188" office:value-type="string">
            <text:p>30 000 € HT mini - 120 000 € HT maxi</text:p>
          </table:table-cell>
          <table:table-cell table:style-name="ce252" office:value-type="float" office:value="39314">
            <text:p>20/08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 office:value-type="string">
            <text:p>LRS 34671 BAILLARGUES CEDEX </text:p>
          </table:table-cell>
          <table:table-cell table:style-name="ce44" office:value-type="string">
            <text:p>Fabrication de panneaux de chantier</text:p>
          </table:table-cell>
          <table:table-cell table:style-name="ce44" office:value-type="string">
            <text:p>fourniture</text:p>
          </table:table-cell>
          <table:table-cell table:style-name="ce141" office:value-type="string">
            <text:p>38 750 € Ht mini -155 000 € Ht maxi</text:p>
          </table:table-cell>
          <table:table-cell table:style-name="ce243" office:value-type="float" office:value="39154">
            <text:p>13/03/07</text:p>
          </table:table-cell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4"/>
          <table:table-cell table:style-name="ce44" table:number-columns-repeated="2"/>
          <table:table-cell table:style-name="ce141"/>
          <table:table-cell table:style-name="ce243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3">
          <table:table-cell table:style-name="ce11"/>
          <table:table-cell table:style-name="ce41"/>
          <table:table-cell table:style-name="ce120"/>
          <table:table-cell table:style-name="ce146"/>
          <table:table-cell table:style-name="ce253"/>
          <table:table-cell table:style-name="ce268" table:number-columns-repeated="24"/>
          <table:table-cell table:style-name="ce274" table:number-columns-repeated="227"/>
          <table:table-cell table:style-name="ce275" table:number-columns-repeated="768"/>
        </table:table-row>
        <table:table-row table:style-name="ro7">
          <table:table-cell table:style-name="ce59" office:value-type="string">
            <text:p>nom de l'attributaire + code postal </text:p>
          </table:table-cell>
          <table:table-cell table:style-name="ce107" office:value-type="string">
            <text:p>Objet du marché</text:p>
          </table:table-cell>
          <table:table-cell table:style-name="ce107" office:value-type="string">
            <text:p>type de marchés (fournitures ou services ou travaux)</text:p>
          </table:table-cell>
          <table:table-cell table:style-name="ce192" office:value-type="string">
            <text:p>montant du marché - tranche de <text:s text:c="14"/>1 000 000 € HT à 2 999 999 € HT</text:p>
          </table:table-cell>
          <table:table-cell table:style-name="ce254" office:value-type="string">
            <text:p>Date de notification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0"/>
          <table:table-cell table:style-name="ce108" office:value-type="string">
            <text:p><text:s/>Achats de denrées alimentaires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442.000,00 € HT <text:s text:c="9"/>Maxi : 1.768.000,00 € HT</text:p>
          </table:table-cell>
          <table:table-cell table:style-name="ce255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BERNARD <text:s text:c="3"/>56501 Locminé Cedex <text:s text:c="8"/></text:p>
          </table:table-cell>
          <table:table-cell table:style-name="ce108" office:value-type="string">
            <text:p>Fourniture de viandes de porc sous vide - lot 1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11.000,00 € HT <text:s text:c="9"/>Maxi : 44.000,00 € HT</text:p>
          </table:table-cell>
          <table:table-cell table:style-name="ce256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<text:s/>DAVIGEL <text:s/>13880 Velaux <text:s text:c="7"/></text:p>
          </table:table-cell>
          <table:table-cell table:style-name="ce108" office:value-type="string">
            <text:p>Fourniture de découpes de volailles surgelées - lot 2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41.000,00 € HT <text:s text:c="9"/>Maxi : 164.000,00 € HT</text:p>
          </table:table-cell>
          <table:table-cell table:style-name="ce256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<text:s/>F. POTIN L.R. <text:s text:c="2"/>34000 Montpellier <text:s text:c="3"/></text:p>
          </table:table-cell>
          <table:table-cell table:style-name="ce108" office:value-type="string">
            <text:p>Fourniture de lait - lot 3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10.000,00 € HT <text:s text:c="9"/>Maxi : 40.000,00 € HT</text:p>
          </table:table-cell>
          <table:table-cell table:style-name="ce256" office:value-type="date" office:date-value="2007-12-18">
            <text:p>18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DISTRISUD <text:s/>34118 Frontignan </text:p>
          </table:table-cell>
          <table:table-cell table:style-name="ce108" office:value-type="string">
            <text:p>Fourniture de fromages à la coupe - lot 4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30.000,00 € HT <text:s text:c="9"/>Maxi : 120.000,00 € HT</text:p>
          </table:table-cell>
          <table:table-cell table:style-name="ce256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<text:s/>F. POTIN L.R. <text:s text:c="3"/>34000 Montpellier </text:p>
          </table:table-cell>
          <table:table-cell table:style-name="ce108" office:value-type="string">
            <text:p>Fourniture de beurre d'intervention - lot 5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5.000,00 € HT <text:s text:c="9"/>Maxi : 20.000,00 € HT</text:p>
          </table:table-cell>
          <table:table-cell table:style-name="ce256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<text:s/>DISTRISUD 34118 Frontignan </text:p>
          </table:table-cell>
          <table:table-cell table:style-name="ce108" office:value-type="string">
            <text:p>Fourniture de fromages frais - lot 6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32.000,00 € HT <text:s text:c="9"/>Maxi : 128.000,00 € HT</text:p>
          </table:table-cell>
          <table:table-cell table:style-name="ce256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BRAKE FRANCE <text:s/>34514 Béziers Cedex</text:p>
          </table:table-cell>
          <table:table-cell table:style-name="ce108" office:value-type="string">
            <text:p>Fourniture de fromages en portions - lot 7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30.000,00 € HT <text:s text:c="9"/>Maxi : 120.000,00 € HT</text:p>
          </table:table-cell>
          <table:table-cell table:style-name="ce256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DISTRISUD 34118 Frontignan</text:p>
          </table:table-cell>
          <table:table-cell table:style-name="ce108" office:value-type="string">
            <text:p>Fourniture d'ovoproduits - lot 8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8.000,00 € HT <text:s text:c="9"/>Maxi : 32.000,00 € HT</text:p>
          </table:table-cell>
          <table:table-cell table:style-name="ce256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F. POTIN L.R. <text:s/>34000 Montpellier </text:p>
          </table:table-cell>
          <table:table-cell table:style-name="ce108" office:value-type="string">
            <text:p>Fourniture de légumes secs et céréales - lot 9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10.000,00 € HT <text:s text:c="9"/>Maxi : 40.000,00 € HT</text:p>
          </table:table-cell>
          <table:table-cell table:style-name="ce256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16" office:value-type="string">
            <text:p>COLIN RHD <text:s text:c="3"/>35170 Bruz </text:p>
          </table:table-cell>
          <table:table-cell table:style-name="ce108" office:value-type="string">
            <text:p>Fourniture de produits déshydratés - lot 10</text:p>
          </table:table-cell>
          <table:table-cell table:style-name="ce94" office:value-type="string">
            <text:p>Fournitures</text:p>
          </table:table-cell>
          <table:table-cell table:style-name="ce94" office:value-type="string">
            <text:p>Mini : 9.000,00 € HT <text:s text:c="9"/>Maxi : 36.000,00 € HT</text:p>
          </table:table-cell>
          <table:table-cell table:style-name="ce256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1" office:value-type="string">
            <text:p><text:s/>BUISSON 30320 Marguerittes </text:p>
          </table:table-cell>
          <table:table-cell table:style-name="ce109" office:value-type="string">
            <text:p>Fourniture de pains cuits - lot 11</text:p>
          </table:table-cell>
          <table:table-cell table:style-name="ce139" office:value-type="string">
            <text:p>Fournitures</text:p>
          </table:table-cell>
          <table:table-cell table:style-name="ce139" office:value-type="string">
            <text:p>Mini : 35.000,00 € HT <text:s text:c="9"/>Maxi : 140.000,00 € HT</text:p>
          </table:table-cell>
          <table:table-cell table:style-name="ce257" office:value-type="date" office:date-value="2007-12-17">
            <text:p>1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/>
          <table:table-cell table:style-name="ce75" office:value-type="string">
            <text:p>Construction de la créche "La petite Sirène"</text:p>
          </table:table-cell>
          <table:table-cell table:style-name="ce75" office:value-type="string">
            <text:p>travaux</text:p>
          </table:table-cell>
          <table:table-cell table:style-name="ce173" office:value-type="string">
            <text:p>1 743965,76 € HT</text:p>
          </table:table-cell>
          <table:table-cell table:style-name="ce258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MULTITEC 34470 PEROLS - Lot 15 : téléphone - interphone</text:p>
          </table:table-cell>
          <table:table-cell table:style-name="ce75" table:number-columns-repeated="2"/>
          <table:table-cell table:style-name="ce173" office:value-type="float" office:value="8001.21">
            <text:p>8 001,21 <text:s text:c="2"/></text:p>
          </table:table-cell>
          <table:table-cell table:style-name="ce233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COALA GRAND SUD 30905 NIMES CEDEX</text:p>
          </table:table-cell>
          <table:table-cell table:style-name="ce75" table:number-columns-repeated="2"/>
          <table:table-cell table:style-name="ce173" office:value-type="float" office:value="9924.08">
            <text:p>9 924,08 <text:s text:c="2"/></text:p>
          </table:table-cell>
          <table:table-cell table:style-name="ce233" office:value-type="date" office:date-value="2007-12-20">
            <text:p>20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SOPOBAT SARL 34400 LUNEL - lot 6 : cloisons-doublage-faux plafonds</text:p>
          </table:table-cell>
          <table:table-cell table:style-name="ce75" table:number-columns-repeated="2"/>
          <table:table-cell table:style-name="ce173" office:value-type="float" office:value="50764.01">
            <text:p>50 764,01 <text:s text:c="2"/></text:p>
          </table:table-cell>
          <table:table-cell table:style-name="ce233" office:value-type="date" office:date-value="2007-12-20">
            <text:p>20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STRUCTURE BOIS 34920 LE CRES - lot 12 : bardage et brise soleil de façade</text:p>
          </table:table-cell>
          <table:table-cell table:style-name="ce75" table:number-columns-repeated="2"/>
          <table:table-cell table:style-name="ce173" office:value-type="float" office:value="65018.8">
            <text:p>65 018,80 <text:s text:c="2"/></text:p>
          </table:table-cell>
          <table:table-cell table:style-name="ce233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MAGIK METAL 34680 ST GEORGES D'ORQUES - lot serrurerie - métallerie</text:p>
          </table:table-cell>
          <table:table-cell table:style-name="ce75" table:number-columns-repeated="2"/>
          <table:table-cell table:style-name="ce173" office:value-type="float" office:value="66303.47">
            <text:p>66 303,47 <text:s text:c="2"/></text:p>
          </table:table-cell>
          <table:table-cell table:style-name="ce233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ATELIER DUCROT 34400 LUNEL - lot 5 : menuiseries intérieures</text:p>
          </table:table-cell>
          <table:table-cell table:style-name="ce75" table:number-columns-repeated="2"/>
          <table:table-cell table:style-name="ce173" office:value-type="float" office:value="69777.29">
            <text:p>69 777,29 <text:s text:c="2"/></text:p>
          </table:table-cell>
          <table:table-cell table:style-name="ce233" office:value-type="date" office:date-value="2007-12-20">
            <text:p>20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MULTITEC 34470 PEROLS - Lot 9 : plomberie - sanitaires</text:p>
          </table:table-cell>
          <table:table-cell table:style-name="ce75" table:number-columns-repeated="2"/>
          <table:table-cell table:style-name="ce173" office:value-type="float" office:value="71608.31">
            <text:p>71 608,31 <text:s text:c="2"/></text:p>
          </table:table-cell>
          <table:table-cell table:style-name="ce233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THERMATIC ETS LEDUC 12033 RODEZ CEDEX 9 - lot 10 : génie climatique - ventilation</text:p>
          </table:table-cell>
          <table:table-cell table:style-name="ce75" table:number-columns-repeated="2"/>
          <table:table-cell table:style-name="ce173" office:value-type="float" office:value="73000">
            <text:p>73 000,00 <text:s text:c="2"/></text:p>
          </table:table-cell>
          <table:table-cell table:style-name="ce233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BEC CONSTRUCTION 34680 ST GEORGES D'ORQUES - lot 8 : génie électrique</text:p>
          </table:table-cell>
          <table:table-cell table:style-name="ce75" table:number-columns-repeated="2"/>
          <table:table-cell table:style-name="ce173" office:value-type="float" office:value="77613.62">
            <text:p>77 613,62 <text:s text:c="2"/></text:p>
          </table:table-cell>
          <table:table-cell table:style-name="ce233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SNC JOULIE TP 34660 COURNONSEC - lot 1 VRD terrassement</text:p>
          </table:table-cell>
          <table:table-cell table:style-name="ce75" table:number-columns-repeated="2"/>
          <table:table-cell table:style-name="ce173" office:value-type="float" office:value="94736">
            <text:p>94 736,00 <text:s text:c="2"/></text:p>
          </table:table-cell>
          <table:table-cell table:style-name="ce233" office:value-type="date" office:date-value="2007-12-27">
            <text:p>27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OMNIUM FACADES 34130 MAUGUIO - lot 13 : isolation par l'extérieur - façades</text:p>
          </table:table-cell>
          <table:table-cell table:style-name="ce75" table:number-columns-repeated="2"/>
          <table:table-cell table:style-name="ce173" office:value-type="float" office:value="95547.6">
            <text:p>95 547,60 <text:s text:c="2"/></text:p>
          </table:table-cell>
          <table:table-cell table:style-name="ce233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ZONCA 34690 FABREGUES - lot 4 : menuiseries extérieures</text:p>
          </table:table-cell>
          <table:table-cell table:style-name="ce75" table:number-columns-repeated="2"/>
          <table:table-cell table:style-name="ce173" office:value-type="float" office:value="146050.29">
            <text:p>146 050,29 <text:s text:c="2"/></text:p>
          </table:table-cell>
          <table:table-cell table:style-name="ce233" office:value-type="date" office:date-value="2007-12-20">
            <text:p>20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CFA GRENOBLE 38030 GRENOBLE CEDEX 2 - lot 14 : appareil de levage</text:p>
          </table:table-cell>
          <table:table-cell table:style-name="ce75" table:number-columns-repeated="2"/>
          <table:table-cell table:style-name="ce173" office:value-type="float" office:value="231500">
            <text:p>231 500,00 <text:s text:c="2"/></text:p>
          </table:table-cell>
          <table:table-cell table:style-name="ce233" office:value-type="date" office:date-value="2007-12-24">
            <text:p>24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2" office:value-type="string">
            <text:p>DARVER 34740 VENDARGUES - lot 2 gros œuvre</text:p>
          </table:table-cell>
          <table:table-cell table:style-name="ce110" table:number-columns-repeated="2"/>
          <table:table-cell table:style-name="ce193" office:value-type="float" office:value="598377.85">
            <text:p>598 377,85 <text:s text:c="2"/></text:p>
          </table:table-cell>
          <table:table-cell table:style-name="ce259" office:value-type="date" office:date-value="2007-12-29">
            <text:p>2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2" office:value-type="string">
            <text:p>LUDOPARC 13685 AUBAGNE CEDEX - lot 16 : sol coulé</text:p>
          </table:table-cell>
          <table:table-cell table:style-name="ce110" table:number-columns-repeated="2"/>
          <table:table-cell table:style-name="ce193" office:value-type="float" office:value="11620">
            <text:p>11 620,00 <text:s text:c="2"/></text:p>
          </table:table-cell>
          <table:table-cell table:style-name="ce259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3" office:value-type="string">
            <text:p>SLPR 34070 Montpellier - lot 7 : revêtements de sols souples et peinture</text:p>
          </table:table-cell>
          <table:table-cell table:style-name="ce111" table:number-columns-repeated="2"/>
          <table:table-cell table:style-name="ce194" office:value-type="float" office:value="74123.23">
            <text:p>74 123,23 <text:s text:c="2"/></text:p>
          </table:table-cell>
          <table:table-cell table:style-name="ce260" office:value-type="date" office:date-value="2007-12-19">
            <text:p>19/1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Groupement solidaire TRAVESSET / SPIE / CEGELEC 34820 TEYRAN CEDEX </text:p>
          </table:table-cell>
          <table:table-cell table:style-name="ce112" office:value-type="string">
            <text:p>Mise en lumière de sites remarquables</text:p>
          </table:table-cell>
          <table:table-cell table:style-name="ce112" office:value-type="string">
            <text:p>travaux</text:p>
          </table:table-cell>
          <table:table-cell table:style-name="ce195" office:value-type="float" office:value="1655890.8">
            <text:p>1 655 890,80 <text:s text:c="2"/></text:p>
          </table:table-cell>
          <table:table-cell table:style-name="ce261" office:value-type="date" office:date-value="2007-05-29">
            <text:p>29/05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CIEL VERT 34470 PEROLS</text:p>
          </table:table-cell>
          <table:table-cell table:style-name="ce75" office:value-type="string">
            <text:p>Enlèvement des graffitis et de l'affichage sauvage, de nettoyage de mobilier urbain et d'ouvrages d'art</text:p>
          </table:table-cell>
          <table:table-cell table:style-name="ce75" office:value-type="string">
            <text:p>services</text:p>
          </table:table-cell>
          <table:table-cell table:style-name="ce173" office:value-type="float" office:value="2505000">
            <text:p>2 505 000,00 <text:s text:c="2"/></text:p>
          </table:table-cell>
          <table:table-cell table:style-name="ce233" office:value-type="date" office:date-value="2007-10-31">
            <text:p>31/10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/>
          <table:table-cell table:style-name="ce75" office:value-type="string">
            <text:p>Divers lieux de la ville entretien du patrimoine arboré traitement divers</text:p>
          </table:table-cell>
          <table:table-cell table:style-name="ce75" office:value-type="string">
            <text:p>travaux</text:p>
          </table:table-cell>
          <table:table-cell table:style-name="ce173" office:value-type="string">
            <text:p>235 000 <text:s/>€ HT mini - 705 000 € HT maxi</text:p>
          </table:table-cell>
          <table:table-cell table:style-name="ce258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POUSSE-CLANET 34970 LATTES - lot 6 : traitement divers</text:p>
          </table:table-cell>
          <table:table-cell table:style-name="ce75" table:number-columns-repeated="2"/>
          <table:table-cell table:style-name="ce173" office:value-type="string">
            <text:p>15 000 € HT mini - 45 000 € HT maxi</text:p>
          </table:table-cell>
          <table:table-cell table:style-name="ce233" office:value-type="date" office:date-value="2007-02-14">
            <text:p>14/0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SOCIETE PHILIP FRERES 34270 ST MATHIEU DE TREVIERS - lot 4 : élagage groupes scolaires, taille de bois morts</text:p>
          </table:table-cell>
          <table:table-cell table:style-name="ce75" table:number-columns-repeated="2"/>
          <table:table-cell table:style-name="ce173" office:value-type="string">
            <text:p>20 000 € HT mini - 60 000 € HT maxi</text:p>
          </table:table-cell>
          <table:table-cell table:style-name="ce233" office:value-type="date" office:date-value="2007-02-13">
            <text:p>13/0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SOCIETE PHILIP FRERES 34270 ST MATHIEU DE TREVIERS - lot 3 émondage, taille raisonnée, de formation</text:p>
          </table:table-cell>
          <table:table-cell table:style-name="ce75" table:number-columns-repeated="2"/>
          <table:table-cell table:style-name="ce173" office:value-type="string">
            <text:p>30 000 € HT mini - 90 000 € HT maxi</text:p>
          </table:table-cell>
          <table:table-cell table:style-name="ce233" office:value-type="date" office:date-value="2007-02-13">
            <text:p>13/0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SOCIETE PHILIP FRERES 34270 ST MATHIEU DE TREVIERS - lot 7 : taille en rideau</text:p>
          </table:table-cell>
          <table:table-cell table:style-name="ce75" table:number-columns-repeated="2"/>
          <table:table-cell table:style-name="ce173" office:value-type="string">
            <text:p>40 000 € HT mini - 120 000 € HT maxi</text:p>
          </table:table-cell>
          <table:table-cell table:style-name="ce233" office:value-type="date" office:date-value="2007-02-13">
            <text:p>13/0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SOCIETE PHILIP FRERES 34270 ST MATHIEU DE TREVIERS - lot 2 : élagage (classique)</text:p>
          </table:table-cell>
          <table:table-cell table:style-name="ce75" table:number-columns-repeated="2"/>
          <table:table-cell table:style-name="ce173" office:value-type="string">
            <text:p>50 000 € HT mini - 150 000 € HT maxi</text:p>
          </table:table-cell>
          <table:table-cell table:style-name="ce233" office:value-type="date" office:date-value="2007-02-13">
            <text:p>13/0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GORCE 34750 VILLENEUVE LES MAGUELONE - lot 1 : abattage, dessouchage, curetage et apports de terre végétale</text:p>
          </table:table-cell>
          <table:table-cell table:style-name="ce75" table:number-columns-repeated="2"/>
          <table:table-cell table:style-name="ce173" office:value-type="string">
            <text:p>50 000 € HT mini - 150 000 € HT maxi</text:p>
          </table:table-cell>
          <table:table-cell table:style-name="ce233" office:value-type="date" office:date-value="2007-02-14">
            <text:p>14/0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3" office:value-type="string">
            <text:p>POUSSE-CLANET 34970 LATTES - lot 5 : élagage tramway</text:p>
          </table:table-cell>
          <table:table-cell table:style-name="ce111" table:number-columns-repeated="2"/>
          <table:table-cell table:style-name="ce194" office:value-type="string">
            <text:p>30 000 € HT mini - 90 000 € HT maxi</text:p>
          </table:table-cell>
          <table:table-cell table:style-name="ce260" office:value-type="date" office:date-value="2007-02-14">
            <text:p>14/02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/>
          <table:table-cell table:style-name="ce112" office:value-type="string">
            <text:p>Diverses aires de jeux sur l'ensemble de la ville de Montpellier acquisition et mise en place de jeux d'enfants</text:p>
          </table:table-cell>
          <table:table-cell table:style-name="ce112" office:value-type="string">
            <text:p>travaux</text:p>
          </table:table-cell>
          <table:table-cell table:style-name="ce195" office:value-type="string">
            <text:p>175 584 € Ht mini - 702 336 € HT maxi</text:p>
          </table:table-cell>
          <table:table-cell table:style-name="ce262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NORMA JEUX 34700 LODEVE - lot 4 sols souples</text:p>
          </table:table-cell>
          <table:table-cell table:style-name="ce112" table:number-columns-repeated="2"/>
          <table:table-cell table:style-name="ce195" office:value-type="string">
            <text:p>25 083 € Ht mini - 100 332 € HT maxi</text:p>
          </table:table-cell>
          <table:table-cell table:style-name="ce261" office:value-type="date" office:date-value="2007-09-03">
            <text:p>03/09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SPORT ENVIRONNEMENT 34070 MONTPELLIER - lot 5 : clôtures</text:p>
          </table:table-cell>
          <table:table-cell table:style-name="ce112" table:number-columns-repeated="2"/>
          <table:table-cell table:style-name="ce195" office:value-type="string">
            <text:p>25 083 € Ht mini - 100 332 € HT maxi</text:p>
          </table:table-cell>
          <table:table-cell table:style-name="ce261" office:value-type="date" office:date-value="2007-01-17">
            <text:p>17/01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GRoupement solidaire HUSSON/LAQUET 68650 LAPOUTROIE - lot 1 : jeux ressorts</text:p>
          </table:table-cell>
          <table:table-cell table:style-name="ce112" table:number-columns-repeated="2"/>
          <table:table-cell table:style-name="ce195" office:value-type="string">
            <text:p>41 806 € HT mini - 167 224 € HT maxi</text:p>
          </table:table-cell>
          <table:table-cell table:style-name="ce261" office:value-type="date" office:date-value="2007-01-19">
            <text:p>19/01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GRoupement solidaire HUSSON/LAQUET 68650 LAPOUTROIE - lot 2 : petites structures de jeux</text:p>
          </table:table-cell>
          <table:table-cell table:style-name="ce112" table:number-columns-repeated="2"/>
          <table:table-cell table:style-name="ce195" office:value-type="string">
            <text:p>41 806 € HT mini - 167 224 € HT maxi</text:p>
          </table:table-cell>
          <table:table-cell table:style-name="ce261" office:value-type="date" office:date-value="2007-01-19">
            <text:p>19/01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3" office:value-type="string">
            <text:p>GRoupement solidaire HUSSON/LAQUET 68650 LAPOUTROIE - lot 3 : structures de jeux à dominante métal pour usage intensif</text:p>
          </table:table-cell>
          <table:table-cell table:style-name="ce111" table:number-columns-repeated="2"/>
          <table:table-cell table:style-name="ce194" office:value-type="string">
            <text:p>41 806 € HT mini - 167 224 € HT maxi</text:p>
          </table:table-cell>
          <table:table-cell table:style-name="ce260" office:value-type="date" office:date-value="2007-01-19">
            <text:p>19/01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/>
          <table:table-cell table:style-name="ce112" office:value-type="string">
            <text:p>Divers espaces verts - acquisition et mise en place de clôtures et serrureries</text:p>
          </table:table-cell>
          <table:table-cell table:style-name="ce112" office:value-type="string">
            <text:p>travaux</text:p>
          </table:table-cell>
          <table:table-cell table:style-name="ce195" office:value-type="string">
            <text:p>150 000 € HT mini - 600 000 € HT maxi</text:p>
          </table:table-cell>
          <table:table-cell table:style-name="ce262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OUZZINE 34080 MONTPELLIER - lot 1 : barreaudage</text:p>
          </table:table-cell>
          <table:table-cell table:style-name="ce112" table:number-columns-repeated="2"/>
          <table:table-cell table:style-name="ce195" office:value-type="string">
            <text:p>50 000 € HT mini - 200 000 € HT maxi</text:p>
          </table:table-cell>
          <table:table-cell table:style-name="ce261" office:value-type="date" office:date-value="2007-07-11">
            <text:p>11/07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SAEG Anciens établissements GOMEZ - lot 2 : treillis soudé</text:p>
          </table:table-cell>
          <table:table-cell table:style-name="ce112" table:number-columns-repeated="2"/>
          <table:table-cell table:style-name="ce195" office:value-type="string">
            <text:p>50 000 € HT mini - 200 000 € HT maxi</text:p>
          </table:table-cell>
          <table:table-cell table:style-name="ce261" office:value-type="date" office:date-value="2007-07-12">
            <text:p>12/07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3" office:value-type="string">
            <text:p>HORIZON CLOTURES 66000 PERPIGNAN - lot 3 simple torsion</text:p>
          </table:table-cell>
          <table:table-cell table:style-name="ce111" table:number-columns-repeated="2"/>
          <table:table-cell table:style-name="ce194" office:value-type="string">
            <text:p>50 000 € HT mini - 200 000 € HT maxi</text:p>
          </table:table-cell>
          <table:table-cell table:style-name="ce261" office:value-type="date" office:date-value="2007-07-12">
            <text:p>12/07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AGILIS 84250 THOR</text:p>
          </table:table-cell>
          <table:table-cell table:style-name="ce112" office:value-type="string">
            <text:p>FOURNITURE ET POSE DE GLISSIERES DE SECURITE</text:p>
          </table:table-cell>
          <table:table-cell table:style-name="ce112" office:value-type="string">
            <text:p>travaux</text:p>
          </table:table-cell>
          <table:table-cell table:style-name="ce195" office:value-type="string">
            <text:p>60 000 € HT mini - 240 000 € HT maxi</text:p>
          </table:table-cell>
          <table:table-cell table:style-name="ce261" office:value-type="date" office:date-value="2007-04-25">
            <text:p>25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/>
          <table:table-cell table:style-name="ce112" office:value-type="string">
            <text:p>ACHAT DE MATERIEL D'ECLAIRAGE PUBLIC</text:p>
          </table:table-cell>
          <table:table-cell table:style-name="ce112" office:value-type="string">
            <text:p>Fournitures</text:p>
          </table:table-cell>
          <table:table-cell table:style-name="ce195" office:value-type="string">
            <text:p>200 000 € HT mini - 800 000 € HT maxi</text:p>
          </table:table-cell>
          <table:table-cell table:style-name="ce262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DEPAGNE 38701 LA TRONCHE CEDEX - lot 2 tableaux commande / comptage</text:p>
          </table:table-cell>
          <table:table-cell table:style-name="ce112" table:number-columns-repeated="2"/>
          <table:table-cell table:style-name="ce195" office:value-type="string">
            <text:p>5 000 € HT mini - 20 000 € HT mini</text:p>
          </table:table-cell>
          <table:table-cell table:style-name="ce261" office:value-type="date" office:date-value="2007-04-23">
            <text:p>23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PREFATEL 44121 VERTOU CEDEX - lot 1 armoires EP</text:p>
          </table:table-cell>
          <table:table-cell table:style-name="ce112" table:number-columns-repeated="2"/>
          <table:table-cell table:style-name="ce195" office:value-type="string">
            <text:p>5 000 € HT mini - 20 000 € HT mini</text:p>
          </table:table-cell>
          <table:table-cell table:style-name="ce261" office:value-type="date" office:date-value="2007-04-24">
            <text:p>24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ETI ECLAIRAGE 76065 LE HAVRE CEDEX - lot 4 : AEG fonctionnel et ETI</text:p>
          </table:table-cell>
          <table:table-cell table:style-name="ce112" table:number-columns-repeated="2"/>
          <table:table-cell table:style-name="ce195" office:value-type="string">
            <text:p>5 000 € HT mini - 20 000 € HT mini</text:p>
          </table:table-cell>
          <table:table-cell table:style-name="ce261" office:value-type="date" office:date-value="2007-04-23">
            <text:p>23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ROHL 67151 ERSTEIN CEDEX - lot 10 : rohl</text:p>
          </table:table-cell>
          <table:table-cell table:style-name="ce112" table:number-columns-repeated="2"/>
          <table:table-cell table:style-name="ce195" office:value-type="string">
            <text:p>10 000 € HT mini - 40 000 € HT maxi</text:p>
          </table:table-cell>
          <table:table-cell table:style-name="ce261" office:value-type="date" office:date-value="2007-04-19">
            <text:p>19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WE-EF LUMIERE 38297 ST QUENTIN FALLAVIER - lot 11 : we-ef</text:p>
          </table:table-cell>
          <table:table-cell table:style-name="ce112" table:number-columns-repeated="2"/>
          <table:table-cell table:style-name="ce195" office:value-type="string">
            <text:p>10 000 € HT mini - 40 000 € HT maxi</text:p>
          </table:table-cell>
          <table:table-cell table:style-name="ce261" office:value-type="date" office:date-value="2007-04-23">
            <text:p>23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TECSO TECHNIQUE EQUIPEMENT COMMERCIAL 31650 ST ORENS DE GAMEVILLE - lot 5 : sermeto, sogexi, ragni</text:p>
          </table:table-cell>
          <table:table-cell table:style-name="ce112" table:number-columns-repeated="2"/>
          <table:table-cell table:style-name="ce195" office:value-type="string">
            <text:p>20 000 € HT mini - 80 000 € HT maxi</text:p>
          </table:table-cell>
          <table:table-cell table:style-name="ce261" office:value-type="date" office:date-value="2007-09-10">
            <text:p>10/09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GHM 52220 SOMEVOIRE - lot 7 : GHM, 3E international</text:p>
          </table:table-cell>
          <table:table-cell table:style-name="ce112" table:number-columns-repeated="2"/>
          <table:table-cell table:style-name="ce195" office:value-type="string">
            <text:p>20 000 € HT mini - 80 000 € HT maxi</text:p>
          </table:table-cell>
          <table:table-cell table:style-name="ce261" office:value-type="date" office:date-value="2007-04-20">
            <text:p>20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CGE DISTRIBUTION 34070 Montpellier - lot 3 : AEG ambiance, philips, mazda, lenzi</text:p>
          </table:table-cell>
          <table:table-cell table:style-name="ce112" table:number-columns-repeated="2"/>
          <table:table-cell table:style-name="ce195" office:value-type="string">
            <text:p>30 000 € HT mini - 120 000 € HT maxi</text:p>
          </table:table-cell>
          <table:table-cell table:style-name="ce261" office:value-type="date" office:date-value="2007-04-19">
            <text:p>19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4" office:value-type="string">
            <text:p>TECHNILUM 34500 BEZIERS - lot 6 : technilum</text:p>
          </table:table-cell>
          <table:table-cell table:style-name="ce112" table:number-columns-repeated="2"/>
          <table:table-cell table:style-name="ce195" office:value-type="string">
            <text:p>40 000 € HT mini - 160 000 € HT maxi</text:p>
          </table:table-cell>
          <table:table-cell table:style-name="ce261" office:value-type="date" office:date-value="2007-09-10">
            <text:p>10/09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3" office:value-type="string">
            <text:p>COMATELEC 95723 ROISSY CHARLES DE GAULLE - lot 8 : comatelec</text:p>
          </table:table-cell>
          <table:table-cell table:style-name="ce111" table:number-columns-repeated="2"/>
          <table:table-cell table:style-name="ce194" office:value-type="string">
            <text:p>40 000 € HT mini - 160 000 € HT maxi</text:p>
          </table:table-cell>
          <table:table-cell table:style-name="ce260" office:value-type="date" office:date-value="2007-04-19">
            <text:p>19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5"/>
          <table:table-cell table:style-name="ce113" office:value-type="string">
            <text:p>Extension du réseau de vidéosurveillance urbaine de Montpellier </text:p>
          </table:table-cell>
          <table:table-cell table:style-name="ce113" office:value-type="string">
            <text:p>travaux</text:p>
          </table:table-cell>
          <table:table-cell table:style-name="ce196" office:value-type="string">
            <text:p>355 000 € HT mini - 1 140 000 € HT maxi </text:p>
          </table:table-cell>
          <table:table-cell table:style-name="ce263" office:value-type="date" office:date-value="2007-03-06">
            <text:p>06/03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TALCO LANGUEDOC 34000 Montpellier - lot 2 : transport vidéo et télémétrie par liaison radio</text:p>
          </table:table-cell>
          <table:table-cell table:style-name="ce75" table:number-columns-repeated="2"/>
          <table:table-cell table:style-name="ce173" office:value-type="string">
            <text:p>15 000 € HT mini - 60 000 € HT maxi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Groupement d'entreprises ETDE / COMARES 30320 MARGUERITES - lot 1 : génie civil, VRD, liaisons optiques, transport vidéo et télémétrie sur fibres optiques</text:p>
          </table:table-cell>
          <table:table-cell table:style-name="ce75" table:number-columns-repeated="2"/>
          <table:table-cell table:style-name="ce173" office:value-type="string">
            <text:p>200 000 € HT mini - 600 000 € HT maxi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Groupement d'entreprises ETDE / COMARES 30320 MARGUERITES - lot 3 : prises de vue et traitement vidéo</text:p>
          </table:table-cell>
          <table:table-cell table:style-name="ce75" table:number-columns-repeated="2"/>
          <table:table-cell table:style-name="ce173" office:value-type="string">
            <text:p>80 000 € HT mini - 240 000 € HT maxi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3" office:value-type="string">
            <text:p>France TELECOM 34942 MONTPELLIER CEDEX 9 - lot 4 : opérateur de transport d'images et de télémétrie</text:p>
          </table:table-cell>
          <table:table-cell table:style-name="ce111" table:number-columns-repeated="2"/>
          <table:table-cell table:style-name="ce194" office:value-type="string">
            <text:p>60 000 € HT mini - 240 000 € HT maxi</text:p>
          </table:table-cell>
          <table:table-cell table:style-name="ce260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66" office:value-type="string">
            <text:p>ONET SERVICE 34970 LATTES</text:p>
          </table:table-cell>
          <table:table-cell table:style-name="ce114" office:value-type="string">
            <text:p>Divers lieux de la ville nettoiement des espaces verts</text:p>
          </table:table-cell>
          <table:table-cell table:style-name="ce114" office:value-type="string">
            <text:p>services</text:p>
          </table:table-cell>
          <table:table-cell table:style-name="ce197" office:value-type="string">
            <text:p>150 000 € hT mini - 1 350 000 € HT maxi</text:p>
          </table:table-cell>
          <table:table-cell table:style-name="ce263" office:value-type="date" office:date-value="2007-04-26">
            <text:p>26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 office:value-type="string">
            <text:p>MALET 34130 MAUGUIO</text:p>
          </table:table-cell>
          <table:table-cell table:style-name="ce75" office:value-type="string">
            <text:p>Travaux de petites extensions et modifications sur les réseaux eaux pluviales et eau potable</text:p>
          </table:table-cell>
          <table:table-cell table:style-name="ce75" office:value-type="string">
            <text:p>travaux</text:p>
          </table:table-cell>
          <table:table-cell table:style-name="ce173" office:value-type="string">
            <text:p>100 000 € HT mini - 500 000 € Ht maxi</text:p>
          </table:table-cell>
          <table:table-cell table:style-name="ce233" office:value-type="date" office:date-value="2007-07-11">
            <text:p>11/07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/>
          <table:table-cell table:style-name="ce75" table:number-columns-repeated="2"/>
          <table:table-cell table:style-name="ce173"/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3">
          <table:table-cell table:style-name="ce45"/>
          <table:table-cell table:style-name="ce75" table:number-columns-repeated="2"/>
          <table:table-cell table:style-name="ce173"/>
          <table:table-cell table:style-name="ce258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22" office:value-type="string">
            <text:p>nom de l'attributaire + code postal </text:p>
          </table:table-cell>
          <table:table-cell table:style-name="ce79" office:value-type="string">
            <text:p>Objet du marché</text:p>
          </table:table-cell>
          <table:table-cell table:style-name="ce79" office:value-type="string">
            <text:p>type de marchés (fournitures ou services ou travaux)</text:p>
          </table:table-cell>
          <table:table-cell table:style-name="ce155" office:value-type="string">
            <text:p>montant du marché - tranche de <text:s text:c="14"/>3 000 000 € ht - 5 270 000 € HT</text:p>
          </table:table-cell>
          <table:table-cell table:style-name="ce217" office:value-type="string">
            <text:p>Date de notification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BEC/RAZEL/ URBAINE DE TRAVAUX 34680 ST GEORGES D'ORQUES</text:p>
          </table:table-cell>
          <table:table-cell table:style-name="ce75" office:value-type="string">
            <text:p>aménagement du lantissargues - réalisation d'un collecteur pluvial et d'un collecteur d'eaux usées</text:p>
          </table:table-cell>
          <table:table-cell table:style-name="ce75" office:value-type="string">
            <text:p>travaux</text:p>
          </table:table-cell>
          <table:table-cell table:style-name="ce173" office:value-type="float" office:value="3308855.2">
            <text:p>3 308 855,20 <text:s text:c="2"/></text:p>
          </table:table-cell>
          <table:table-cell table:style-name="ce233" office:value-type="date" office:date-value="2007-01-24">
            <text:p>24/01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Groupement solidaire Chantier moderne / GTM Terrassement / GTM Génie Civil / SOLETANCHE BACHY France <text:s/>13741 VITROLLES</text:p>
          </table:table-cell>
          <table:table-cell table:style-name="ce75" office:value-type="string">
            <text:p>Aménagement du lantissargues - réalisation d'une conduite pour franchissement d'une voie ferrée</text:p>
          </table:table-cell>
          <table:table-cell table:style-name="ce75" office:value-type="string">
            <text:p>travaux</text:p>
          </table:table-cell>
          <table:table-cell table:style-name="ce173" office:value-type="float" office:value="3985488.48">
            <text:p>3 985 488,48 <text:s text:c="2"/></text:p>
          </table:table-cell>
          <table:table-cell table:style-name="ce233" office:value-type="date" office:date-value="2007-01-23">
            <text:p>23/01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/>
          <table:table-cell table:style-name="ce75" office:value-type="string">
            <text:p>Extension du réseau haut débit Pégase</text:p>
          </table:table-cell>
          <table:table-cell table:style-name="ce75" office:value-type="string">
            <text:p>travaux</text:p>
          </table:table-cell>
          <table:table-cell table:style-name="ce173" office:value-type="string">
            <text:p>300 000 € HT mini - 1 200 000 € HT</text:p>
          </table:table-cell>
          <table:table-cell table:style-name="ce233" office:value-type="date" office:date-value="2007-11-08">
            <text:p>08/11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SOGETREL 34740 VENDARGUES - lot 1 : génie civil</text:p>
          </table:table-cell>
          <table:table-cell table:style-name="ce75" table:number-columns-repeated="2"/>
          <table:table-cell table:style-name="ce173" office:value-type="string">
            <text:p>140 000 € HT mini - 560 000 € HT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63" office:value-type="string">
            <text:p>INEO INFRACOM 30000 NIMES - lot 2 : fourniture et pose de câbles à fibre optique</text:p>
          </table:table-cell>
          <table:table-cell table:style-name="ce111" table:number-columns-repeated="2"/>
          <table:table-cell table:style-name="ce194" office:value-type="string">
            <text:p>160 000 € Ht mini - 640 000 € Ht maxi</text:p>
          </table:table-cell>
          <table:table-cell table:style-name="ce260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64"/>
          <table:table-cell table:style-name="ce112" office:value-type="string">
            <text:p>Travaux de maintenance et grosses réparations en plomberie</text:p>
          </table:table-cell>
          <table:table-cell table:style-name="ce112" office:value-type="string">
            <text:p>travaux</text:p>
          </table:table-cell>
          <table:table-cell table:style-name="ce195" office:value-type="string">
            <text:p>350 000 € HT mini - 1 400 000 € Ht maxi</text:p>
          </table:table-cell>
          <table:table-cell table:style-name="ce261" office:value-type="date" office:date-value="2007-04-24">
            <text:p>24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CHICHE 34070 Montpellier - lot 2 : Montpellier hôpitaux facultés, Mosson, Cévennes, Croix d'Argent, Près d'Arènes, Port Marianne</text:p>
          </table:table-cell>
          <table:table-cell table:style-name="ce75" table:number-columns-repeated="2"/>
          <table:table-cell table:style-name="ce173" office:value-type="string">
            <text:p>150 000 € HT mini - 600 000 € Ht maxi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63" office:value-type="string">
            <text:p>CHICHE 34070 Montpellier - lot 1 : Montpellier Centre</text:p>
          </table:table-cell>
          <table:table-cell table:style-name="ce111" table:number-columns-repeated="2"/>
          <table:table-cell table:style-name="ce194" office:value-type="string">
            <text:p>200 000 € HT mini - 800 000 € Ht maxi</text:p>
          </table:table-cell>
          <table:table-cell table:style-name="ce260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66"/>
          <table:table-cell table:style-name="ce114" office:value-type="string">
            <text:p>Achat de matériels de régulation trafic</text:p>
          </table:table-cell>
          <table:table-cell table:style-name="ce114" office:value-type="string">
            <text:p>fournitures</text:p>
          </table:table-cell>
          <table:table-cell table:style-name="ce197" office:value-type="string">
            <text:p>205 000 € HT mini -820 000 € HT maxi</text:p>
          </table:table-cell>
          <table:table-cell table:style-name="ce264" office:value-type="date" office:date-value="2007-04-18">
            <text:p>18/04/2007</text:p>
          </table:table-cell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EO-EDPS 69009 LYON <text:s/>- lot 7 : fournitures de matériels de répétition des feux sonores pour non voyants EO EDPS</text:p>
          </table:table-cell>
          <table:table-cell table:style-name="ce75" table:number-columns-repeated="2"/>
          <table:table-cell table:style-name="ce173" office:value-type="string">
            <text:p>10 000 € ht mini - 40 000 € HT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LACROIX TRAFIC 44801 ST HERBLAIN CEDEX - lot 4 : fourniture de pièces détachées contrôleurs de feux et de détecteurs Lacroix trafic</text:p>
          </table:table-cell>
          <table:table-cell table:style-name="ce75" table:number-columns-repeated="2"/>
          <table:table-cell table:style-name="ce173" office:value-type="string">
            <text:p>20 000 € HT mini - 80 000 € HT maxi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SAGEM COMMUNICATION 75512 PARIS CEDEX 15 - lot 2 : matériels de signalisation tricolore existants Sagem communication</text:p>
          </table:table-cell>
          <table:table-cell table:style-name="ce75" table:number-columns-repeated="2"/>
          <table:table-cell table:style-name="ce173" office:value-type="string">
            <text:p>30 000 € HT mini -120 000 € HT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SAGEM COMMUNICATION 75512 PARIS CEDEX 15 - lot 5 : fourniture de pièces détachées contrôleurs de feux et détecteurs <text:s/>Sagem communication</text:p>
          </table:table-cell>
          <table:table-cell table:style-name="ce75" table:number-columns-repeated="2"/>
          <table:table-cell table:style-name="ce173" office:value-type="string">
            <text:p>30 000 € HT mini -120 000 € HT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5" office:value-type="string">
            <text:p>EL-SI 33605 PESSAC CEDEX - lot 1 support de feux tricolores</text:p>
          </table:table-cell>
          <table:table-cell table:style-name="ce75" table:number-columns-repeated="2"/>
          <table:table-cell table:style-name="ce173" office:value-type="string">
            <text:p>15 000 € HT mini -60 000 € HT</text:p>
          </table:table-cell>
          <table:table-cell table:style-name="ce233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63" office:value-type="string">
            <text:p>VSU 54420 SAULXURES LES NANCY - lot 6 : pièces détachées bornes existantes VSU</text:p>
          </table:table-cell>
          <table:table-cell table:style-name="ce111" table:number-columns-repeated="2"/>
          <table:table-cell table:style-name="ce194" office:value-type="string">
            <text:p>70 000 € HT mini - 280 000 € HT</text:p>
          </table:table-cell>
          <table:table-cell table:style-name="ce260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64"/>
          <table:table-cell table:style-name="ce112" table:number-columns-repeated="2"/>
          <table:table-cell table:style-name="ce195"/>
          <table:table-cell table:style-name="ce261"/>
          <table:table-cell table:style-name="ce268" table:number-columns-repeated="24"/>
          <table:table-cell table:style-name="ce275" table:number-columns-repeated="995"/>
        </table:table-row>
        <table:table-row table:style-name="ro18">
          <table:table-cell table:style-name="ce49"/>
          <table:table-cell table:style-name="ce97"/>
          <table:table-cell table:style-name="ce100"/>
          <table:table-cell table:style-name="ce179"/>
          <table:table-cell table:style-name="ce265"/>
          <table:table-cell table:style-name="ce268" table:number-columns-repeated="24"/>
          <table:table-cell table:style-name="ce275" table:number-columns-repeated="995"/>
        </table:table-row>
        <table:table-row table:style-name="ro1">
          <table:table-cell/>
          <table:table-cell table:style-name="ce115"/>
          <table:table-cell table:number-columns-repeated="3"/>
          <table:table-cell table:style-name="ce268" table:number-columns-repeated="24"/>
          <table:table-cell table:style-name="ce275" table:number-columns-repeated="995"/>
        </table:table-row>
        <table:table-row table:style-name="ro19" table:number-rows-repeated="85">
          <table:table-cell/>
          <table:table-cell table:style-name="ce115"/>
          <table:table-cell table:number-columns-repeated="3"/>
          <table:table-cell table:style-name="ce268" table:number-columns-repeated="24"/>
          <table:table-cell table:number-columns-repeated="995"/>
        </table:table-row>
        <table:table-row table:style-name="ro19" table:number-rows-repeated="3642">
          <table:table-cell table:number-columns-repeated="5"/>
          <table:table-cell table:style-name="ce268" table:number-columns-repeated="24"/>
          <table:table-cell table:number-columns-repeated="995"/>
        </table:table-row>
        <table:table-row table:style-name="ro19" table:number-rows-repeated="1044277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étadonnées" table:style-name="ta2">
        <office:forms form:automatic-focus="false" form:apply-design-mode="false"/>
        <table:table-column table:style-name="co9" table:number-columns-repeated="256" table:default-cell-style-name="Default"/>
        <table:table-row table:style-name="ro20">
          <table:table-cell office:value-type="string">
            <text:p><text:s text:c="3"/>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<text:s/></text:p>
          </table:table-cell>
          <table:table-cell table:number-columns-repeated="255"/>
        </table:table-row>
        <table:table-row table:style-name="ro20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0">
          <table:table-cell office:value-type="string">
            <text:p>Données publiques ouvertes - Montpellier Territoire Numérique</text:p>
          </table:table-cell>
          <table:table-cell table:number-columns-repeated="255"/>
        </table:table-row>
        <table:table-row table:style-name="ro20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0">
          <table:table-cell office:value-type="string">
            <text:p>Fiche métadonnées</text:p>
          </table:table-cell>
          <table:table-cell table:number-columns-repeated="255"/>
        </table:table-row>
        <table:table-row table:style-name="ro20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ID : 106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TITRE : Marchés conclus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IDENTIFIANT : VilleMTP_MTP_MarchésConclus_2013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DESCRIPTION : Cette donnée renseigne les marchés conclus (fournitures, travaux) par la ville au-dessus de 20.000 € HT (article 133 du code des marchés publics). Pour certaines années les données renseignent des marchés entre 4.000 € HT et 20.000 € HT. L’article 133 du Code des Marchés Publics oblige à publier la liste des marchés conclus de l’année précédente dans le courant du 1er trimestre de l’année suivante.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COUVERTUTE GÉOGRAPHIQUE : Ville de Montpellier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LANGUE : français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DATE PUBLICATION : 2013-01-31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PÉRIODE VALIDITÉE : Annuelle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MISE À JOUR : 2013-01-31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PRORIÉTAIRE : Ville de Montpellier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DIFFUSEUR : Ville de Montpellier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CATÉGORIE : Politique Publique &amp;amp; Démocratie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THÈME INSPIRE : Société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MOTS CLÉS : marché public ; achat ; prestation ; montpellier</text:p>
          </table:table-cell>
          <table:table-cell table:number-columns-repeated="255"/>
        </table:table-row>
        <table:table-row table:style-name="ro20">
          <table:table-cell table:number-columns-repeated="256"/>
        </table:table-row>
        <table:table-row table:style-name="ro20">
          <table:table-cell office:value-type="string">
            <text:p>* TARIFICATION : Gratuite</text:p>
          </table:table-cell>
          <table:table-cell table:number-columns-repeated="255"/>
        </table:table-row>
        <table:table-row table:style-name="ro20" table:number-rows-repeated="5">
          <table:table-cell table:number-columns-repeated="256"/>
        </table:table-row>
        <table:table-row table:style-name="ro20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0">
          <table:table-cell office:value-type="string">
            <text:p>Site : http://opendata.montpelliernumerique.fr</text:p>
          </table:table-cell>
          <table:table-cell table:number-columns-repeated="255"/>
        </table:table-row>
        <table:table-row table:style-name="ro20">
          <table:table-cell office:value-type="string">
            <text:p>--------------------------------------------------</text:p>
          </table:table-cell>
          <table:table-cell table:number-columns-repeated="255"/>
        </table:table-row>
      </table:table>
      <table:named-expressions>
        <table:named-range table:name="Excel_BuiltIn_Print_Area" table:base-cell-address="$VilleMTP_MTP_MarchéConclus_2007.$A$1" table:cell-range-address="$VilleMTP_MTP_MarchéConclus_2007.$A$1:.$G$57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2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2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2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2P0"/>
      <style:map style:condition="value()&lt;0" style:apply-style-name="N112P1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2P0"/>
    </number:number-style>
    <number:number-style style:name="N146P0" style:volatile="true">
      <number:text> </number:text>
      <number:number number:decimal-places="0" number:min-integer-digits="1" number:grouping="true"/>
      <number:text> F </number:text>
    </number:number-style>
    <number:number-style style:name="N146P1" style:volatile="true">
      <number:text>-</number:text>
      <number:number number:decimal-places="0" number:min-integer-digits="1" number:grouping="true"/>
      <number:text> F </number:text>
    </number:number-style>
    <number:number-style style:name="N146P2" style:volatile="true">
      <number:text> -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2" number:min-integer-digits="1" number:grouping="true"/>
      <number:text> F </number:text>
    </number:number-style>
    <number:number-style style:name="N150P1" style:volatile="true">
      <number:text>-</number:text>
      <number:number number:decimal-places="2" number:min-integer-digits="1" number:grouping="true"/>
      <number:text> F </number:text>
    </number:number-style>
    <number:number-style style:name="N150P2" style:volatile="true">
      <number:text> -</number:text>
      <number:number number:decimal-places="0" number:min-integer-digits="0"/>
      <number:text> F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52P0"/>
    </number:currency-style>
    <number:currency-style style:name="N153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number-style style:name="N156P0" style:volatile="true">
      <number:text>Vrai</number:text>
    </number:number-style>
    <number:number-style style:name="N156P1" style:volatile="true">
      <number:text>Vrai</number:text>
    </number:number-style>
    <number:number-style style:name="N156">
      <number:text>Faux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ctif</number:text>
    </number:number-style>
    <number:number-style style:name="N158P1" style:volatile="true">
      <number:text>Actif</number:text>
    </number:number-style>
    <number:number-style style:name="N158">
      <number:text>Inactif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integer-digits="1"/>
    </number:number-style>
    <number:number-style style:name="N159">
      <style:text-properties fo:color="#ff0000"/>
      <number:number number:decimal-places="2" number:min-integer-digits="1"/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">
      <style:text-properties fo:color="#ff0000"/>
      <number:number number:decimal-places="2" number:min-integer-digits="1" number:grouping="true"/>
      <number:text>   </number:text>
      <style:map style:condition="value()&gt;=0" style:apply-style-name="N161P0"/>
    </number:number-style>
    <number:date-style style:name="N162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62">
      <number:text-content/>
      <style:map style:condition="value()&gt;=0" style:apply-style-name="N162P0"/>
    </number:text-style>
    <number:date-style style:name="N163P0" style:volatile="true">
      <number:day number:style="long"/>
      <number:text>/</number:text>
      <number:month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currency-style style:name="N16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2"/>
    <style:style style:name="Excel_5f_BuiltIn_5f_Comma" style:display-name="Excel_BuiltIn_Comma" style:family="table-cell" style:parent-style-name="Default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.3cm" fo:margin-left="0cm" fo:margin-right="0cm" style:first-page-number="continue" style:scale-to="55%" style:writing-mode="lr-tb" style:print="annotations charts drawings headers objects zero-values"/>
      <style:header-style>
        <style:header-footer-properties fo:min-height="0.751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/01/2013</text:date>, <text:time>15:2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MarchéConclus_5f_2007" style:display-name="PageStyle_VilleMTP_MTP_MarchéConclus_2007" style:page-layout-name="Mpm3">
      <style:header style:display="false"/>
      <style:header-left style:display="false"/>
      <style:footer>
        <style:region-right>
          <text:p><text:span text:style-name="MT1"><text:date style:data-style-name="N2" text:date-value="2013-01-31">31/01/2013</text:date></text:span></text:p>
        </style:region-right>
      </style:footer>
      <style:footer-left style:display="false">
        <style:region-right>
          <text:p><text:span text:style-name="MT1"><text:date style:data-style-name="N2" text:date-value="2013-01-31">31/01/2013</text:date></text:span></text:p>
        </style:region-right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zrm</meta:initial-creator>
    <meta:creation-date>2005-01-05T09:34:07</meta:creation-date>
    <dc:creator>Jérémie Valentin</dc:creator>
    <dc:date>2013-01-31T15:23:22.94</dc:date>
    <meta:print-date>2008-03-12T16:41:30</meta:print-date>
    <meta:generator>OpenOffice.org/3.4.1$Win32 OpenOffice.org_project/341m1$Build-9593</meta:generator>
    <meta:editing-duration>PT1M52S</meta:editing-duration>
    <meta:editing-cycles>1</meta:editing-cycles>
    <meta:document-statistic meta:table-count="2" meta:cell-count="2339" meta:object-count="0"/>
  </office:meta>
</office:document-meta>
</file>